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9.76mm"/>
    </style:style>
    <style:style style:name="co5" style:family="table-column">
      <style:table-column-properties fo:break-before="auto" style:column-width="6.07mm"/>
    </style:style>
    <style:style style:name="co6" style:family="table-column">
      <style:table-column-properties fo:break-before="auto" style:column-width="9.61mm"/>
    </style:style>
    <style:style style:name="co7" style:family="table-column">
      <style:table-column-properties fo:break-before="auto" style:column-width="31.66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12.88mm"/>
    </style:style>
    <style:style style:name="co10" style:family="table-column">
      <style:table-column-properties fo:break-before="auto" style:column-width="4.97mm"/>
    </style:style>
    <style:style style:name="co11" style:family="table-column">
      <style:table-column-properties fo:break-before="auto" style:column-width="15.59mm"/>
    </style:style>
    <style:style style:name="co12" style:family="table-column">
      <style:table-column-properties fo:break-before="auto" style:column-width="5.26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8.78mm"/>
    </style:style>
    <style:style style:name="co15" style:family="table-column">
      <style:table-column-properties fo:break-before="auto" style:column-width="14.52mm"/>
    </style:style>
    <style:style style:name="co16" style:family="table-column">
      <style:table-column-properties fo:break-before="auto" style:column-width="27.85mm"/>
    </style:style>
    <style:style style:name="co17" style:family="table-column">
      <style:table-column-properties fo:break-before="auto" style:column-width="9.88mm"/>
    </style:style>
    <style:style style:name="co18" style:family="table-column">
      <style:table-column-properties fo:break-before="auto" style:column-width="3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est_pop" table:style-name="ta1">
        <table:shapes>
          <draw:frame draw:z-index="0" draw:style-name="gr1" draw:text-style-name="P1" svg:width="160.13mm" svg:height="90.04mm" svg:x="305.18mm" svg:y="18.33mm">
            <loext:p draw:notify-on-update-of-ranges="best_pop.A3:best_pop.A202 best_pop.B3:best_pop.B2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(if</text:p>
          </table:table-cell>
          <table:table-cell office:value-type="string" calcext:value-type="string">
            <text:p>found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bjectives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al_var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in_var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str_violation</text:p>
          </table:table-cell>
          <table:table-cell/>
          <table:table-cell office:value-type="string" calcext:value-type="string">
            <text:p>rank</text:p>
          </table:table-cell>
          <table:table-cell/>
          <table:table-cell office:value-type="string" calcext:value-type="string">
            <text:p>crowding_distance</text:p>
          </table:table-cell>
        </table:table-row>
        <table:table-row table:style-name="ro1">
          <table:table-cell office:value-type="float" office:value="0.0000000000000209624" calcext:value-type="float">
            <text:p>2.09624E-14</text:p>
          </table:table-cell>
          <table:table-cell office:value-type="float" office:value="3.706033" calcext:value-type="float">
            <text:p>3.706033</text:p>
          </table:table-cell>
          <table:table-cell office:value-type="float" office:value="0.02757654" calcext:value-type="float">
            <text:p>0.02757654</text:p>
          </table:table-cell>
          <table:table-cell office:value-type="float" office:value="6.446269" calcext:value-type="float">
            <text:p>6.446269</text:p>
          </table:table-cell>
          <table:table-cell office:value-type="float" office:value="0.0000000000000209624" calcext:value-type="float">
            <text:p>2.09624E-14</text:p>
          </table:table-cell>
          <table:table-cell office:value-type="float" office:value="2.706033" calcext:value-type="float">
            <text:p>2.7060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0000000000" calcext:value-type="float">
            <text:p>100000000000000</text:p>
          </table:table-cell>
          <table:table-cell table:number-columns-repeated="22"/>
        </table:table-row>
        <table:table-row table:style-name="ro1">
          <table:table-cell office:value-type="float" office:value="0.8237335" calcext:value-type="float">
            <text:p>0.8237335</text:p>
          </table:table-cell>
          <table:table-cell office:value-type="float" office:value="1.386013" calcext:value-type="float">
            <text:p>1.386013</text:p>
          </table:table-cell>
          <table:table-cell office:value-type="float" office:value="0.06182048" calcext:value-type="float">
            <text:p>0.06182048</text:p>
          </table:table-cell>
          <table:table-cell office:value-type="float" office:value="0.07749278" calcext:value-type="float">
            <text:p>0.07749278</text:p>
          </table:table-cell>
          <table:table-cell office:value-type="float" office:value="0.8237335" calcext:value-type="float">
            <text:p>0.8237335</text:p>
          </table:table-cell>
          <table:table-cell office:value-type="float" office:value="1.943017" calcext:value-type="float">
            <text:p>1.943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0000000000" calcext:value-type="float">
            <text:p>100000000000000</text:p>
          </table:table-cell>
          <table:table-cell table:number-columns-repeated="22"/>
        </table:table-row>
        <table:table-row table:style-name="ro1">
          <table:table-cell office:value-type="float" office:value="0.4781247" calcext:value-type="float">
            <text:p>0.4781247</text:p>
          </table:table-cell>
          <table:table-cell office:value-type="float" office:value="2.343792" calcext:value-type="float">
            <text:p>2.343792</text:p>
          </table:table-cell>
          <table:table-cell office:value-type="float" office:value="0.01357616" calcext:value-type="float">
            <text:p>0.01357616</text:p>
          </table:table-cell>
          <table:table-cell office:value-type="float" office:value="0.09533961" calcext:value-type="float">
            <text:p>0.09533961</text:p>
          </table:table-cell>
          <table:table-cell office:value-type="float" office:value="0.4781247" calcext:value-type="float">
            <text:p>0.4781247</text:p>
          </table:table-cell>
          <table:table-cell office:value-type="float" office:value="2.668107" calcext:value-type="float">
            <text:p>2.668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55997" calcext:value-type="float">
            <text:p>0.2555997</text:p>
          </table:table-cell>
          <table:table-cell table:number-columns-repeated="22"/>
        </table:table-row>
        <table:table-row table:style-name="ro1">
          <table:table-cell office:value-type="float" office:value="0.3276327" calcext:value-type="float">
            <text:p>0.3276327</text:p>
          </table:table-cell>
          <table:table-cell office:value-type="float" office:value="2.775899" calcext:value-type="float">
            <text:p>2.775899</text:p>
          </table:table-cell>
          <table:table-cell office:value-type="float" office:value="0.03364968" calcext:value-type="float">
            <text:p>0.03364968</text:p>
          </table:table-cell>
          <table:table-cell office:value-type="float" office:value="0.01082975" calcext:value-type="float">
            <text:p>0.01082975</text:p>
          </table:table-cell>
          <table:table-cell office:value-type="float" office:value="0.3276327" calcext:value-type="float">
            <text:p>0.3276327</text:p>
          </table:table-cell>
          <table:table-cell office:value-type="float" office:value="2.907347" calcext:value-type="float">
            <text:p>2.9073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342453" calcext:value-type="float">
            <text:p>0.2342453</text:p>
          </table:table-cell>
          <table:table-cell table:number-columns-repeated="22"/>
        </table:table-row>
        <table:table-row table:style-name="ro1">
          <table:table-cell office:value-type="float" office:value="0.686933" calcext:value-type="float">
            <text:p>0.686933</text:p>
          </table:table-cell>
          <table:table-cell office:value-type="float" office:value="1.754509" calcext:value-type="float">
            <text:p>1.754509</text:p>
          </table:table-cell>
          <table:table-cell office:value-type="float" office:value="0.007004108" calcext:value-type="float">
            <text:p>0.007004108</text:p>
          </table:table-cell>
          <table:table-cell office:value-type="float" office:value="0.3814986" calcext:value-type="float">
            <text:p>0.3814986</text:p>
          </table:table-cell>
          <table:table-cell office:value-type="float" office:value="0.686933" calcext:value-type="float">
            <text:p>0.686933</text:p>
          </table:table-cell>
          <table:table-cell office:value-type="float" office:value="2.248279" calcext:value-type="float">
            <text:p>2.2482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90429" calcext:value-type="float">
            <text:p>0.1290429</text:p>
          </table:table-cell>
          <table:table-cell table:number-columns-repeated="22"/>
        </table:table-row>
        <table:table-row table:style-name="ro1">
          <table:table-cell office:value-type="float" office:value="0.686933" calcext:value-type="float">
            <text:p>0.686933</text:p>
          </table:table-cell>
          <table:table-cell office:value-type="float" office:value="1.754509" calcext:value-type="float">
            <text:p>1.754509</text:p>
          </table:table-cell>
          <table:table-cell office:value-type="float" office:value="0.007004108" calcext:value-type="float">
            <text:p>0.007004108</text:p>
          </table:table-cell>
          <table:table-cell office:value-type="float" office:value="0.3814986" calcext:value-type="float">
            <text:p>0.3814986</text:p>
          </table:table-cell>
          <table:table-cell office:value-type="float" office:value="0.686933" calcext:value-type="float">
            <text:p>0.686933</text:p>
          </table:table-cell>
          <table:table-cell office:value-type="float" office:value="2.248279" calcext:value-type="float">
            <text:p>2.2482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83859" calcext:value-type="float">
            <text:p>0.1283859</text:p>
          </table:table-cell>
          <table:table-cell table:number-columns-repeated="22"/>
        </table:table-row>
        <table:table-row table:style-name="ro1">
          <table:table-cell office:value-type="float" office:value="0.134452" calcext:value-type="float">
            <text:p>0.134452</text:p>
          </table:table-cell>
          <table:table-cell office:value-type="float" office:value="3.317093" calcext:value-type="float">
            <text:p>3.317093</text:p>
          </table:table-cell>
          <table:table-cell office:value-type="float" office:value="0.01142691" calcext:value-type="float">
            <text:p>0.01142691</text:p>
          </table:table-cell>
          <table:table-cell office:value-type="float" office:value="0.03379943" calcext:value-type="float">
            <text:p>0.03379943</text:p>
          </table:table-cell>
          <table:table-cell office:value-type="float" office:value="0.134452" calcext:value-type="float">
            <text:p>0.134452</text:p>
          </table:table-cell>
          <table:table-cell office:value-type="float" office:value="3.055518" calcext:value-type="float">
            <text:p>3.0555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181621" calcext:value-type="float">
            <text:p>0.1181621</text:p>
          </table:table-cell>
          <table:table-cell table:number-columns-repeated="22"/>
        </table:table-row>
        <table:table-row table:style-name="ro1">
          <table:table-cell office:value-type="float" office:value="0.134452" calcext:value-type="float">
            <text:p>0.134452</text:p>
          </table:table-cell>
          <table:table-cell office:value-type="float" office:value="3.317093" calcext:value-type="float">
            <text:p>3.317093</text:p>
          </table:table-cell>
          <table:table-cell office:value-type="float" office:value="0.01142691" calcext:value-type="float">
            <text:p>0.01142691</text:p>
          </table:table-cell>
          <table:table-cell office:value-type="float" office:value="0.03379943" calcext:value-type="float">
            <text:p>0.03379943</text:p>
          </table:table-cell>
          <table:table-cell office:value-type="float" office:value="0.134452" calcext:value-type="float">
            <text:p>0.134452</text:p>
          </table:table-cell>
          <table:table-cell office:value-type="float" office:value="3.055518" calcext:value-type="float">
            <text:p>3.0555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175835" calcext:value-type="float">
            <text:p>0.1175835</text:p>
          </table:table-cell>
          <table:table-cell table:number-columns-repeated="22"/>
        </table:table-row>
        <table:table-row table:style-name="ro1">
          <table:table-cell office:value-type="float" office:value="0.03116303" calcext:value-type="float">
            <text:p>0.03116303</text:p>
          </table:table-cell>
          <table:table-cell office:value-type="float" office:value="3.607307" calcext:value-type="float">
            <text:p>3.607307</text:p>
          </table:table-cell>
          <table:table-cell office:value-type="float" office:value="0.0009454251" calcext:value-type="float">
            <text:p>0.0009454251</text:p>
          </table:table-cell>
          <table:table-cell office:value-type="float" office:value="1065.932" calcext:value-type="float">
            <text:p>1065.932</text:p>
          </table:table-cell>
          <table:table-cell office:value-type="float" office:value="0.03116303" calcext:value-type="float">
            <text:p>0.03116303</text:p>
          </table:table-cell>
          <table:table-cell office:value-type="float" office:value="2.958533" calcext:value-type="float">
            <text:p>2.9585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36821" calcext:value-type="float">
            <text:p>0.01036821</text:p>
          </table:table-cell>
          <table:table-cell table:number-columns-repeated="22"/>
        </table:table-row>
        <table:table-row table:style-name="ro1">
          <table:table-cell office:value-type="float" office:value="0.4497716" calcext:value-type="float">
            <text:p>0.4497716</text:p>
          </table:table-cell>
          <table:table-cell office:value-type="float" office:value="2.421919" calcext:value-type="float">
            <text:p>2.421919</text:p>
          </table:table-cell>
          <table:table-cell office:value-type="float" office:value="0.007485087" calcext:value-type="float">
            <text:p>0.007485087</text:p>
          </table:table-cell>
          <table:table-cell office:value-type="float" office:value="14.20282" calcext:value-type="float">
            <text:p>14.20282</text:p>
          </table:table-cell>
          <table:table-cell office:value-type="float" office:value="0.4497716" calcext:value-type="float">
            <text:p>0.4497716</text:p>
          </table:table-cell>
          <table:table-cell office:value-type="float" office:value="2.714459" calcext:value-type="float">
            <text:p>2.7144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291" calcext:value-type="float">
            <text:p>0.010291</text:p>
          </table:table-cell>
          <table:table-cell table:number-columns-repeated="22"/>
        </table:table-row>
        <table:table-row table:style-name="ro1">
          <table:table-cell office:value-type="float" office:value="0.7997074" calcext:value-type="float">
            <text:p>0.7997074</text:p>
          </table:table-cell>
          <table:table-cell office:value-type="float" office:value="1.442223" calcext:value-type="float">
            <text:p>1.442223</text:p>
          </table:table-cell>
          <table:table-cell office:value-type="float" office:value="0.01867979" calcext:value-type="float">
            <text:p>0.01867979</text:p>
          </table:table-cell>
          <table:table-cell office:value-type="float" office:value="9.545514" calcext:value-type="float">
            <text:p>9.545514</text:p>
          </table:table-cell>
          <table:table-cell office:value-type="float" office:value="0.7997074" calcext:value-type="float">
            <text:p>0.7997074</text:p>
          </table:table-cell>
          <table:table-cell office:value-type="float" office:value="1.988044" calcext:value-type="float">
            <text:p>1.9880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04521" calcext:value-type="float">
            <text:p>0.01004521</text:p>
          </table:table-cell>
          <table:table-cell table:number-columns-repeated="22"/>
        </table:table-row>
        <table:table-row table:style-name="ro1">
          <table:table-cell office:value-type="float" office:value="0.1280535" calcext:value-type="float">
            <text:p>0.1280535</text:p>
          </table:table-cell>
          <table:table-cell office:value-type="float" office:value="3.335598" calcext:value-type="float">
            <text:p>3.335598</text:p>
          </table:table-cell>
          <table:table-cell office:value-type="float" office:value="0.01227191" calcext:value-type="float">
            <text:p>0.01227191</text:p>
          </table:table-cell>
          <table:table-cell office:value-type="float" office:value="0.588119" calcext:value-type="float">
            <text:p>0.588119</text:p>
          </table:table-cell>
          <table:table-cell office:value-type="float" office:value="0.1280535" calcext:value-type="float">
            <text:p>0.1280535</text:p>
          </table:table-cell>
          <table:table-cell office:value-type="float" office:value="3.056309" calcext:value-type="float">
            <text:p>3.0563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561969" calcext:value-type="float">
            <text:p>0.009561969</text:p>
          </table:table-cell>
          <table:table-cell table:number-columns-repeated="22"/>
        </table:table-row>
        <table:table-row table:style-name="ro1">
          <table:table-cell office:value-type="float" office:value="0.7816084" calcext:value-type="float">
            <text:p>0.7816084</text:p>
          </table:table-cell>
          <table:table-cell office:value-type="float" office:value="1.489366" calcext:value-type="float">
            <text:p>1.489366</text:p>
          </table:table-cell>
          <table:table-cell office:value-type="float" office:value="0.005941221" calcext:value-type="float">
            <text:p>0.005941221</text:p>
          </table:table-cell>
          <table:table-cell office:value-type="float" office:value="194.4699" calcext:value-type="float">
            <text:p>194.4699</text:p>
          </table:table-cell>
          <table:table-cell office:value-type="float" office:value="0.7816084" calcext:value-type="float">
            <text:p>0.7816084</text:p>
          </table:table-cell>
          <table:table-cell office:value-type="float" office:value="2.027702" calcext:value-type="float">
            <text:p>2.0277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286925" calcext:value-type="float">
            <text:p>0.009286925</text:p>
          </table:table-cell>
          <table:table-cell table:number-columns-repeated="22"/>
        </table:table-row>
        <table:table-row table:style-name="ro1">
          <table:table-cell office:value-type="float" office:value="0.007213479" calcext:value-type="float">
            <text:p>0.007213479</text:p>
          </table:table-cell>
          <table:table-cell office:value-type="float" office:value="3.705581" calcext:value-type="float">
            <text:p>3.705581</text:p>
          </table:table-cell>
          <table:table-cell office:value-type="float" office:value="0.08513955" calcext:value-type="float">
            <text:p>0.08513955</text:p>
          </table:table-cell>
          <table:table-cell office:value-type="float" office:value="11.56973" calcext:value-type="float">
            <text:p>11.56973</text:p>
          </table:table-cell>
          <table:table-cell office:value-type="float" office:value="0.007213479" calcext:value-type="float">
            <text:p>0.007213479</text:p>
          </table:table-cell>
          <table:table-cell office:value-type="float" office:value="2.872721" calcext:value-type="float">
            <text:p>2.8727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983625" calcext:value-type="float">
            <text:p>0.008983625</text:p>
          </table:table-cell>
          <table:table-cell table:number-columns-repeated="22"/>
        </table:table-row>
        <table:table-row table:style-name="ro1">
          <table:table-cell office:value-type="float" office:value="0.1238209" calcext:value-type="float">
            <text:p>0.1238209</text:p>
          </table:table-cell>
          <table:table-cell office:value-type="float" office:value="3.348331" calcext:value-type="float">
            <text:p>3.348331</text:p>
          </table:table-cell>
          <table:table-cell office:value-type="float" office:value="0.01420261" calcext:value-type="float">
            <text:p>0.01420261</text:p>
          </table:table-cell>
          <table:table-cell office:value-type="float" office:value="1.181239" calcext:value-type="float">
            <text:p>1.181239</text:p>
          </table:table-cell>
          <table:table-cell office:value-type="float" office:value="0.1238209" calcext:value-type="float">
            <text:p>0.1238209</text:p>
          </table:table-cell>
          <table:table-cell office:value-type="float" office:value="3.0571" calcext:value-type="float">
            <text:p>3.05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787537" calcext:value-type="float">
            <text:p>0.008787537</text:p>
          </table:table-cell>
          <table:table-cell table:number-columns-repeated="22"/>
        </table:table-row>
        <table:table-row table:style-name="ro1">
          <table:table-cell office:value-type="float" office:value="0.466169" calcext:value-type="float">
            <text:p>0.466169</text:p>
          </table:table-cell>
          <table:table-cell office:value-type="float" office:value="2.376407" calcext:value-type="float">
            <text:p>2.376407</text:p>
          </table:table-cell>
          <table:table-cell office:value-type="float" office:value="0.009956119" calcext:value-type="float">
            <text:p>0.009956119</text:p>
          </table:table-cell>
          <table:table-cell office:value-type="float" office:value="1.767265" calcext:value-type="float">
            <text:p>1.767265</text:p>
          </table:table-cell>
          <table:table-cell office:value-type="float" office:value="0.466169" calcext:value-type="float">
            <text:p>0.466169</text:p>
          </table:table-cell>
          <table:table-cell office:value-type="float" office:value="2.687515" calcext:value-type="float">
            <text:p>2.6875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529526" calcext:value-type="float">
            <text:p>0.008529526</text:p>
          </table:table-cell>
          <table:table-cell table:number-columns-repeated="22"/>
        </table:table-row>
        <table:table-row table:style-name="ro1">
          <table:table-cell office:value-type="float" office:value="0.4550618" calcext:value-type="float">
            <text:p>0.4550618</text:p>
          </table:table-cell>
          <table:table-cell office:value-type="float" office:value="2.404645" calcext:value-type="float">
            <text:p>2.404645</text:p>
          </table:table-cell>
          <table:table-cell office:value-type="float" office:value="0.0001307562" calcext:value-type="float">
            <text:p>0.0001307562</text:p>
          </table:table-cell>
          <table:table-cell office:value-type="float" office:value="6.940456" calcext:value-type="float">
            <text:p>6.940456</text:p>
          </table:table-cell>
          <table:table-cell office:value-type="float" office:value="0.4550618" calcext:value-type="float">
            <text:p>0.4550618</text:p>
          </table:table-cell>
          <table:table-cell office:value-type="float" office:value="2.702705" calcext:value-type="float">
            <text:p>2.7027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459702" calcext:value-type="float">
            <text:p>0.008459702</text:p>
          </table:table-cell>
          <table:table-cell table:number-columns-repeated="22"/>
        </table:table-row>
        <table:table-row table:style-name="ro1">
          <table:table-cell office:value-type="float" office:value="0.4315499" calcext:value-type="float">
            <text:p>0.4315499</text:p>
          </table:table-cell>
          <table:table-cell office:value-type="float" office:value="2.474546" calcext:value-type="float">
            <text:p>2.474546</text:p>
          </table:table-cell>
          <table:table-cell office:value-type="float" office:value="0.01113823" calcext:value-type="float">
            <text:p>0.01113823</text:p>
          </table:table-cell>
          <table:table-cell office:value-type="float" office:value="300.9226" calcext:value-type="float">
            <text:p>300.9226</text:p>
          </table:table-cell>
          <table:table-cell office:value-type="float" office:value="0.4315499" calcext:value-type="float">
            <text:p>0.4315499</text:p>
          </table:table-cell>
          <table:table-cell office:value-type="float" office:value="2.745996" calcext:value-type="float">
            <text:p>2.745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306019" calcext:value-type="float">
            <text:p>0.008306019</text:p>
          </table:table-cell>
          <table:table-cell table:number-columns-repeated="22"/>
        </table:table-row>
        <table:table-row table:style-name="ro1">
          <table:table-cell office:value-type="float" office:value="0.4567308" calcext:value-type="float">
            <text:p>0.4567308</text:p>
          </table:table-cell>
          <table:table-cell office:value-type="float" office:value="2.402267" calcext:value-type="float">
            <text:p>2.402267</text:p>
          </table:table-cell>
          <table:table-cell office:value-type="float" office:value="0.007470715" calcext:value-type="float">
            <text:p>0.007470715</text:p>
          </table:table-cell>
          <table:table-cell office:value-type="float" office:value="5.820774" calcext:value-type="float">
            <text:p>5.820774</text:p>
          </table:table-cell>
          <table:table-cell office:value-type="float" office:value="0.4567308" calcext:value-type="float">
            <text:p>0.4567308</text:p>
          </table:table-cell>
          <table:table-cell office:value-type="float" office:value="2.702705" calcext:value-type="float">
            <text:p>2.7027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099442" calcext:value-type="float">
            <text:p>0.008099442</text:p>
          </table:table-cell>
          <table:table-cell table:number-columns-repeated="22"/>
        </table:table-row>
        <table:table-row table:style-name="ro1">
          <table:table-cell office:value-type="float" office:value="0.4001373" calcext:value-type="float">
            <text:p>0.4001373</text:p>
          </table:table-cell>
          <table:table-cell office:value-type="float" office:value="2.564324" calcext:value-type="float">
            <text:p>2.564324</text:p>
          </table:table-cell>
          <table:table-cell office:value-type="float" office:value="0.01420852" calcext:value-type="float">
            <text:p>0.01420852</text:p>
          </table:table-cell>
          <table:table-cell office:value-type="float" office:value="24095180" calcext:value-type="float">
            <text:p>24095180</text:p>
          </table:table-cell>
          <table:table-cell office:value-type="float" office:value="0.4001373" calcext:value-type="float">
            <text:p>0.4001373</text:p>
          </table:table-cell>
          <table:table-cell office:value-type="float" office:value="2.796919" calcext:value-type="float">
            <text:p>2.7969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924887" calcext:value-type="float">
            <text:p>0.007924887</text:p>
          </table:table-cell>
          <table:table-cell table:number-columns-repeated="22"/>
        </table:table-row>
        <table:table-row table:style-name="ro1">
          <table:table-cell office:value-type="float" office:value="0.3571366" calcext:value-type="float">
            <text:p>0.3571366</text:p>
          </table:table-cell>
          <table:table-cell office:value-type="float" office:value="2.683482" calcext:value-type="float">
            <text:p>2.683482</text:p>
          </table:table-cell>
          <table:table-cell office:value-type="float" office:value="0.006519622" calcext:value-type="float">
            <text:p>0.006519622</text:p>
          </table:table-cell>
          <table:table-cell office:value-type="float" office:value="13.4681" calcext:value-type="float">
            <text:p>13.4681</text:p>
          </table:table-cell>
          <table:table-cell office:value-type="float" office:value="0.3571366" calcext:value-type="float">
            <text:p>0.3571366</text:p>
          </table:table-cell>
          <table:table-cell office:value-type="float" office:value="2.857166" calcext:value-type="float">
            <text:p>2.8571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771032" calcext:value-type="float">
            <text:p>0.007771032</text:p>
          </table:table-cell>
          <table:table-cell table:number-columns-repeated="22"/>
        </table:table-row>
        <table:table-row table:style-name="ro1">
          <table:table-cell office:value-type="float" office:value="0.7327526" calcext:value-type="float">
            <text:p>0.7327526</text:p>
          </table:table-cell>
          <table:table-cell office:value-type="float" office:value="1.62568" calcext:value-type="float">
            <text:p>1.62568</text:p>
          </table:table-cell>
          <table:table-cell office:value-type="float" office:value="0.005103672" calcext:value-type="float">
            <text:p>0.005103672</text:p>
          </table:table-cell>
          <table:table-cell office:value-type="float" office:value="885.7295" calcext:value-type="float">
            <text:p>885.7295</text:p>
          </table:table-cell>
          <table:table-cell office:value-type="float" office:value="0.7327526" calcext:value-type="float">
            <text:p>0.7327526</text:p>
          </table:table-cell>
          <table:table-cell office:value-type="float" office:value="2.143339" calcext:value-type="float">
            <text:p>2.1433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572141" calcext:value-type="float">
            <text:p>0.007572141</text:p>
          </table:table-cell>
          <table:table-cell table:number-columns-repeated="22"/>
        </table:table-row>
        <table:table-row table:style-name="ro1">
          <table:table-cell office:value-type="float" office:value="0.8056774" calcext:value-type="float">
            <text:p>0.8056774</text:p>
          </table:table-cell>
          <table:table-cell office:value-type="float" office:value="1.423911" calcext:value-type="float">
            <text:p>1.423911</text:p>
          </table:table-cell>
          <table:table-cell office:value-type="float" office:value="0.01241167" calcext:value-type="float">
            <text:p>0.01241167</text:p>
          </table:table-cell>
          <table:table-cell office:value-type="float" office:value="4.081683" calcext:value-type="float">
            <text:p>4.081683</text:p>
          </table:table-cell>
          <table:table-cell office:value-type="float" office:value="0.8056774" calcext:value-type="float">
            <text:p>0.8056774</text:p>
          </table:table-cell>
          <table:table-cell office:value-type="float" office:value="1.971081" calcext:value-type="float">
            <text:p>1.9710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570278" calcext:value-type="float">
            <text:p>0.007570278</text:p>
          </table:table-cell>
          <table:table-cell table:number-columns-repeated="22"/>
        </table:table-row>
        <table:table-row table:style-name="ro1">
          <table:table-cell office:value-type="float" office:value="0.1097592" calcext:value-type="float">
            <text:p>0.1097592</text:p>
          </table:table-cell>
          <table:table-cell office:value-type="float" office:value="3.390042" calcext:value-type="float">
            <text:p>3.390042</text:p>
          </table:table-cell>
          <table:table-cell office:value-type="float" office:value="0.01893116" calcext:value-type="float">
            <text:p>0.01893116</text:p>
          </table:table-cell>
          <table:table-cell office:value-type="float" office:value="6.687515" calcext:value-type="float">
            <text:p>6.687515</text:p>
          </table:table-cell>
          <table:table-cell office:value-type="float" office:value="0.1097592" calcext:value-type="float">
            <text:p>0.1097592</text:p>
          </table:table-cell>
          <table:table-cell office:value-type="float" office:value="3.057376" calcext:value-type="float">
            <text:p>3.0573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528287" calcext:value-type="float">
            <text:p>0.007528287</text:p>
          </table:table-cell>
          <table:table-cell table:number-columns-repeated="22"/>
        </table:table-row>
        <table:table-row table:style-name="ro1">
          <table:table-cell office:value-type="float" office:value="0.7088341" calcext:value-type="float">
            <text:p>0.7088341</text:p>
          </table:table-cell>
          <table:table-cell office:value-type="float" office:value="1.704291" calcext:value-type="float">
            <text:p>1.704291</text:p>
          </table:table-cell>
          <table:table-cell office:value-type="float" office:value="0.04789481" calcext:value-type="float">
            <text:p>0.04789481</text:p>
          </table:table-cell>
          <table:table-cell office:value-type="float" office:value="9.045467" calcext:value-type="float">
            <text:p>9.045467</text:p>
          </table:table-cell>
          <table:table-cell office:value-type="float" office:value="0.7088341" calcext:value-type="float">
            <text:p>0.7088341</text:p>
          </table:table-cell>
          <table:table-cell office:value-type="float" office:value="2.213555" calcext:value-type="float">
            <text:p>2.2135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520942" calcext:value-type="float">
            <text:p>0.007520942</text:p>
          </table:table-cell>
          <table:table-cell table:number-columns-repeated="22"/>
        </table:table-row>
        <table:table-row table:style-name="ro1">
          <table:table-cell office:value-type="float" office:value="0.4200789" calcext:value-type="float">
            <text:p>0.4200789</text:p>
          </table:table-cell>
          <table:table-cell office:value-type="float" office:value="2.50475" calcext:value-type="float">
            <text:p>2.50475</text:p>
          </table:table-cell>
          <table:table-cell office:value-type="float" office:value="0.004246657" calcext:value-type="float">
            <text:p>0.004246657</text:p>
          </table:table-cell>
          <table:table-cell office:value-type="float" office:value="6975.101" calcext:value-type="float">
            <text:p>6975.101</text:p>
          </table:table-cell>
          <table:table-cell office:value-type="float" office:value="0.4200789" calcext:value-type="float">
            <text:p>0.4200789</text:p>
          </table:table-cell>
          <table:table-cell office:value-type="float" office:value="2.761838" calcext:value-type="float">
            <text:p>2.7618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482776" calcext:value-type="float">
            <text:p>0.007482776</text:p>
          </table:table-cell>
          <table:table-cell table:number-columns-repeated="22"/>
        </table:table-row>
        <table:table-row table:style-name="ro1">
          <table:table-cell office:value-type="float" office:value="0.4250153" calcext:value-type="float">
            <text:p>0.4250153</text:p>
          </table:table-cell>
          <table:table-cell office:value-type="float" office:value="2.490642" calcext:value-type="float">
            <text:p>2.490642</text:p>
          </table:table-cell>
          <table:table-cell office:value-type="float" office:value="0.00374412" calcext:value-type="float">
            <text:p>0.00374412</text:p>
          </table:table-cell>
          <table:table-cell office:value-type="float" office:value="1412.726" calcext:value-type="float">
            <text:p>1412.726</text:p>
          </table:table-cell>
          <table:table-cell office:value-type="float" office:value="0.4250153" calcext:value-type="float">
            <text:p>0.4250153</text:p>
          </table:table-cell>
          <table:table-cell office:value-type="float" office:value="2.753731" calcext:value-type="float">
            <text:p>2.7537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435327" calcext:value-type="float">
            <text:p>0.007435327</text:p>
          </table:table-cell>
          <table:table-cell table:number-columns-repeated="22"/>
        </table:table-row>
        <table:table-row table:style-name="ro1">
          <table:table-cell office:value-type="float" office:value="0.8093148" calcext:value-type="float">
            <text:p>0.8093148</text:p>
          </table:table-cell>
          <table:table-cell office:value-type="float" office:value="1.420022" calcext:value-type="float">
            <text:p>1.420022</text:p>
          </table:table-cell>
          <table:table-cell office:value-type="float" office:value="0.03659499" calcext:value-type="float">
            <text:p>0.03659499</text:p>
          </table:table-cell>
          <table:table-cell office:value-type="float" office:value="2.717761" calcext:value-type="float">
            <text:p>2.717761</text:p>
          </table:table-cell>
          <table:table-cell office:value-type="float" office:value="0.8093148" calcext:value-type="float">
            <text:p>0.8093148</text:p>
          </table:table-cell>
          <table:table-cell office:value-type="float" office:value="1.970539" calcext:value-type="float">
            <text:p>1.9705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418952" calcext:value-type="float">
            <text:p>0.007418952</text:p>
          </table:table-cell>
          <table:table-cell table:number-columns-repeated="22"/>
        </table:table-row>
        <table:table-row table:style-name="ro1">
          <table:table-cell office:value-type="float" office:value="0.4731052" calcext:value-type="float">
            <text:p>0.4731052</text:p>
          </table:table-cell>
          <table:table-cell office:value-type="float" office:value="2.358802" calcext:value-type="float">
            <text:p>2.358802</text:p>
          </table:table-cell>
          <table:table-cell office:value-type="float" office:value="0.01629531" calcext:value-type="float">
            <text:p>0.01629531</text:p>
          </table:table-cell>
          <table:table-cell office:value-type="float" office:value="0.5946575" calcext:value-type="float">
            <text:p>0.5946575</text:p>
          </table:table-cell>
          <table:table-cell office:value-type="float" office:value="0.4731052" calcext:value-type="float">
            <text:p>0.4731052</text:p>
          </table:table-cell>
          <table:table-cell office:value-type="float" office:value="2.677907" calcext:value-type="float">
            <text:p>2.6779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400664" calcext:value-type="float">
            <text:p>0.007400664</text:p>
          </table:table-cell>
          <table:table-cell table:number-columns-repeated="22"/>
        </table:table-row>
        <table:table-row table:style-name="ro1">
          <table:table-cell office:value-type="float" office:value="0.3922976" calcext:value-type="float">
            <text:p>0.3922976</text:p>
          </table:table-cell>
          <table:table-cell office:value-type="float" office:value="2.586537" calcext:value-type="float">
            <text:p>2.586537</text:p>
          </table:table-cell>
          <table:table-cell office:value-type="float" office:value="0.01432712" calcext:value-type="float">
            <text:p>0.01432712</text:p>
          </table:table-cell>
          <table:table-cell office:value-type="float" office:value="42178.36" calcext:value-type="float">
            <text:p>42178.36</text:p>
          </table:table-cell>
          <table:table-cell office:value-type="float" office:value="0.3922976" calcext:value-type="float">
            <text:p>0.3922976</text:p>
          </table:table-cell>
          <table:table-cell office:value-type="float" office:value="2.808925" calcext:value-type="float">
            <text:p>2.8089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348389" calcext:value-type="float">
            <text:p>0.007348389</text:p>
          </table:table-cell>
          <table:table-cell table:number-columns-repeated="22"/>
        </table:table-row>
        <table:table-row table:style-name="ro1">
          <table:table-cell office:value-type="float" office:value="0.3511621" calcext:value-type="float">
            <text:p>0.3511621</text:p>
          </table:table-cell>
          <table:table-cell office:value-type="float" office:value="2.705315" calcext:value-type="float">
            <text:p>2.705315</text:p>
          </table:table-cell>
          <table:table-cell office:value-type="float" office:value="0.02156357" calcext:value-type="float">
            <text:p>0.02156357</text:p>
          </table:table-cell>
          <table:table-cell office:value-type="float" office:value="6.045447" calcext:value-type="float">
            <text:p>6.045447</text:p>
          </table:table-cell>
          <table:table-cell office:value-type="float" office:value="0.3511621" calcext:value-type="float">
            <text:p>0.3511621</text:p>
          </table:table-cell>
          <table:table-cell office:value-type="float" office:value="2.871266" calcext:value-type="float">
            <text:p>2.8712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285185" calcext:value-type="float">
            <text:p>0.007285185</text:p>
          </table:table-cell>
          <table:table-cell table:number-columns-repeated="22"/>
        </table:table-row>
        <table:table-row table:style-name="ro1">
          <table:table-cell office:value-type="float" office:value="0.6987613" calcext:value-type="float">
            <text:p>0.6987613</text:p>
          </table:table-cell>
          <table:table-cell office:value-type="float" office:value="1.725885" calcext:value-type="float">
            <text:p>1.725885</text:p>
          </table:table-cell>
          <table:table-cell office:value-type="float" office:value="0.023224" calcext:value-type="float">
            <text:p>0.023224</text:p>
          </table:table-cell>
          <table:table-cell office:value-type="float" office:value="2.670265" calcext:value-type="float">
            <text:p>2.670265</text:p>
          </table:table-cell>
          <table:table-cell office:value-type="float" office:value="0.6987613" calcext:value-type="float">
            <text:p>0.6987613</text:p>
          </table:table-cell>
          <table:table-cell office:value-type="float" office:value="2.227676" calcext:value-type="float">
            <text:p>2.2276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172099" calcext:value-type="float">
            <text:p>0.007172099</text:p>
          </table:table-cell>
          <table:table-cell table:number-columns-repeated="22"/>
        </table:table-row>
        <table:table-row table:style-name="ro1">
          <table:table-cell office:value-type="float" office:value="0.7251881" calcext:value-type="float">
            <text:p>0.7251881</text:p>
          </table:table-cell>
          <table:table-cell office:value-type="float" office:value="1.65267" calcext:value-type="float">
            <text:p>1.65267</text:p>
          </table:table-cell>
          <table:table-cell office:value-type="float" office:value="0.02632842" calcext:value-type="float">
            <text:p>0.02632842</text:p>
          </table:table-cell>
          <table:table-cell office:value-type="float" office:value="132.374" calcext:value-type="float">
            <text:p>132.374</text:p>
          </table:table-cell>
          <table:table-cell office:value-type="float" office:value="0.7251881" calcext:value-type="float">
            <text:p>0.7251881</text:p>
          </table:table-cell>
          <table:table-cell office:value-type="float" office:value="2.168508" calcext:value-type="float">
            <text:p>2.1685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160046" calcext:value-type="float">
            <text:p>0.007160046</text:p>
          </table:table-cell>
          <table:table-cell table:number-columns-repeated="22"/>
        </table:table-row>
        <table:table-row table:style-name="ro1">
          <table:table-cell office:value-type="float" office:value="0.07936406" calcext:value-type="float">
            <text:p>0.07936406</text:p>
          </table:table-cell>
          <table:table-cell office:value-type="float" office:value="3.477388" calcext:value-type="float">
            <text:p>3.477388</text:p>
          </table:table-cell>
          <table:table-cell office:value-type="float" office:value="0.02111124" calcext:value-type="float">
            <text:p>0.02111124</text:p>
          </table:table-cell>
          <table:table-cell office:value-type="float" office:value="884.1259" calcext:value-type="float">
            <text:p>884.1259</text:p>
          </table:table-cell>
          <table:table-cell office:value-type="float" office:value="0.07936406" calcext:value-type="float">
            <text:p>0.07936406</text:p>
          </table:table-cell>
          <table:table-cell office:value-type="float" office:value="3.043905" calcext:value-type="float">
            <text:p>3.0439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840284" calcext:value-type="float">
            <text:p>0.006840284</text:p>
          </table:table-cell>
          <table:table-cell table:number-columns-repeated="22"/>
        </table:table-row>
        <table:table-row table:style-name="ro1">
          <table:table-cell office:value-type="float" office:value="0.3705191" calcext:value-type="float">
            <text:p>0.3705191</text:p>
          </table:table-cell>
          <table:table-cell office:value-type="float" office:value="2.651215" calcext:value-type="float">
            <text:p>2.651215</text:p>
          </table:table-cell>
          <table:table-cell office:value-type="float" office:value="0.02380596" calcext:value-type="float">
            <text:p>0.02380596</text:p>
          </table:table-cell>
          <table:table-cell office:value-type="float" office:value="87.65373" calcext:value-type="float">
            <text:p>87.65373</text:p>
          </table:table-cell>
          <table:table-cell office:value-type="float" office:value="0.3705191" calcext:value-type="float">
            <text:p>0.3705191</text:p>
          </table:table-cell>
          <table:table-cell office:value-type="float" office:value="2.844764" calcext:value-type="float">
            <text:p>2.8447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806574" calcext:value-type="float">
            <text:p>0.006806574</text:p>
          </table:table-cell>
          <table:table-cell table:number-columns-repeated="22"/>
        </table:table-row>
        <table:table-row table:style-name="ro1">
          <table:table-cell office:value-type="float" office:value="0.04007366" calcext:value-type="float">
            <text:p>0.04007366</text:p>
          </table:table-cell>
          <table:table-cell office:value-type="float" office:value="3.590864" calcext:value-type="float">
            <text:p>3.590864</text:p>
          </table:table-cell>
          <table:table-cell office:value-type="float" office:value="0.02523846" calcext:value-type="float">
            <text:p>0.02523846</text:p>
          </table:table-cell>
          <table:table-cell office:value-type="float" office:value="12446.4" calcext:value-type="float">
            <text:p>12446.4</text:p>
          </table:table-cell>
          <table:table-cell office:value-type="float" office:value="0.04007366" calcext:value-type="float">
            <text:p>0.04007366</text:p>
          </table:table-cell>
          <table:table-cell office:value-type="float" office:value="2.99077" calcext:value-type="float">
            <text:p>2.990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758071" calcext:value-type="float">
            <text:p>0.006758071</text:p>
          </table:table-cell>
          <table:table-cell table:number-columns-repeated="22"/>
        </table:table-row>
        <table:table-row table:style-name="ro1">
          <table:table-cell office:value-type="float" office:value="0.7626355" calcext:value-type="float">
            <text:p>0.7626355</text:p>
          </table:table-cell>
          <table:table-cell office:value-type="float" office:value="1.545435" calcext:value-type="float">
            <text:p>1.545435</text:p>
          </table:table-cell>
          <table:table-cell office:value-type="float" office:value="0.01730085" calcext:value-type="float">
            <text:p>0.01730085</text:p>
          </table:table-cell>
          <table:table-cell office:value-type="float" office:value="292577.5" calcext:value-type="float">
            <text:p>292577.5</text:p>
          </table:table-cell>
          <table:table-cell office:value-type="float" office:value="0.7626355" calcext:value-type="float">
            <text:p>0.7626355</text:p>
          </table:table-cell>
          <table:table-cell office:value-type="float" office:value="2.077407" calcext:value-type="float">
            <text:p>2.0774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579051" calcext:value-type="float">
            <text:p>0.006579051</text:p>
          </table:table-cell>
          <table:table-cell table:number-columns-repeated="22"/>
        </table:table-row>
        <table:table-row table:style-name="ro1">
          <table:table-cell office:value-type="float" office:value="0.4618535" calcext:value-type="float">
            <text:p>0.4618535</text:p>
          </table:table-cell>
          <table:table-cell office:value-type="float" office:value="2.386192" calcext:value-type="float">
            <text:p>2.386192</text:p>
          </table:table-cell>
          <table:table-cell office:value-type="float" office:value="0.002368492" calcext:value-type="float">
            <text:p>0.002368492</text:p>
          </table:table-cell>
          <table:table-cell office:value-type="float" office:value="3.00242" calcext:value-type="float">
            <text:p>3.00242</text:p>
          </table:table-cell>
          <table:table-cell office:value-type="float" office:value="0.4618535" calcext:value-type="float">
            <text:p>0.4618535</text:p>
          </table:table-cell>
          <table:table-cell office:value-type="float" office:value="2.692013" calcext:value-type="float">
            <text:p>2.69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573813" calcext:value-type="float">
            <text:p>0.006573813</text:p>
          </table:table-cell>
          <table:table-cell table:number-columns-repeated="22"/>
        </table:table-row>
        <table:table-row table:style-name="ro1">
          <table:table-cell office:value-type="float" office:value="0.05713828" calcext:value-type="float">
            <text:p>0.05713828</text:p>
          </table:table-cell>
          <table:table-cell office:value-type="float" office:value="3.5335" calcext:value-type="float">
            <text:p>3.5335</text:p>
          </table:table-cell>
          <table:table-cell office:value-type="float" office:value="0.001424517" calcext:value-type="float">
            <text:p>0.001424517</text:p>
          </table:table-cell>
          <table:table-cell office:value-type="float" office:value="578709900" calcext:value-type="float">
            <text:p>578709900</text:p>
          </table:table-cell>
          <table:table-cell office:value-type="float" office:value="0.05713828" calcext:value-type="float">
            <text:p>0.05713828</text:p>
          </table:table-cell>
          <table:table-cell office:value-type="float" office:value="3.012307" calcext:value-type="float">
            <text:p>3.0123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567139" calcext:value-type="float">
            <text:p>0.006567139</text:p>
          </table:table-cell>
          <table:table-cell table:number-columns-repeated="22"/>
        </table:table-row>
        <table:table-row table:style-name="ro1">
          <table:table-cell office:value-type="float" office:value="0.8215424" calcext:value-type="float">
            <text:p>0.8215424</text:p>
          </table:table-cell>
          <table:table-cell office:value-type="float" office:value="1.393904" calcext:value-type="float">
            <text:p>1.393904</text:p>
          </table:table-cell>
          <table:table-cell office:value-type="float" office:value="0.06909039" calcext:value-type="float">
            <text:p>0.06909039</text:p>
          </table:table-cell>
          <table:table-cell office:value-type="float" office:value="0.3072914" calcext:value-type="float">
            <text:p>0.3072914</text:p>
          </table:table-cell>
          <table:table-cell office:value-type="float" office:value="0.8215424" calcext:value-type="float">
            <text:p>0.8215424</text:p>
          </table:table-cell>
          <table:table-cell office:value-type="float" office:value="1.950923" calcext:value-type="float">
            <text:p>1.9509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540063" calcext:value-type="float">
            <text:p>0.006540063</text:p>
          </table:table-cell>
          <table:table-cell table:number-columns-repeated="22"/>
        </table:table-row>
        <table:table-row table:style-name="ro1">
          <table:table-cell office:value-type="float" office:value="0.3978754" calcext:value-type="float">
            <text:p>0.3978754</text:p>
          </table:table-cell>
          <table:table-cell office:value-type="float" office:value="2.577878" calcext:value-type="float">
            <text:p>2.577878</text:p>
          </table:table-cell>
          <table:table-cell office:value-type="float" office:value="0.0368758" calcext:value-type="float">
            <text:p>0.0368758</text:p>
          </table:table-cell>
          <table:table-cell office:value-type="float" office:value="895442.5" calcext:value-type="float">
            <text:p>895442.5</text:p>
          </table:table-cell>
          <table:table-cell office:value-type="float" office:value="0.3978754" calcext:value-type="float">
            <text:p>0.3978754</text:p>
          </table:table-cell>
          <table:table-cell office:value-type="float" office:value="2.808925" calcext:value-type="float">
            <text:p>2.8089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44525" calcext:value-type="float">
            <text:p>0.00644525</text:p>
          </table:table-cell>
          <table:table-cell table:number-columns-repeated="22"/>
        </table:table-row>
        <table:table-row table:style-name="ro1">
          <table:table-cell office:value-type="float" office:value="0.05460149" calcext:value-type="float">
            <text:p>0.05460149</text:p>
          </table:table-cell>
          <table:table-cell office:value-type="float" office:value="3.545245" calcext:value-type="float">
            <text:p>3.545245</text:p>
          </table:table-cell>
          <table:table-cell office:value-type="float" office:value="0.01366901" calcext:value-type="float">
            <text:p>0.01366901</text:p>
          </table:table-cell>
          <table:table-cell office:value-type="float" office:value="15870390000000" calcext:value-type="float">
            <text:p>15870390000000</text:p>
          </table:table-cell>
          <table:table-cell office:value-type="float" office:value="0.05460149" calcext:value-type="float">
            <text:p>0.05460149</text:p>
          </table:table-cell>
          <table:table-cell office:value-type="float" office:value="3.013364" calcext:value-type="float">
            <text:p>3.013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430484" calcext:value-type="float">
            <text:p>0.006430484</text:p>
          </table:table-cell>
          <table:table-cell table:number-columns-repeated="22"/>
        </table:table-row>
        <table:table-row table:style-name="ro1">
          <table:table-cell office:value-type="float" office:value="0.0859919" calcext:value-type="float">
            <text:p>0.0859919</text:p>
          </table:table-cell>
          <table:table-cell office:value-type="float" office:value="3.452031" calcext:value-type="float">
            <text:p>3.452031</text:p>
          </table:table-cell>
          <table:table-cell office:value-type="float" office:value="0.00325848" calcext:value-type="float">
            <text:p>0.00325848</text:p>
          </table:table-cell>
          <table:table-cell office:value-type="float" office:value="182.4476" calcext:value-type="float">
            <text:p>182.4476</text:p>
          </table:table-cell>
          <table:table-cell office:value-type="float" office:value="0.0859919" calcext:value-type="float">
            <text:p>0.0859919</text:p>
          </table:table-cell>
          <table:table-cell office:value-type="float" office:value="3.041558" calcext:value-type="float">
            <text:p>3.0415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410054" calcext:value-type="float">
            <text:p>0.006410054</text:p>
          </table:table-cell>
          <table:table-cell table:number-columns-repeated="22"/>
        </table:table-row>
        <table:table-row table:style-name="ro1">
          <table:table-cell office:value-type="float" office:value="0.1057424" calcext:value-type="float">
            <text:p>0.1057424</text:p>
          </table:table-cell>
          <table:table-cell office:value-type="float" office:value="3.39577" calcext:value-type="float">
            <text:p>3.39577</text:p>
          </table:table-cell>
          <table:table-cell office:value-type="float" office:value="0.00310923" calcext:value-type="float">
            <text:p>0.00310923</text:p>
          </table:table-cell>
          <table:table-cell office:value-type="float" office:value="9.994755" calcext:value-type="float">
            <text:p>9.994755</text:p>
          </table:table-cell>
          <table:table-cell office:value-type="float" office:value="0.1057424" calcext:value-type="float">
            <text:p>0.1057424</text:p>
          </table:table-cell>
          <table:table-cell office:value-type="float" office:value="3.050199" calcext:value-type="float">
            <text:p>3.0501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399959" calcext:value-type="float">
            <text:p>0.006399959</text:p>
          </table:table-cell>
          <table:table-cell table:number-columns-repeated="22"/>
        </table:table-row>
        <table:table-row table:style-name="ro1">
          <table:table-cell office:value-type="float" office:value="0.00723972" calcext:value-type="float">
            <text:p>0.00723972</text:p>
          </table:table-cell>
          <table:table-cell office:value-type="float" office:value="3.684213" calcext:value-type="float">
            <text:p>3.684213</text:p>
          </table:table-cell>
          <table:table-cell office:value-type="float" office:value="0.02440025" calcext:value-type="float">
            <text:p>0.02440025</text:p>
          </table:table-cell>
          <table:table-cell office:value-type="float" office:value="15.30784" calcext:value-type="float">
            <text:p>15.30784</text:p>
          </table:table-cell>
          <table:table-cell office:value-type="float" office:value="0.00723972" calcext:value-type="float">
            <text:p>0.00723972</text:p>
          </table:table-cell>
          <table:table-cell office:value-type="float" office:value="2.851191" calcext:value-type="float">
            <text:p>2.8511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366678" calcext:value-type="float">
            <text:p>0.006366678</text:p>
          </table:table-cell>
          <table:table-cell table:number-columns-repeated="22"/>
        </table:table-row>
        <table:table-row table:style-name="ro1">
          <table:table-cell office:value-type="float" office:value="0.3603639" calcext:value-type="float">
            <text:p>0.3603639</text:p>
          </table:table-cell>
          <table:table-cell office:value-type="float" office:value="2.672422" calcext:value-type="float">
            <text:p>2.672422</text:p>
          </table:table-cell>
          <table:table-cell office:value-type="float" office:value="0.0007001073" calcext:value-type="float">
            <text:p>0.0007001073</text:p>
          </table:table-cell>
          <table:table-cell office:value-type="float" office:value="21.1927" calcext:value-type="float">
            <text:p>21.1927</text:p>
          </table:table-cell>
          <table:table-cell office:value-type="float" office:value="0.3603639" calcext:value-type="float">
            <text:p>0.3603639</text:p>
          </table:table-cell>
          <table:table-cell office:value-type="float" office:value="2.850356" calcext:value-type="float">
            <text:p>2.8503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345684" calcext:value-type="float">
            <text:p>0.006345684</text:p>
          </table:table-cell>
          <table:table-cell table:number-columns-repeated="22"/>
        </table:table-row>
        <table:table-row table:style-name="ro1">
          <table:table-cell office:value-type="float" office:value="0.3380298" calcext:value-type="float">
            <text:p>0.3380298</text:p>
          </table:table-cell>
          <table:table-cell office:value-type="float" office:value="2.740333" calcext:value-type="float">
            <text:p>2.740333</text:p>
          </table:table-cell>
          <table:table-cell office:value-type="float" office:value="0.01487455" calcext:value-type="float">
            <text:p>0.01487455</text:p>
          </table:table-cell>
          <table:table-cell office:value-type="float" office:value="1.210239" calcext:value-type="float">
            <text:p>1.210239</text:p>
          </table:table-cell>
          <table:table-cell office:value-type="float" office:value="0.3380298" calcext:value-type="float">
            <text:p>0.3380298</text:p>
          </table:table-cell>
          <table:table-cell office:value-type="float" office:value="2.886528" calcext:value-type="float">
            <text:p>2.886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31291" calcext:value-type="float">
            <text:p>0.00631291</text:p>
          </table:table-cell>
          <table:table-cell table:number-columns-repeated="22"/>
        </table:table-row>
        <table:table-row table:style-name="ro1">
          <table:table-cell office:value-type="float" office:value="0.3447577" calcext:value-type="float">
            <text:p>0.3447577</text:p>
          </table:table-cell>
          <table:table-cell office:value-type="float" office:value="2.718019" calcext:value-type="float">
            <text:p>2.718019</text:p>
          </table:table-cell>
          <table:table-cell office:value-type="float" office:value="0.005004809" calcext:value-type="float">
            <text:p>0.005004809</text:p>
          </table:table-cell>
          <table:table-cell office:value-type="float" office:value="3.016506" calcext:value-type="float">
            <text:p>3.016506</text:p>
          </table:table-cell>
          <table:table-cell office:value-type="float" office:value="0.3447577" calcext:value-type="float">
            <text:p>0.3447577</text:p>
          </table:table-cell>
          <table:table-cell office:value-type="float" office:value="2.873644" calcext:value-type="float">
            <text:p>2.8736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304179" calcext:value-type="float">
            <text:p>0.006304179</text:p>
          </table:table-cell>
          <table:table-cell table:number-columns-repeated="22"/>
        </table:table-row>
        <table:table-row table:style-name="ro1">
          <table:table-cell office:value-type="float" office:value="0.09912322" calcext:value-type="float">
            <text:p>0.09912322</text:p>
          </table:table-cell>
          <table:table-cell office:value-type="float" office:value="3.415393" calcext:value-type="float">
            <text:p>3.415393</text:p>
          </table:table-cell>
          <table:table-cell office:value-type="float" office:value="0.005266877" calcext:value-type="float">
            <text:p>0.005266877</text:p>
          </table:table-cell>
          <table:table-cell office:value-type="float" office:value="23.3899" calcext:value-type="float">
            <text:p>23.3899</text:p>
          </table:table-cell>
          <table:table-cell office:value-type="float" office:value="0.09912322" calcext:value-type="float">
            <text:p>0.09912322</text:p>
          </table:table-cell>
          <table:table-cell office:value-type="float" office:value="3.048908" calcext:value-type="float">
            <text:p>3.0489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303677" calcext:value-type="float">
            <text:p>0.006303677</text:p>
          </table:table-cell>
          <table:table-cell table:number-columns-repeated="22"/>
        </table:table-row>
        <table:table-row table:style-name="ro1">
          <table:table-cell office:value-type="float" office:value="0.4760766" calcext:value-type="float">
            <text:p>0.4760766</text:p>
          </table:table-cell>
          <table:table-cell office:value-type="float" office:value="2.346631" calcext:value-type="float">
            <text:p>2.346631</text:p>
          </table:table-cell>
          <table:table-cell office:value-type="float" office:value="0.004171263" calcext:value-type="float">
            <text:p>0.004171263</text:p>
          </table:table-cell>
          <table:table-cell office:value-type="float" office:value="0.237408" calcext:value-type="float">
            <text:p>0.237408</text:p>
          </table:table-cell>
          <table:table-cell office:value-type="float" office:value="0.4760766" calcext:value-type="float">
            <text:p>0.4760766</text:p>
          </table:table-cell>
          <table:table-cell office:value-type="float" office:value="2.668107" calcext:value-type="float">
            <text:p>2.668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281837" calcext:value-type="float">
            <text:p>0.006281837</text:p>
          </table:table-cell>
          <table:table-cell table:number-columns-repeated="22"/>
        </table:table-row>
        <table:table-row table:style-name="ro1">
          <table:table-cell office:value-type="float" office:value="0.719674" calcext:value-type="float">
            <text:p>0.719674</text:p>
          </table:table-cell>
          <table:table-cell office:value-type="float" office:value="1.662571" calcext:value-type="float">
            <text:p>1.662571</text:p>
          </table:table-cell>
          <table:table-cell office:value-type="float" office:value="0.006162472" calcext:value-type="float">
            <text:p>0.006162472</text:p>
          </table:table-cell>
          <table:table-cell office:value-type="float" office:value="53.86928" calcext:value-type="float">
            <text:p>53.86928</text:p>
          </table:table-cell>
          <table:table-cell office:value-type="float" office:value="0.719674" calcext:value-type="float">
            <text:p>0.719674</text:p>
          </table:table-cell>
          <table:table-cell office:value-type="float" office:value="2.173926" calcext:value-type="float">
            <text:p>2.1739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262939" calcext:value-type="float">
            <text:p>0.006262939</text:p>
          </table:table-cell>
          <table:table-cell table:number-columns-repeated="22"/>
        </table:table-row>
        <table:table-row table:style-name="ro1">
          <table:table-cell office:value-type="float" office:value="0.07410268" calcext:value-type="float">
            <text:p>0.07410268</text:p>
          </table:table-cell>
          <table:table-cell office:value-type="float" office:value="3.489205" calcext:value-type="float">
            <text:p>3.489205</text:p>
          </table:table-cell>
          <table:table-cell office:value-type="float" office:value="0.01233812" calcext:value-type="float">
            <text:p>0.01233812</text:p>
          </table:table-cell>
          <table:table-cell office:value-type="float" office:value="3450.133" calcext:value-type="float">
            <text:p>3450.133</text:p>
          </table:table-cell>
          <table:table-cell office:value-type="float" office:value="0.07410268" calcext:value-type="float">
            <text:p>0.07410268</text:p>
          </table:table-cell>
          <table:table-cell office:value-type="float" office:value="3.036092" calcext:value-type="float">
            <text:p>3.0360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25162" calcext:value-type="float">
            <text:p>0.00625162</text:p>
          </table:table-cell>
          <table:table-cell table:number-columns-repeated="22"/>
        </table:table-row>
        <table:table-row table:style-name="ro1">
          <table:table-cell office:value-type="float" office:value="0.4176195" calcext:value-type="float">
            <text:p>0.4176195</text:p>
          </table:table-cell>
          <table:table-cell office:value-type="float" office:value="2.51887" calcext:value-type="float">
            <text:p>2.51887</text:p>
          </table:table-cell>
          <table:table-cell office:value-type="float" office:value="0.0268229" calcext:value-type="float">
            <text:p>0.0268229</text:p>
          </table:table-cell>
          <table:table-cell office:value-type="float" office:value="26743.47" calcext:value-type="float">
            <text:p>26743.47</text:p>
          </table:table-cell>
          <table:table-cell office:value-type="float" office:value="0.4176195" calcext:value-type="float">
            <text:p>0.4176195</text:p>
          </table:table-cell>
          <table:table-cell office:value-type="float" office:value="2.774356" calcext:value-type="float">
            <text:p>2.7743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239482" calcext:value-type="float">
            <text:p>0.006239482</text:p>
          </table:table-cell>
          <table:table-cell table:number-columns-repeated="22"/>
        </table:table-row>
        <table:table-row table:style-name="ro1">
          <table:table-cell office:value-type="float" office:value="0.0127466" calcext:value-type="float">
            <text:p>0.0127466</text:p>
          </table:table-cell>
          <table:table-cell office:value-type="float" office:value="3.659446" calcext:value-type="float">
            <text:p>3.659446</text:p>
          </table:table-cell>
          <table:table-cell office:value-type="float" office:value="0.00005680983" calcext:value-type="float">
            <text:p>5.680983E-05</text:p>
          </table:table-cell>
          <table:table-cell office:value-type="float" office:value="35.76785" calcext:value-type="float">
            <text:p>35.76785</text:p>
          </table:table-cell>
          <table:table-cell office:value-type="float" office:value="0.0127466" calcext:value-type="float">
            <text:p>0.0127466</text:p>
          </table:table-cell>
          <table:table-cell office:value-type="float" office:value="2.881889" calcext:value-type="float">
            <text:p>2.8818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197805" calcext:value-type="float">
            <text:p>0.006197805</text:p>
          </table:table-cell>
          <table:table-cell table:number-columns-repeated="22"/>
        </table:table-row>
        <table:table-row table:style-name="ro1">
          <table:table-cell office:value-type="float" office:value="0.776636" calcext:value-type="float">
            <text:p>0.776636</text:p>
          </table:table-cell>
          <table:table-cell office:value-type="float" office:value="1.508158" calcext:value-type="float">
            <text:p>1.508158</text:p>
          </table:table-cell>
          <table:table-cell office:value-type="float" office:value="0.02431017" calcext:value-type="float">
            <text:p>0.02431017</text:p>
          </table:table-cell>
          <table:table-cell office:value-type="float" office:value="744.0458" calcext:value-type="float">
            <text:p>744.0458</text:p>
          </table:table-cell>
          <table:table-cell office:value-type="float" office:value="0.776636" calcext:value-type="float">
            <text:p>0.776636</text:p>
          </table:table-cell>
          <table:table-cell office:value-type="float" office:value="2.046294" calcext:value-type="float">
            <text:p>2.0462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192848" calcext:value-type="float">
            <text:p>0.006192848</text:p>
          </table:table-cell>
          <table:table-cell table:number-columns-repeated="22"/>
        </table:table-row>
        <table:table-row table:style-name="ro1">
          <table:table-cell office:value-type="float" office:value="0.7884843" calcext:value-type="float">
            <text:p>0.7884843</text:p>
          </table:table-cell>
          <table:table-cell office:value-type="float" office:value="1.469706" calcext:value-type="float">
            <text:p>1.469706</text:p>
          </table:table-cell>
          <table:table-cell office:value-type="float" office:value="0.004215433" calcext:value-type="float">
            <text:p>0.004215433</text:p>
          </table:table-cell>
          <table:table-cell office:value-type="float" office:value="50.67215" calcext:value-type="float">
            <text:p>50.67215</text:p>
          </table:table-cell>
          <table:table-cell office:value-type="float" office:value="0.7884843" calcext:value-type="float">
            <text:p>0.7884843</text:p>
          </table:table-cell>
          <table:table-cell office:value-type="float" office:value="2.010363" calcext:value-type="float">
            <text:p>2.0103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163985" calcext:value-type="float">
            <text:p>0.006163985</text:p>
          </table:table-cell>
          <table:table-cell table:number-columns-repeated="22"/>
        </table:table-row>
        <table:table-row table:style-name="ro1">
          <table:table-cell office:value-type="float" office:value="0.3885871" calcext:value-type="float">
            <text:p>0.3885871</text:p>
          </table:table-cell>
          <table:table-cell office:value-type="float" office:value="2.595797" calcext:value-type="float">
            <text:p>2.595797</text:p>
          </table:table-cell>
          <table:table-cell office:value-type="float" office:value="0.01049619" calcext:value-type="float">
            <text:p>0.01049619</text:p>
          </table:table-cell>
          <table:table-cell office:value-type="float" office:value="8916.004" calcext:value-type="float">
            <text:p>8916.004</text:p>
          </table:table-cell>
          <table:table-cell office:value-type="float" office:value="0.3885871" calcext:value-type="float">
            <text:p>0.3885871</text:p>
          </table:table-cell>
          <table:table-cell office:value-type="float" office:value="2.813048" calcext:value-type="float">
            <text:p>2.8130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047195" calcext:value-type="float">
            <text:p>0.006047195</text:p>
          </table:table-cell>
          <table:table-cell table:number-columns-repeated="22"/>
        </table:table-row>
        <table:table-row table:style-name="ro1">
          <table:table-cell office:value-type="float" office:value="0.4232553" calcext:value-type="float">
            <text:p>0.4232553</text:p>
          </table:table-cell>
          <table:table-cell office:value-type="float" office:value="2.500023" calcext:value-type="float">
            <text:p>2.500023</text:p>
          </table:table-cell>
          <table:table-cell office:value-type="float" office:value="0.01755952" calcext:value-type="float">
            <text:p>0.01755952</text:p>
          </table:table-cell>
          <table:table-cell office:value-type="float" office:value="2763.304" calcext:value-type="float">
            <text:p>2763.304</text:p>
          </table:table-cell>
          <table:table-cell office:value-type="float" office:value="0.4232553" calcext:value-type="float">
            <text:p>0.4232553</text:p>
          </table:table-cell>
          <table:table-cell office:value-type="float" office:value="2.761857" calcext:value-type="float">
            <text:p>2.7618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036949" calcext:value-type="float">
            <text:p>0.006036949</text:p>
          </table:table-cell>
          <table:table-cell table:number-columns-repeated="22"/>
        </table:table-row>
        <table:table-row table:style-name="ro1">
          <table:table-cell office:value-type="float" office:value="0.1317309" calcext:value-type="float">
            <text:p>0.1317309</text:p>
          </table:table-cell>
          <table:table-cell office:value-type="float" office:value="3.326241" calcext:value-type="float">
            <text:p>3.326241</text:p>
          </table:table-cell>
          <table:table-cell office:value-type="float" office:value="0.01537907" calcext:value-type="float">
            <text:p>0.01537907</text:p>
          </table:table-cell>
          <table:table-cell office:value-type="float" office:value="0.2451192" calcext:value-type="float">
            <text:p>0.2451192</text:p>
          </table:table-cell>
          <table:table-cell office:value-type="float" office:value="0.1317309" calcext:value-type="float">
            <text:p>0.1317309</text:p>
          </table:table-cell>
          <table:table-cell office:value-type="float" office:value="3.057319" calcext:value-type="float">
            <text:p>3.0573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021001" calcext:value-type="float">
            <text:p>0.006021001</text:p>
          </table:table-cell>
          <table:table-cell table:number-columns-repeated="22"/>
        </table:table-row>
        <table:table-row table:style-name="ro1">
          <table:table-cell office:value-type="float" office:value="0.8116656" calcext:value-type="float">
            <text:p>0.8116656</text:p>
          </table:table-cell>
          <table:table-cell office:value-type="float" office:value="1.404052" calcext:value-type="float">
            <text:p>1.404052</text:p>
          </table:table-cell>
          <table:table-cell office:value-type="float" office:value="0.0005209128" calcext:value-type="float">
            <text:p>0.0005209128</text:p>
          </table:table-cell>
          <table:table-cell office:value-type="float" office:value="1.639171" calcext:value-type="float">
            <text:p>1.639171</text:p>
          </table:table-cell>
          <table:table-cell office:value-type="float" office:value="0.8116656" calcext:value-type="float">
            <text:p>0.8116656</text:p>
          </table:table-cell>
          <table:table-cell office:value-type="float" office:value="1.951953" calcext:value-type="float">
            <text:p>1.9519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001581" calcext:value-type="float">
            <text:p>0.006001581</text:p>
          </table:table-cell>
          <table:table-cell table:number-columns-repeated="22"/>
        </table:table-row>
        <table:table-row table:style-name="ro1">
          <table:table-cell office:value-type="float" office:value="0.4386416" calcext:value-type="float">
            <text:p>0.4386416</text:p>
          </table:table-cell>
          <table:table-cell office:value-type="float" office:value="2.454958" calcext:value-type="float">
            <text:p>2.454958</text:p>
          </table:table-cell>
          <table:table-cell office:value-type="float" office:value="0.01255044" calcext:value-type="float">
            <text:p>0.01255044</text:p>
          </table:table-cell>
          <table:table-cell office:value-type="float" office:value="77.6008" calcext:value-type="float">
            <text:p>77.6008</text:p>
          </table:table-cell>
          <table:table-cell office:value-type="float" office:value="0.4386416" calcext:value-type="float">
            <text:p>0.4386416</text:p>
          </table:table-cell>
          <table:table-cell office:value-type="float" office:value="2.734914" calcext:value-type="float">
            <text:p>2.7349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998543" calcext:value-type="float">
            <text:p>0.005998543</text:p>
          </table:table-cell>
          <table:table-cell table:number-columns-repeated="22"/>
        </table:table-row>
        <table:table-row table:style-name="ro1">
          <table:table-cell office:value-type="float" office:value="0.3307614" calcext:value-type="float">
            <text:p>0.3307614</text:p>
          </table:table-cell>
          <table:table-cell office:value-type="float" office:value="2.771659" calcext:value-type="float">
            <text:p>2.771659</text:p>
          </table:table-cell>
          <table:table-cell office:value-type="float" office:value="0.04824231" calcext:value-type="float">
            <text:p>0.04824231</text:p>
          </table:table-cell>
          <table:table-cell office:value-type="float" office:value="0.2010946" calcext:value-type="float">
            <text:p>0.2010946</text:p>
          </table:table-cell>
          <table:table-cell office:value-type="float" office:value="0.3307614" calcext:value-type="float">
            <text:p>0.3307614</text:p>
          </table:table-cell>
          <table:table-cell office:value-type="float" office:value="2.908692" calcext:value-type="float">
            <text:p>2.9086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985618" calcext:value-type="float">
            <text:p>0.005985618</text:p>
          </table:table-cell>
          <table:table-cell table:number-columns-repeated="22"/>
        </table:table-row>
        <table:table-row table:style-name="ro1">
          <table:table-cell office:value-type="float" office:value="0.1118926" calcext:value-type="float">
            <text:p>0.1118926</text:p>
          </table:table-cell>
          <table:table-cell office:value-type="float" office:value="3.37816" calcext:value-type="float">
            <text:p>3.37816</text:p>
          </table:table-cell>
          <table:table-cell office:value-type="float" office:value="0.002802422" calcext:value-type="float">
            <text:p>0.002802422</text:p>
          </table:table-cell>
          <table:table-cell office:value-type="float" office:value="4.838522" calcext:value-type="float">
            <text:p>4.838522</text:p>
          </table:table-cell>
          <table:table-cell office:value-type="float" office:value="0.1118926" calcext:value-type="float">
            <text:p>0.1118926</text:p>
          </table:table-cell>
          <table:table-cell office:value-type="float" office:value="3.051457" calcext:value-type="float">
            <text:p>3.0514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962165" calcext:value-type="float">
            <text:p>0.005962165</text:p>
          </table:table-cell>
          <table:table-cell table:number-columns-repeated="22"/>
        </table:table-row>
        <table:table-row table:style-name="ro1">
          <table:table-cell office:value-type="float" office:value="0.758029" calcext:value-type="float">
            <text:p>0.758029</text:p>
          </table:table-cell>
          <table:table-cell office:value-type="float" office:value="1.566763" calcext:value-type="float">
            <text:p>1.566763</text:p>
          </table:table-cell>
          <table:table-cell office:value-type="float" office:value="0.04941397" calcext:value-type="float">
            <text:p>0.04941397</text:p>
          </table:table-cell>
          <table:table-cell office:value-type="float" office:value="310786100" calcext:value-type="float">
            <text:p>310786100</text:p>
          </table:table-cell>
          <table:table-cell office:value-type="float" office:value="0.758029" calcext:value-type="float">
            <text:p>0.758029</text:p>
          </table:table-cell>
          <table:table-cell office:value-type="float" office:value="2.099599" calcext:value-type="float">
            <text:p>2.0995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880574" calcext:value-type="float">
            <text:p>0.005880574</text:p>
          </table:table-cell>
          <table:table-cell table:number-columns-repeated="22"/>
        </table:table-row>
        <table:table-row table:style-name="ro1">
          <table:table-cell office:value-type="float" office:value="0.7038788" calcext:value-type="float">
            <text:p>0.7038788</text:p>
          </table:table-cell>
          <table:table-cell office:value-type="float" office:value="1.709576" calcext:value-type="float">
            <text:p>1.709576</text:p>
          </table:table-cell>
          <table:table-cell office:value-type="float" office:value="0.01611236" calcext:value-type="float">
            <text:p>0.01611236</text:p>
          </table:table-cell>
          <table:table-cell office:value-type="float" office:value="5.335514" calcext:value-type="float">
            <text:p>5.335514</text:p>
          </table:table-cell>
          <table:table-cell office:value-type="float" office:value="0.7038788" calcext:value-type="float">
            <text:p>0.7038788</text:p>
          </table:table-cell>
          <table:table-cell office:value-type="float" office:value="2.213555" calcext:value-type="float">
            <text:p>2.2135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851601" calcext:value-type="float">
            <text:p>0.005851601</text:p>
          </table:table-cell>
          <table:table-cell table:number-columns-repeated="22"/>
        </table:table-row>
        <table:table-row table:style-name="ro1">
          <table:table-cell office:value-type="float" office:value="0.7191535" calcext:value-type="float">
            <text:p>0.7191535</text:p>
          </table:table-cell>
          <table:table-cell office:value-type="float" office:value="1.674963" calcext:value-type="float">
            <text:p>1.674963</text:p>
          </table:table-cell>
          <table:table-cell office:value-type="float" office:value="0.04646868" calcext:value-type="float">
            <text:p>0.04646868</text:p>
          </table:table-cell>
          <table:table-cell office:value-type="float" office:value="40.68822" calcext:value-type="float">
            <text:p>40.68822</text:p>
          </table:table-cell>
          <table:table-cell office:value-type="float" office:value="0.7191535" calcext:value-type="float">
            <text:p>0.7191535</text:p>
          </table:table-cell>
          <table:table-cell office:value-type="float" office:value="2.189465" calcext:value-type="float">
            <text:p>2.1894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804287" calcext:value-type="float">
            <text:p>0.005804287</text:p>
          </table:table-cell>
          <table:table-cell table:number-columns-repeated="22"/>
        </table:table-row>
        <table:table-row table:style-name="ro1">
          <table:table-cell office:value-type="float" office:value="0.7540457" calcext:value-type="float">
            <text:p>0.7540457</text:p>
          </table:table-cell>
          <table:table-cell office:value-type="float" office:value="1.570796" calcext:value-type="float">
            <text:p>1.570796</text:p>
          </table:table-cell>
          <table:table-cell office:value-type="float" office:value="0.02228825" calcext:value-type="float">
            <text:p>0.02228825</text:p>
          </table:table-cell>
          <table:table-cell office:value-type="float" office:value="842597800000" calcext:value-type="float">
            <text:p>842597800000</text:p>
          </table:table-cell>
          <table:table-cell office:value-type="float" office:value="0.7540457" calcext:value-type="float">
            <text:p>0.7540457</text:p>
          </table:table-cell>
          <table:table-cell office:value-type="float" office:value="2.099599" calcext:value-type="float">
            <text:p>2.0995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789738" calcext:value-type="float">
            <text:p>0.005789738</text:p>
          </table:table-cell>
          <table:table-cell table:number-columns-repeated="22"/>
        </table:table-row>
        <table:table-row table:style-name="ro1">
          <table:table-cell office:value-type="float" office:value="0.3422105" calcext:value-type="float">
            <text:p>0.3422105</text:p>
          </table:table-cell>
          <table:table-cell office:value-type="float" office:value="2.731615" calcext:value-type="float">
            <text:p>2.731615</text:p>
          </table:table-cell>
          <table:table-cell office:value-type="float" office:value="0.02446419" calcext:value-type="float">
            <text:p>0.02446419</text:p>
          </table:table-cell>
          <table:table-cell office:value-type="float" office:value="2.026616" calcext:value-type="float">
            <text:p>2.026616</text:p>
          </table:table-cell>
          <table:table-cell office:value-type="float" office:value="0.3422105" calcext:value-type="float">
            <text:p>0.3422105</text:p>
          </table:table-cell>
          <table:table-cell office:value-type="float" office:value="2.884588" calcext:value-type="float">
            <text:p>2.8845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788815" calcext:value-type="float">
            <text:p>0.005788815</text:p>
          </table:table-cell>
          <table:table-cell table:number-columns-repeated="22"/>
        </table:table-row>
        <table:table-row table:style-name="ro1">
          <table:table-cell office:value-type="float" office:value="0.7158001" calcext:value-type="float">
            <text:p>0.7158001</text:p>
          </table:table-cell>
          <table:table-cell office:value-type="float" office:value="1.678593" calcext:value-type="float">
            <text:p>1.678593</text:p>
          </table:table-cell>
          <table:table-cell office:value-type="float" office:value="0.02492465" calcext:value-type="float">
            <text:p>0.02492465</text:p>
          </table:table-cell>
          <table:table-cell office:value-type="float" office:value="26.50905" calcext:value-type="float">
            <text:p>26.50905</text:p>
          </table:table-cell>
          <table:table-cell office:value-type="float" office:value="0.7158001" calcext:value-type="float">
            <text:p>0.7158001</text:p>
          </table:table-cell>
          <table:table-cell office:value-type="float" office:value="2.189588" calcext:value-type="float">
            <text:p>2.1895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78667" calcext:value-type="float">
            <text:p>0.00578667</text:p>
          </table:table-cell>
          <table:table-cell table:number-columns-repeated="22"/>
        </table:table-row>
        <table:table-row table:style-name="ro1">
          <table:table-cell office:value-type="float" office:value="0.0226724" calcext:value-type="float">
            <text:p>0.0226724</text:p>
          </table:table-cell>
          <table:table-cell office:value-type="float" office:value="3.631207" calcext:value-type="float">
            <text:p>3.631207</text:p>
          </table:table-cell>
          <table:table-cell office:value-type="float" office:value="0.0001751698" calcext:value-type="float">
            <text:p>0.0001751698</text:p>
          </table:table-cell>
          <table:table-cell office:value-type="float" office:value="173.9826" calcext:value-type="float">
            <text:p>173.9826</text:p>
          </table:table-cell>
          <table:table-cell office:value-type="float" office:value="0.0226724" calcext:value-type="float">
            <text:p>0.0226724</text:p>
          </table:table-cell>
          <table:table-cell office:value-type="float" office:value="2.929696" calcext:value-type="float">
            <text:p>2.9296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772184" calcext:value-type="float">
            <text:p>0.005772184</text:p>
          </table:table-cell>
          <table:table-cell table:number-columns-repeated="22"/>
        </table:table-row>
        <table:table-row table:style-name="ro1">
          <table:table-cell office:value-type="float" office:value="0.4040077" calcext:value-type="float">
            <text:p>0.4040077</text:p>
          </table:table-cell>
          <table:table-cell office:value-type="float" office:value="2.558377" calcext:value-type="float">
            <text:p>2.558377</text:p>
          </table:table-cell>
          <table:table-cell office:value-type="float" office:value="0.03000637" calcext:value-type="float">
            <text:p>0.03000637</text:p>
          </table:table-cell>
          <table:table-cell office:value-type="float" office:value="380713000000" calcext:value-type="float">
            <text:p>380713000000</text:p>
          </table:table-cell>
          <table:table-cell office:value-type="float" office:value="0.4040077" calcext:value-type="float">
            <text:p>0.4040077</text:p>
          </table:table-cell>
          <table:table-cell office:value-type="float" office:value="2.796919" calcext:value-type="float">
            <text:p>2.7969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757445" calcext:value-type="float">
            <text:p>0.005757445</text:p>
          </table:table-cell>
          <table:table-cell table:number-columns-repeated="22"/>
        </table:table-row>
        <table:table-row table:style-name="ro1">
          <table:table-cell office:value-type="float" office:value="0.3329002" calcext:value-type="float">
            <text:p>0.3329002</text:p>
          </table:table-cell>
          <table:table-cell office:value-type="float" office:value="2.751491" calcext:value-type="float">
            <text:p>2.751491</text:p>
          </table:table-cell>
          <table:table-cell office:value-type="float" office:value="0.004704218" calcext:value-type="float">
            <text:p>0.004704218</text:p>
          </table:table-cell>
          <table:table-cell office:value-type="float" office:value="0.5445471" calcext:value-type="float">
            <text:p>0.5445471</text:p>
          </table:table-cell>
          <table:table-cell office:value-type="float" office:value="0.3329002" calcext:value-type="float">
            <text:p>0.3329002</text:p>
          </table:table-cell>
          <table:table-cell office:value-type="float" office:value="2.889371" calcext:value-type="float">
            <text:p>2.8893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743526" calcext:value-type="float">
            <text:p>0.005743526</text:p>
          </table:table-cell>
          <table:table-cell table:number-columns-repeated="22"/>
        </table:table-row>
        <table:table-row table:style-name="ro1">
          <table:table-cell office:value-type="float" office:value="0.07686413" calcext:value-type="float">
            <text:p>0.07686413</text:p>
          </table:table-cell>
          <table:table-cell office:value-type="float" office:value="3.478274" calcext:value-type="float">
            <text:p>3.478274</text:p>
          </table:table-cell>
          <table:table-cell office:value-type="float" office:value="0.003961592" calcext:value-type="float">
            <text:p>0.003961592</text:p>
          </table:table-cell>
          <table:table-cell office:value-type="float" office:value="1409.883" calcext:value-type="float">
            <text:p>1409.883</text:p>
          </table:table-cell>
          <table:table-cell office:value-type="float" office:value="0.07686413" calcext:value-type="float">
            <text:p>0.07686413</text:p>
          </table:table-cell>
          <table:table-cell office:value-type="float" office:value="3.035195" calcext:value-type="float">
            <text:p>3.0351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74025" calcext:value-type="float">
            <text:p>0.00574025</text:p>
          </table:table-cell>
          <table:table-cell table:number-columns-repeated="22"/>
        </table:table-row>
        <table:table-row table:style-name="ro1">
          <table:table-cell office:value-type="float" office:value="0.3309379" calcext:value-type="float">
            <text:p>0.3309379</text:p>
          </table:table-cell>
          <table:table-cell office:value-type="float" office:value="2.755808" calcext:value-type="float">
            <text:p>2.755808</text:p>
          </table:table-cell>
          <table:table-cell office:value-type="float" office:value="0.001008361" calcext:value-type="float">
            <text:p>0.001008361</text:p>
          </table:table-cell>
          <table:table-cell office:value-type="float" office:value="0.3575256" calcext:value-type="float">
            <text:p>0.3575256</text:p>
          </table:table-cell>
          <table:table-cell office:value-type="float" office:value="0.3309379" calcext:value-type="float">
            <text:p>0.3309379</text:p>
          </table:table-cell>
          <table:table-cell office:value-type="float" office:value="2.890494" calcext:value-type="float">
            <text:p>2.8904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644817" calcext:value-type="float">
            <text:p>0.005644817</text:p>
          </table:table-cell>
          <table:table-cell table:number-columns-repeated="22"/>
        </table:table-row>
        <table:table-row table:style-name="ro1">
          <table:table-cell office:value-type="float" office:value="0.0725246" calcext:value-type="float">
            <text:p>0.0725246</text:p>
          </table:table-cell>
          <table:table-cell office:value-type="float" office:value="3.495059" calcext:value-type="float">
            <text:p>3.495059</text:p>
          </table:table-cell>
          <table:table-cell office:value-type="float" office:value="0.01608082" calcext:value-type="float">
            <text:p>0.01608082</text:p>
          </table:table-cell>
          <table:table-cell office:value-type="float" office:value="6072.915" calcext:value-type="float">
            <text:p>6072.915</text:p>
          </table:table-cell>
          <table:table-cell office:value-type="float" office:value="0.0725246" calcext:value-type="float">
            <text:p>0.0725246</text:p>
          </table:table-cell>
          <table:table-cell office:value-type="float" office:value="3.036092" calcext:value-type="float">
            <text:p>3.0360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60851" calcext:value-type="float">
            <text:p>0.00560851</text:p>
          </table:table-cell>
          <table:table-cell table:number-columns-repeated="22"/>
        </table:table-row>
        <table:table-row table:style-name="ro1">
          <table:table-cell office:value-type="float" office:value="0.1028368" calcext:value-type="float">
            <text:p>0.1028368</text:p>
          </table:table-cell>
          <table:table-cell office:value-type="float" office:value="3.404824" calcext:value-type="float">
            <text:p>3.404824</text:p>
          </table:table-cell>
          <table:table-cell office:value-type="float" office:value="0.00526459" calcext:value-type="float">
            <text:p>0.00526459</text:p>
          </table:table-cell>
          <table:table-cell office:value-type="float" office:value="14.44756" calcext:value-type="float">
            <text:p>14.44756</text:p>
          </table:table-cell>
          <table:table-cell office:value-type="float" office:value="0.1028368" calcext:value-type="float">
            <text:p>0.1028368</text:p>
          </table:table-cell>
          <table:table-cell office:value-type="float" office:value="3.050199" calcext:value-type="float">
            <text:p>3.0501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519523" calcext:value-type="float">
            <text:p>0.005519523</text:p>
          </table:table-cell>
          <table:table-cell table:number-columns-repeated="22"/>
        </table:table-row>
        <table:table-row table:style-name="ro1">
          <table:table-cell office:value-type="float" office:value="0.3360807" calcext:value-type="float">
            <text:p>0.3360807</text:p>
          </table:table-cell>
          <table:table-cell office:value-type="float" office:value="2.743642" calcext:value-type="float">
            <text:p>2.743642</text:p>
          </table:table-cell>
          <table:table-cell office:value-type="float" office:value="0.008180096" calcext:value-type="float">
            <text:p>0.008180096</text:p>
          </table:table-cell>
          <table:table-cell office:value-type="float" office:value="0.9358234" calcext:value-type="float">
            <text:p>0.9358234</text:p>
          </table:table-cell>
          <table:table-cell office:value-type="float" office:value="0.3360807" calcext:value-type="float">
            <text:p>0.3360807</text:p>
          </table:table-cell>
          <table:table-cell office:value-type="float" office:value="2.886528" calcext:value-type="float">
            <text:p>2.886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518311" calcext:value-type="float">
            <text:p>0.005518311</text:p>
          </table:table-cell>
          <table:table-cell table:number-columns-repeated="22"/>
        </table:table-row>
        <table:table-row table:style-name="ro1">
          <table:table-cell office:value-type="float" office:value="0.4352789" calcext:value-type="float">
            <text:p>0.4352789</text:p>
          </table:table-cell>
          <table:table-cell office:value-type="float" office:value="2.46103" calcext:value-type="float">
            <text:p>2.46103</text:p>
          </table:table-cell>
          <table:table-cell office:value-type="float" office:value="0.001807317" calcext:value-type="float">
            <text:p>0.001807317</text:p>
          </table:table-cell>
          <table:table-cell office:value-type="float" office:value="132.6857" calcext:value-type="float">
            <text:p>132.6857</text:p>
          </table:table-cell>
          <table:table-cell office:value-type="float" office:value="0.4352789" calcext:value-type="float">
            <text:p>0.4352789</text:p>
          </table:table-cell>
          <table:table-cell office:value-type="float" office:value="2.736309" calcext:value-type="float">
            <text:p>2.7363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516524" calcext:value-type="float">
            <text:p>0.005516524</text:p>
          </table:table-cell>
          <table:table-cell table:number-columns-repeated="22"/>
        </table:table-row>
        <table:table-row table:style-name="ro1">
          <table:table-cell office:value-type="float" office:value="0.7225399" calcext:value-type="float">
            <text:p>0.7225399</text:p>
          </table:table-cell>
          <table:table-cell office:value-type="float" office:value="1.655441" calcext:value-type="float">
            <text:p>1.655441</text:p>
          </table:table-cell>
          <table:table-cell office:value-type="float" office:value="0.009365077" calcext:value-type="float">
            <text:p>0.009365077</text:p>
          </table:table-cell>
          <table:table-cell office:value-type="float" office:value="87.87586" calcext:value-type="float">
            <text:p>87.87586</text:p>
          </table:table-cell>
          <table:table-cell office:value-type="float" office:value="0.7225399" calcext:value-type="float">
            <text:p>0.7225399</text:p>
          </table:table-cell>
          <table:table-cell office:value-type="float" office:value="2.168508" calcext:value-type="float">
            <text:p>2.1685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480775" calcext:value-type="float">
            <text:p>0.005480775</text:p>
          </table:table-cell>
          <table:table-cell table:number-columns-repeated="22"/>
        </table:table-row>
        <table:table-row table:style-name="ro1">
          <table:table-cell office:value-type="float" office:value="0.09636768" calcext:value-type="float">
            <text:p>0.09636768</text:p>
          </table:table-cell>
          <table:table-cell office:value-type="float" office:value="3.42419" calcext:value-type="float">
            <text:p>3.42419</text:p>
          </table:table-cell>
          <table:table-cell office:value-type="float" office:value="0.007888378" calcext:value-type="float">
            <text:p>0.007888378</text:p>
          </table:table-cell>
          <table:table-cell office:value-type="float" office:value="34.72928" calcext:value-type="float">
            <text:p>34.72928</text:p>
          </table:table-cell>
          <table:table-cell office:value-type="float" office:value="0.09636768" calcext:value-type="float">
            <text:p>0.09636768</text:p>
          </table:table-cell>
          <table:table-cell office:value-type="float" office:value="3.048832" calcext:value-type="float">
            <text:p>3.0488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479299" calcext:value-type="float">
            <text:p>0.005479299</text:p>
          </table:table-cell>
          <table:table-cell table:number-columns-repeated="22"/>
        </table:table-row>
        <table:table-row table:style-name="ro1">
          <table:table-cell office:value-type="float" office:value="0.02853721" calcext:value-type="float">
            <text:p>0.02853721</text:p>
          </table:table-cell>
          <table:table-cell office:value-type="float" office:value="3.625207" calcext:value-type="float">
            <text:p>3.625207</text:p>
          </table:table-cell>
          <table:table-cell office:value-type="float" office:value="0.02922482" calcext:value-type="float">
            <text:p>0.02922482</text:p>
          </table:table-cell>
          <table:table-cell office:value-type="float" office:value="443.8786" calcext:value-type="float">
            <text:p>443.8786</text:p>
          </table:table-cell>
          <table:table-cell office:value-type="float" office:value="0.02853721" calcext:value-type="float">
            <text:p>0.02853721</text:p>
          </table:table-cell>
          <table:table-cell office:value-type="float" office:value="2.961434" calcext:value-type="float">
            <text:p>2.9614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451769" calcext:value-type="float">
            <text:p>0.005451769</text:p>
          </table:table-cell>
          <table:table-cell table:number-columns-repeated="22"/>
        </table:table-row>
        <table:table-row table:style-name="ro1">
          <table:table-cell office:value-type="float" office:value="0.4157902" calcext:value-type="float">
            <text:p>0.4157902</text:p>
          </table:table-cell>
          <table:table-cell office:value-type="float" office:value="2.521623" calcext:value-type="float">
            <text:p>2.521623</text:p>
          </table:table-cell>
          <table:table-cell office:value-type="float" office:value="0.01912123" calcext:value-type="float">
            <text:p>0.01912123</text:p>
          </table:table-cell>
          <table:table-cell office:value-type="float" office:value="57993.63" calcext:value-type="float">
            <text:p>57993.63</text:p>
          </table:table-cell>
          <table:table-cell office:value-type="float" office:value="0.4157902" calcext:value-type="float">
            <text:p>0.4157902</text:p>
          </table:table-cell>
          <table:table-cell office:value-type="float" office:value="2.774356" calcext:value-type="float">
            <text:p>2.7743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433511" calcext:value-type="float">
            <text:p>0.005433511</text:p>
          </table:table-cell>
          <table:table-cell table:number-columns-repeated="22"/>
        </table:table-row>
        <table:table-row table:style-name="ro1">
          <table:table-cell office:value-type="float" office:value="0.0430679" calcext:value-type="float">
            <text:p>0.0430679</text:p>
          </table:table-cell>
          <table:table-cell office:value-type="float" office:value="3.575305" calcext:value-type="float">
            <text:p>3.575305</text:p>
          </table:table-cell>
          <table:table-cell office:value-type="float" office:value="0.006070445" calcext:value-type="float">
            <text:p>0.006070445</text:p>
          </table:table-cell>
          <table:table-cell office:value-type="float" office:value="65506.28" calcext:value-type="float">
            <text:p>65506.28</text:p>
          </table:table-cell>
          <table:table-cell office:value-type="float" office:value="0.0430679" calcext:value-type="float">
            <text:p>0.0430679</text:p>
          </table:table-cell>
          <table:table-cell office:value-type="float" office:value="2.989833" calcext:value-type="float">
            <text:p>2.9898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421115" calcext:value-type="float">
            <text:p>0.005421115</text:p>
          </table:table-cell>
          <table:table-cell table:number-columns-repeated="22"/>
        </table:table-row>
        <table:table-row table:style-name="ro1">
          <table:table-cell office:value-type="float" office:value="0.709364" calcext:value-type="float">
            <text:p>0.709364</text:p>
          </table:table-cell>
          <table:table-cell office:value-type="float" office:value="1.690127" calcext:value-type="float">
            <text:p>1.690127</text:p>
          </table:table-cell>
          <table:table-cell office:value-type="float" office:value="0.001517573" calcext:value-type="float">
            <text:p>0.001517573</text:p>
          </table:table-cell>
          <table:table-cell office:value-type="float" office:value="11.64733" calcext:value-type="float">
            <text:p>11.64733</text:p>
          </table:table-cell>
          <table:table-cell office:value-type="float" office:value="0.709364" calcext:value-type="float">
            <text:p>0.709364</text:p>
          </table:table-cell>
          <table:table-cell office:value-type="float" office:value="2.195772" calcext:value-type="float">
            <text:p>2.1957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410091" calcext:value-type="float">
            <text:p>0.005410091</text:p>
          </table:table-cell>
          <table:table-cell table:number-columns-repeated="22"/>
        </table:table-row>
        <table:table-row table:style-name="ro1">
          <table:table-cell office:value-type="float" office:value="0.3541442" calcext:value-type="float">
            <text:p>0.3541442</text:p>
          </table:table-cell>
          <table:table-cell office:value-type="float" office:value="2.690962" calcext:value-type="float">
            <text:p>2.690962</text:p>
          </table:table-cell>
          <table:table-cell office:value-type="float" office:value="0.003533428" calcext:value-type="float">
            <text:p>0.003533428</text:p>
          </table:table-cell>
          <table:table-cell office:value-type="float" office:value="9.370983" calcext:value-type="float">
            <text:p>9.370983</text:p>
          </table:table-cell>
          <table:table-cell office:value-type="float" office:value="0.3541442" calcext:value-type="float">
            <text:p>0.3541442</text:p>
          </table:table-cell>
          <table:table-cell office:value-type="float" office:value="2.860175" calcext:value-type="float">
            <text:p>2.8601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39228" calcext:value-type="float">
            <text:p>0.00539228</text:p>
          </table:table-cell>
          <table:table-cell table:number-columns-repeated="22"/>
        </table:table-row>
        <table:table-row table:style-name="ro1">
          <table:table-cell office:value-type="float" office:value="0.6902995" calcext:value-type="float">
            <text:p>0.6902995</text:p>
          </table:table-cell>
          <table:table-cell office:value-type="float" office:value="1.746895" calcext:value-type="float">
            <text:p>1.746895</text:p>
          </table:table-cell>
          <table:table-cell office:value-type="float" office:value="0.01346548" calcext:value-type="float">
            <text:p>0.01346548</text:p>
          </table:table-cell>
          <table:table-cell office:value-type="float" office:value="0.7758502" calcext:value-type="float">
            <text:p>0.7758502</text:p>
          </table:table-cell>
          <table:table-cell office:value-type="float" office:value="0.6902995" calcext:value-type="float">
            <text:p>0.6902995</text:p>
          </table:table-cell>
          <table:table-cell office:value-type="float" office:value="2.243135" calcext:value-type="float">
            <text:p>2.2431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349583" calcext:value-type="float">
            <text:p>0.005349583</text:p>
          </table:table-cell>
          <table:table-cell table:number-columns-repeated="22"/>
        </table:table-row>
        <table:table-row table:style-name="ro1">
          <table:table-cell office:value-type="float" office:value="0.06548083" calcext:value-type="float">
            <text:p>0.06548083</text:p>
          </table:table-cell>
          <table:table-cell office:value-type="float" office:value="3.510195" calcext:value-type="float">
            <text:p>3.510195</text:p>
          </table:table-cell>
          <table:table-cell office:value-type="float" office:value="0.002638" calcext:value-type="float">
            <text:p>0.002638</text:p>
          </table:table-cell>
          <table:table-cell office:value-type="float" office:value="100536.1" calcext:value-type="float">
            <text:p>100536.1</text:p>
          </table:table-cell>
          <table:table-cell office:value-type="float" office:value="0.06548083" calcext:value-type="float">
            <text:p>0.06548083</text:p>
          </table:table-cell>
          <table:table-cell office:value-type="float" office:value="3.023479" calcext:value-type="float">
            <text:p>3.0234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302853" calcext:value-type="float">
            <text:p>0.005302853</text:p>
          </table:table-cell>
          <table:table-cell table:number-columns-repeated="22"/>
        </table:table-row>
        <table:table-row table:style-name="ro1">
          <table:table-cell office:value-type="float" office:value="0.04727224" calcext:value-type="float">
            <text:p>0.04727224</text:p>
          </table:table-cell>
          <table:table-cell office:value-type="float" office:value="3.571967" calcext:value-type="float">
            <text:p>3.571967</text:p>
          </table:table-cell>
          <table:table-cell office:value-type="float" office:value="0.02976805" calcext:value-type="float">
            <text:p>0.02976805</text:p>
          </table:table-cell>
          <table:table-cell office:value-type="float" office:value="463002" calcext:value-type="float">
            <text:p>463002</text:p>
          </table:table-cell>
          <table:table-cell office:value-type="float" office:value="0.04727224" calcext:value-type="float">
            <text:p>0.04727224</text:p>
          </table:table-cell>
          <table:table-cell office:value-type="float" office:value="3.007201" calcext:value-type="float">
            <text:p>3.0072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292232" calcext:value-type="float">
            <text:p>0.005292232</text:p>
          </table:table-cell>
          <table:table-cell table:number-columns-repeated="22"/>
        </table:table-row>
        <table:table-row table:style-name="ro1">
          <table:table-cell office:value-type="float" office:value="0.06434782" calcext:value-type="float">
            <text:p>0.06434782</text:p>
          </table:table-cell>
          <table:table-cell office:value-type="float" office:value="3.514655" calcext:value-type="float">
            <text:p>3.514655</text:p>
          </table:table-cell>
          <table:table-cell office:value-type="float" office:value="0.005975093" calcext:value-type="float">
            <text:p>0.005975093</text:p>
          </table:table-cell>
          <table:table-cell office:value-type="float" office:value="211583.3" calcext:value-type="float">
            <text:p>211583.3</text:p>
          </table:table-cell>
          <table:table-cell office:value-type="float" office:value="0.06434782" calcext:value-type="float">
            <text:p>0.06434782</text:p>
          </table:table-cell>
          <table:table-cell office:value-type="float" office:value="3.023479" calcext:value-type="float">
            <text:p>3.0234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287196" calcext:value-type="float">
            <text:p>0.005287196</text:p>
          </table:table-cell>
          <table:table-cell table:number-columns-repeated="22"/>
        </table:table-row>
        <table:table-row table:style-name="ro1">
          <table:table-cell office:value-type="float" office:value="0.3752291" calcext:value-type="float">
            <text:p>0.3752291</text:p>
          </table:table-cell>
          <table:table-cell office:value-type="float" office:value="2.641419" calcext:value-type="float">
            <text:p>2.641419</text:p>
          </table:table-cell>
          <table:table-cell office:value-type="float" office:value="0.03497662" calcext:value-type="float">
            <text:p>0.03497662</text:p>
          </table:table-cell>
          <table:table-cell office:value-type="float" office:value="193.8646" calcext:value-type="float">
            <text:p>193.8646</text:p>
          </table:table-cell>
          <table:table-cell office:value-type="float" office:value="0.3752291" calcext:value-type="float">
            <text:p>0.3752291</text:p>
          </table:table-cell>
          <table:table-cell office:value-type="float" office:value="2.842117" calcext:value-type="float">
            <text:p>2.8421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26001" calcext:value-type="float">
            <text:p>0.00526001</text:p>
          </table:table-cell>
          <table:table-cell table:number-columns-repeated="22"/>
        </table:table-row>
        <table:table-row table:style-name="ro1">
          <table:table-cell office:value-type="float" office:value="0.3955889" calcext:value-type="float">
            <text:p>0.3955889</text:p>
          </table:table-cell>
          <table:table-cell office:value-type="float" office:value="2.58142" calcext:value-type="float">
            <text:p>2.58142</text:p>
          </table:table-cell>
          <table:table-cell office:value-type="float" office:value="0.02750849" calcext:value-type="float">
            <text:p>0.02750849</text:p>
          </table:table-cell>
          <table:table-cell office:value-type="float" office:value="210942.5" calcext:value-type="float">
            <text:p>210942.5</text:p>
          </table:table-cell>
          <table:table-cell office:value-type="float" office:value="0.3955889" calcext:value-type="float">
            <text:p>0.3955889</text:p>
          </table:table-cell>
          <table:table-cell office:value-type="float" office:value="2.808925" calcext:value-type="float">
            <text:p>2.8089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251876" calcext:value-type="float">
            <text:p>0.005251876</text:p>
          </table:table-cell>
          <table:table-cell table:number-columns-repeated="22"/>
        </table:table-row>
        <table:table-row table:style-name="ro1">
          <table:table-cell office:value-type="float" office:value="0.03695059" calcext:value-type="float">
            <text:p>0.03695059</text:p>
          </table:table-cell>
          <table:table-cell office:value-type="float" office:value="3.600795" calcext:value-type="float">
            <text:p>3.600795</text:p>
          </table:table-cell>
          <table:table-cell office:value-type="float" office:value="0.0280747" calcext:value-type="float">
            <text:p>0.0280747</text:p>
          </table:table-cell>
          <table:table-cell office:value-type="float" office:value="4024.365" calcext:value-type="float">
            <text:p>4024.365</text:p>
          </table:table-cell>
          <table:table-cell office:value-type="float" office:value="0.03695059" calcext:value-type="float">
            <text:p>0.03695059</text:p>
          </table:table-cell>
          <table:table-cell office:value-type="float" office:value="2.9845" calcext:value-type="float">
            <text:p>2.98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215297" calcext:value-type="float">
            <text:p>0.005215297</text:p>
          </table:table-cell>
          <table:table-cell table:number-columns-repeated="22"/>
        </table:table-row>
        <table:table-row table:style-name="ro1">
          <table:table-cell office:value-type="float" office:value="0.01441295" calcext:value-type="float">
            <text:p>0.01441295</text:p>
          </table:table-cell>
          <table:table-cell office:value-type="float" office:value="3.65714" calcext:value-type="float">
            <text:p>3.65714</text:p>
          </table:table-cell>
          <table:table-cell office:value-type="float" office:value="0.006539043" calcext:value-type="float">
            <text:p>0.006539043</text:p>
          </table:table-cell>
          <table:table-cell office:value-type="float" office:value="43.66492" calcext:value-type="float">
            <text:p>43.66492</text:p>
          </table:table-cell>
          <table:table-cell office:value-type="float" office:value="0.01441295" calcext:value-type="float">
            <text:p>0.01441295</text:p>
          </table:table-cell>
          <table:table-cell office:value-type="float" office:value="2.894046" calcext:value-type="float">
            <text:p>2.8940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203135" calcext:value-type="float">
            <text:p>0.005203135</text:p>
          </table:table-cell>
          <table:table-cell table:number-columns-repeated="22"/>
        </table:table-row>
        <table:table-row table:style-name="ro1">
          <table:table-cell office:value-type="float" office:value="0.7926701" calcext:value-type="float">
            <text:p>0.7926701</text:p>
          </table:table-cell>
          <table:table-cell office:value-type="float" office:value="1.465622" calcext:value-type="float">
            <text:p>1.465622</text:p>
          </table:table-cell>
          <table:table-cell office:value-type="float" office:value="0.03305277" calcext:value-type="float">
            <text:p>0.03305277</text:p>
          </table:table-cell>
          <table:table-cell office:value-type="float" office:value="29.05475" calcext:value-type="float">
            <text:p>29.05475</text:p>
          </table:table-cell>
          <table:table-cell office:value-type="float" office:value="0.7926701" calcext:value-type="float">
            <text:p>0.7926701</text:p>
          </table:table-cell>
          <table:table-cell office:value-type="float" office:value="2.010363" calcext:value-type="float">
            <text:p>2.0103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179325" calcext:value-type="float">
            <text:p>0.005179325</text:p>
          </table:table-cell>
          <table:table-cell table:number-columns-repeated="22"/>
        </table:table-row>
        <table:table-row table:style-name="ro1">
          <table:table-cell office:value-type="float" office:value="0.4324666" calcext:value-type="float">
            <text:p>0.4324666</text:p>
          </table:table-cell>
          <table:table-cell office:value-type="float" office:value="2.473088" calcext:value-type="float">
            <text:p>2.473088</text:p>
          </table:table-cell>
          <table:table-cell office:value-type="float" office:value="0.01471129" calcext:value-type="float">
            <text:p>0.01471129</text:p>
          </table:table-cell>
          <table:table-cell office:value-type="float" office:value="254.1605" calcext:value-type="float">
            <text:p>254.1605</text:p>
          </table:table-cell>
          <table:table-cell office:value-type="float" office:value="0.4324666" calcext:value-type="float">
            <text:p>0.4324666</text:p>
          </table:table-cell>
          <table:table-cell office:value-type="float" office:value="2.745865" calcext:value-type="float">
            <text:p>2.7458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176406" calcext:value-type="float">
            <text:p>0.005176406</text:p>
          </table:table-cell>
          <table:table-cell table:number-columns-repeated="22"/>
        </table:table-row>
        <table:table-row table:style-name="ro1">
          <table:table-cell office:value-type="float" office:value="0.04103792" calcext:value-type="float">
            <text:p>0.04103792</text:p>
          </table:table-cell>
          <table:table-cell office:value-type="float" office:value="3.579562" calcext:value-type="float">
            <text:p>3.579562</text:p>
          </table:table-cell>
          <table:table-cell office:value-type="float" office:value="0.0019767" calcext:value-type="float">
            <text:p>0.0019767</text:p>
          </table:table-cell>
          <table:table-cell office:value-type="float" office:value="27112.16" calcext:value-type="float">
            <text:p>27112.16</text:p>
          </table:table-cell>
          <table:table-cell office:value-type="float" office:value="0.04103792" calcext:value-type="float">
            <text:p>0.04103792</text:p>
          </table:table-cell>
          <table:table-cell office:value-type="float" office:value="2.983902" calcext:value-type="float">
            <text:p>2.9839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170738" calcext:value-type="float">
            <text:p>0.005170738</text:p>
          </table:table-cell>
          <table:table-cell table:number-columns-repeated="22"/>
        </table:table-row>
        <table:table-row table:style-name="ro1">
          <table:table-cell office:value-type="float" office:value="0.0826991" calcext:value-type="float">
            <text:p>0.0826991</text:p>
          </table:table-cell>
          <table:table-cell office:value-type="float" office:value="3.462969" calcext:value-type="float">
            <text:p>3.462969</text:p>
          </table:table-cell>
          <table:table-cell office:value-type="float" office:value="0.007523619" calcext:value-type="float">
            <text:p>0.007523619</text:p>
          </table:table-cell>
          <table:table-cell office:value-type="float" office:value="364.3246" calcext:value-type="float">
            <text:p>364.3246</text:p>
          </table:table-cell>
          <table:table-cell office:value-type="float" office:value="0.0826991" calcext:value-type="float">
            <text:p>0.0826991</text:p>
          </table:table-cell>
          <table:table-cell office:value-type="float" office:value="3.041062" calcext:value-type="float">
            <text:p>3.0410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106389" calcext:value-type="float">
            <text:p>0.005106389</text:p>
          </table:table-cell>
          <table:table-cell table:number-columns-repeated="22"/>
        </table:table-row>
        <table:table-row table:style-name="ro1">
          <table:table-cell office:value-type="float" office:value="0.7957247" calcext:value-type="float">
            <text:p>0.7957247</text:p>
          </table:table-cell>
          <table:table-cell office:value-type="float" office:value="1.45146" calcext:value-type="float">
            <text:p>1.45146</text:p>
          </table:table-cell>
          <table:table-cell office:value-type="float" office:value="0.01155106" calcext:value-type="float">
            <text:p>0.01155106</text:p>
          </table:table-cell>
          <table:table-cell office:value-type="float" office:value="16.44977" calcext:value-type="float">
            <text:p>16.44977</text:p>
          </table:table-cell>
          <table:table-cell office:value-type="float" office:value="0.7957247" calcext:value-type="float">
            <text:p>0.7957247</text:p>
          </table:table-cell>
          <table:table-cell office:value-type="float" office:value="1.995296" calcext:value-type="float">
            <text:p>1.9952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080917" calcext:value-type="float">
            <text:p>0.005080917</text:p>
          </table:table-cell>
          <table:table-cell table:number-columns-repeated="22"/>
        </table:table-row>
        <table:table-row table:style-name="ro1">
          <table:table-cell office:value-type="float" office:value="0.1199719" calcext:value-type="float">
            <text:p>0.1199719</text:p>
          </table:table-cell>
          <table:table-cell office:value-type="float" office:value="3.357988" calcext:value-type="float">
            <text:p>3.357988</text:p>
          </table:table-cell>
          <table:table-cell office:value-type="float" office:value="0.01058327" calcext:value-type="float">
            <text:p>0.01058327</text:p>
          </table:table-cell>
          <table:table-cell office:value-type="float" office:value="1.927096" calcext:value-type="float">
            <text:p>1.927096</text:p>
          </table:table-cell>
          <table:table-cell office:value-type="float" office:value="0.1199719" calcext:value-type="float">
            <text:p>0.1199719</text:p>
          </table:table-cell>
          <table:table-cell office:value-type="float" office:value="3.055518" calcext:value-type="float">
            <text:p>3.0555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067722" calcext:value-type="float">
            <text:p>0.005067722</text:p>
          </table:table-cell>
          <table:table-cell table:number-columns-repeated="22"/>
        </table:table-row>
        <table:table-row table:style-name="ro1">
          <table:table-cell office:value-type="float" office:value="0.4695638" calcext:value-type="float">
            <text:p>0.4695638</text:p>
          </table:table-cell>
          <table:table-cell office:value-type="float" office:value="2.36833" calcext:value-type="float">
            <text:p>2.36833</text:p>
          </table:table-cell>
          <table:table-cell office:value-type="float" office:value="0.01478169" calcext:value-type="float">
            <text:p>0.01478169</text:p>
          </table:table-cell>
          <table:table-cell office:value-type="float" office:value="1.104741" calcext:value-type="float">
            <text:p>1.104741</text:p>
          </table:table-cell>
          <table:table-cell office:value-type="float" office:value="0.4695638" calcext:value-type="float">
            <text:p>0.4695638</text:p>
          </table:table-cell>
          <table:table-cell office:value-type="float" office:value="2.683484" calcext:value-type="float">
            <text:p>2.6834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03034" calcext:value-type="float">
            <text:p>0.00503034</text:p>
          </table:table-cell>
          <table:table-cell table:number-columns-repeated="22"/>
        </table:table-row>
        <table:table-row table:style-name="ro1">
          <table:table-cell office:value-type="float" office:value="0.8158092" calcext:value-type="float">
            <text:p>0.8158092</text:p>
          </table:table-cell>
          <table:table-cell office:value-type="float" office:value="1.394041" calcext:value-type="float">
            <text:p>1.394041</text:p>
          </table:table-cell>
          <table:table-cell office:value-type="float" office:value="0.006315447" calcext:value-type="float">
            <text:p>0.006315447</text:p>
          </table:table-cell>
          <table:table-cell office:value-type="float" office:value="0.8271428" calcext:value-type="float">
            <text:p>0.8271428</text:p>
          </table:table-cell>
          <table:table-cell office:value-type="float" office:value="0.8158092" calcext:value-type="float">
            <text:p>0.8158092</text:p>
          </table:table-cell>
          <table:table-cell office:value-type="float" office:value="1.943724" calcext:value-type="float">
            <text:p>1.9437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997329" calcext:value-type="float">
            <text:p>0.004997329</text:p>
          </table:table-cell>
          <table:table-cell table:number-columns-repeated="22"/>
        </table:table-row>
        <table:table-row table:style-name="ro1">
          <table:table-cell office:value-type="float" office:value="0.7286161" calcext:value-type="float">
            <text:p>0.7286161</text:p>
          </table:table-cell>
          <table:table-cell office:value-type="float" office:value="1.639331" calcext:value-type="float">
            <text:p>1.639331</text:p>
          </table:table-cell>
          <table:table-cell office:value-type="float" office:value="0.01261786" calcext:value-type="float">
            <text:p>0.01261786</text:p>
          </table:table-cell>
          <table:table-cell office:value-type="float" office:value="298.0241" calcext:value-type="float">
            <text:p>298.0241</text:p>
          </table:table-cell>
          <table:table-cell office:value-type="float" office:value="0.7286161" calcext:value-type="float">
            <text:p>0.7286161</text:p>
          </table:table-cell>
          <table:table-cell office:value-type="float" office:value="2.155665" calcext:value-type="float">
            <text:p>2.1556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955562" calcext:value-type="float">
            <text:p>0.004955562</text:p>
          </table:table-cell>
          <table:table-cell table:number-columns-repeated="22"/>
        </table:table-row>
        <table:table-row table:style-name="ro1">
          <table:table-cell office:value-type="float" office:value="0.793104" calcext:value-type="float">
            <text:p>0.793104</text:p>
          </table:table-cell>
          <table:table-cell office:value-type="float" office:value="1.458685" calcext:value-type="float">
            <text:p>1.458685</text:p>
          </table:table-cell>
          <table:table-cell office:value-type="float" office:value="0.01121185" calcext:value-type="float">
            <text:p>0.01121185</text:p>
          </table:table-cell>
          <table:table-cell office:value-type="float" office:value="24.48925" calcext:value-type="float">
            <text:p>24.48925</text:p>
          </table:table-cell>
          <table:table-cell office:value-type="float" office:value="0.793104" calcext:value-type="float">
            <text:p>0.793104</text:p>
          </table:table-cell>
          <table:table-cell office:value-type="float" office:value="2.001597" calcext:value-type="float">
            <text:p>2.0015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906303" calcext:value-type="float">
            <text:p>0.004906303</text:p>
          </table:table-cell>
          <table:table-cell table:number-columns-repeated="22"/>
        </table:table-row>
        <table:table-row table:style-name="ro1">
          <table:table-cell office:value-type="float" office:value="0.4057277" calcext:value-type="float">
            <text:p>0.4057277</text:p>
          </table:table-cell>
          <table:table-cell office:value-type="float" office:value="2.549114" calcext:value-type="float">
            <text:p>2.549114</text:p>
          </table:table-cell>
          <table:table-cell office:value-type="float" office:value="0.01608449" calcext:value-type="float">
            <text:p>0.01608449</text:p>
          </table:table-cell>
          <table:table-cell office:value-type="float" office:value="18318990000" calcext:value-type="float">
            <text:p>18318990000</text:p>
          </table:table-cell>
          <table:table-cell office:value-type="float" office:value="0.4057277" calcext:value-type="float">
            <text:p>0.4057277</text:p>
          </table:table-cell>
          <table:table-cell office:value-type="float" office:value="2.788993" calcext:value-type="float">
            <text:p>2.788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900375" calcext:value-type="float">
            <text:p>0.004900375</text:p>
          </table:table-cell>
          <table:table-cell table:number-columns-repeated="22"/>
        </table:table-row>
        <table:table-row table:style-name="ro1">
          <table:table-cell office:value-type="float" office:value="0.1159505" calcext:value-type="float">
            <text:p>0.1159505</text:p>
          </table:table-cell>
          <table:table-cell office:value-type="float" office:value="3.365799" calcext:value-type="float">
            <text:p>3.365799</text:p>
          </table:table-cell>
          <table:table-cell office:value-type="float" office:value="0.0005606314" calcext:value-type="float">
            <text:p>0.0005606314</text:p>
          </table:table-cell>
          <table:table-cell office:value-type="float" office:value="2.983774" calcext:value-type="float">
            <text:p>2.983774</text:p>
          </table:table-cell>
          <table:table-cell office:value-type="float" office:value="0.1159505" calcext:value-type="float">
            <text:p>0.1159505</text:p>
          </table:table-cell>
          <table:table-cell office:value-type="float" office:value="3.051172" calcext:value-type="float">
            <text:p>3.0511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887849" calcext:value-type="float">
            <text:p>0.004887849</text:p>
          </table:table-cell>
          <table:table-cell table:number-columns-repeated="22"/>
        </table:table-row>
        <table:table-row table:style-name="ro1">
          <table:table-cell office:value-type="float" office:value="0.02853721" calcext:value-type="float">
            <text:p>0.02853721</text:p>
          </table:table-cell>
          <table:table-cell office:value-type="float" office:value="3.625207" calcext:value-type="float">
            <text:p>3.625207</text:p>
          </table:table-cell>
          <table:table-cell office:value-type="float" office:value="0.02922482" calcext:value-type="float">
            <text:p>0.02922482</text:p>
          </table:table-cell>
          <table:table-cell office:value-type="float" office:value="443.8786" calcext:value-type="float">
            <text:p>443.8786</text:p>
          </table:table-cell>
          <table:table-cell office:value-type="float" office:value="0.02853721" calcext:value-type="float">
            <text:p>0.02853721</text:p>
          </table:table-cell>
          <table:table-cell office:value-type="float" office:value="2.961434" calcext:value-type="float">
            <text:p>2.9614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85295" calcext:value-type="float">
            <text:p>0.00485295</text:p>
          </table:table-cell>
          <table:table-cell table:number-columns-repeated="22"/>
        </table:table-row>
        <table:table-row table:style-name="ro1">
          <table:table-cell office:value-type="float" office:value="0.788285" calcext:value-type="float">
            <text:p>0.788285</text:p>
          </table:table-cell>
          <table:table-cell office:value-type="float" office:value="1.481872" calcext:value-type="float">
            <text:p>1.481872</text:p>
          </table:table-cell>
          <table:table-cell office:value-type="float" office:value="0.048655" calcext:value-type="float">
            <text:p>0.048655</text:p>
          </table:table-cell>
          <table:table-cell office:value-type="float" office:value="66.22918" calcext:value-type="float">
            <text:p>66.22918</text:p>
          </table:table-cell>
          <table:table-cell office:value-type="float" office:value="0.788285" calcext:value-type="float">
            <text:p>0.788285</text:p>
          </table:table-cell>
          <table:table-cell office:value-type="float" office:value="2.026444" calcext:value-type="float">
            <text:p>2.026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850183" calcext:value-type="float">
            <text:p>0.004850183</text:p>
          </table:table-cell>
          <table:table-cell table:number-columns-repeated="22"/>
        </table:table-row>
        <table:table-row table:style-name="ro1">
          <table:table-cell office:value-type="float" office:value="0.08752206" calcext:value-type="float">
            <text:p>0.08752206</text:p>
          </table:table-cell>
          <table:table-cell office:value-type="float" office:value="3.446809" calcext:value-type="float">
            <text:p>3.446809</text:p>
          </table:table-cell>
          <table:table-cell office:value-type="float" office:value="0.0009034005" calcext:value-type="float">
            <text:p>0.0009034005</text:p>
          </table:table-cell>
          <table:table-cell office:value-type="float" office:value="135.4278" calcext:value-type="float">
            <text:p>135.4278</text:p>
          </table:table-cell>
          <table:table-cell office:value-type="float" office:value="0.08752206" calcext:value-type="float">
            <text:p>0.08752206</text:p>
          </table:table-cell>
          <table:table-cell office:value-type="float" office:value="3.041558" calcext:value-type="float">
            <text:p>3.0415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824488" calcext:value-type="float">
            <text:p>0.004824488</text:p>
          </table:table-cell>
          <table:table-cell table:number-columns-repeated="22"/>
        </table:table-row>
        <table:table-row table:style-name="ro1">
          <table:table-cell office:value-type="float" office:value="0.05930518" calcext:value-type="float">
            <text:p>0.05930518</text:p>
          </table:table-cell>
          <table:table-cell office:value-type="float" office:value="3.528021" calcext:value-type="float">
            <text:p>3.528021</text:p>
          </table:table-cell>
          <table:table-cell office:value-type="float" office:value="0.00328636" calcext:value-type="float">
            <text:p>0.00328636</text:p>
          </table:table-cell>
          <table:table-cell office:value-type="float" office:value="16136490" calcext:value-type="float">
            <text:p>16136490</text:p>
          </table:table-cell>
          <table:table-cell office:value-type="float" office:value="0.05930518" calcext:value-type="float">
            <text:p>0.05930518</text:p>
          </table:table-cell>
          <table:table-cell office:value-type="float" office:value="3.01605" calcext:value-type="float">
            <text:p>3.016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799257" calcext:value-type="float">
            <text:p>0.004799257</text:p>
          </table:table-cell>
          <table:table-cell table:number-columns-repeated="22"/>
        </table:table-row>
        <table:table-row table:style-name="ro1">
          <table:table-cell office:value-type="float" office:value="0.759247" calcext:value-type="float">
            <text:p>0.759247</text:p>
          </table:table-cell>
          <table:table-cell office:value-type="float" office:value="1.55278" calcext:value-type="float">
            <text:p>1.55278</text:p>
          </table:table-cell>
          <table:table-cell office:value-type="float" office:value="0.00942486" calcext:value-type="float">
            <text:p>0.00942486</text:p>
          </table:table-cell>
          <table:table-cell office:value-type="float" office:value="5761847" calcext:value-type="float">
            <text:p>5761847</text:p>
          </table:table-cell>
          <table:table-cell office:value-type="float" office:value="0.759247" calcext:value-type="float">
            <text:p>0.759247</text:p>
          </table:table-cell>
          <table:table-cell office:value-type="float" office:value="2.082646" calcext:value-type="float">
            <text:p>2.0826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79914" calcext:value-type="float">
            <text:p>0.00479914</text:p>
          </table:table-cell>
          <table:table-cell table:number-columns-repeated="22"/>
        </table:table-row>
        <table:table-row table:style-name="ro1">
          <table:table-cell office:value-type="float" office:value="0.3649879" calcext:value-type="float">
            <text:p>0.3649879</text:p>
          </table:table-cell>
          <table:table-cell office:value-type="float" office:value="2.66199" calcext:value-type="float">
            <text:p>2.66199</text:p>
          </table:table-cell>
          <table:table-cell office:value-type="float" office:value="0.008733189" calcext:value-type="float">
            <text:p>0.008733189</text:p>
          </table:table-cell>
          <table:table-cell office:value-type="float" office:value="39.35358" calcext:value-type="float">
            <text:p>39.35358</text:p>
          </table:table-cell>
          <table:table-cell office:value-type="float" office:value="0.3649879" calcext:value-type="float">
            <text:p>0.3649879</text:p>
          </table:table-cell>
          <table:table-cell office:value-type="float" office:value="2.84693" calcext:value-type="float">
            <text:p>2.846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792075" calcext:value-type="float">
            <text:p>0.004792075</text:p>
          </table:table-cell>
          <table:table-cell table:number-columns-repeated="22"/>
        </table:table-row>
        <table:table-row table:style-name="ro1">
          <table:table-cell office:value-type="float" office:value="0.4618535" calcext:value-type="float">
            <text:p>0.4618535</text:p>
          </table:table-cell>
          <table:table-cell office:value-type="float" office:value="2.386192" calcext:value-type="float">
            <text:p>2.386192</text:p>
          </table:table-cell>
          <table:table-cell office:value-type="float" office:value="0.002368492" calcext:value-type="float">
            <text:p>0.002368492</text:p>
          </table:table-cell>
          <table:table-cell office:value-type="float" office:value="3.00242" calcext:value-type="float">
            <text:p>3.00242</text:p>
          </table:table-cell>
          <table:table-cell office:value-type="float" office:value="0.4618535" calcext:value-type="float">
            <text:p>0.4618535</text:p>
          </table:table-cell>
          <table:table-cell office:value-type="float" office:value="2.692013" calcext:value-type="float">
            <text:p>2.69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728267" calcext:value-type="float">
            <text:p>0.004728267</text:p>
          </table:table-cell>
          <table:table-cell table:number-columns-repeated="22"/>
        </table:table-row>
        <table:table-row table:style-name="ro1">
          <table:table-cell office:value-type="float" office:value="0.01014187" calcext:value-type="float">
            <text:p>0.01014187</text:p>
          </table:table-cell>
          <table:table-cell office:value-type="float" office:value="3.673868" calcext:value-type="float">
            <text:p>3.673868</text:p>
          </table:table-cell>
          <table:table-cell office:value-type="float" office:value="0.01877701" calcext:value-type="float">
            <text:p>0.01877701</text:p>
          </table:table-cell>
          <table:table-cell office:value-type="float" office:value="22.73773" calcext:value-type="float">
            <text:p>22.73773</text:p>
          </table:table-cell>
          <table:table-cell office:value-type="float" office:value="0.01014187" calcext:value-type="float">
            <text:p>0.01014187</text:p>
          </table:table-cell>
          <table:table-cell office:value-type="float" office:value="2.872034" calcext:value-type="float">
            <text:p>2.8720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689233" calcext:value-type="float">
            <text:p>0.004689233</text:p>
          </table:table-cell>
          <table:table-cell table:number-columns-repeated="22"/>
        </table:table-row>
        <table:table-row table:style-name="ro1">
          <table:table-cell office:value-type="float" office:value="0.3847116" calcext:value-type="float">
            <text:p>0.3847116</text:p>
          </table:table-cell>
          <table:table-cell office:value-type="float" office:value="2.606239" calcext:value-type="float">
            <text:p>2.606239</text:p>
          </table:table-cell>
          <table:table-cell office:value-type="float" office:value="0.008894618" calcext:value-type="float">
            <text:p>0.008894618</text:p>
          </table:table-cell>
          <table:table-cell office:value-type="float" office:value="2425.53" calcext:value-type="float">
            <text:p>2425.53</text:p>
          </table:table-cell>
          <table:table-cell office:value-type="float" office:value="0.3847116" calcext:value-type="float">
            <text:p>0.3847116</text:p>
          </table:table-cell>
          <table:table-cell office:value-type="float" office:value="2.818227" calcext:value-type="float">
            <text:p>2.8182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686623" calcext:value-type="float">
            <text:p>0.004686623</text:p>
          </table:table-cell>
          <table:table-cell table:number-columns-repeated="22"/>
        </table:table-row>
        <table:table-row table:style-name="ro1">
          <table:table-cell office:value-type="float" office:value="0.3883248" calcext:value-type="float">
            <text:p>0.3883248</text:p>
          </table:table-cell>
          <table:table-cell office:value-type="float" office:value="2.603407" calcext:value-type="float">
            <text:p>2.603407</text:p>
          </table:table-cell>
          <table:table-cell office:value-type="float" office:value="0.03203353" calcext:value-type="float">
            <text:p>0.03203353</text:p>
          </table:table-cell>
          <table:table-cell office:value-type="float" office:value="6140.46" calcext:value-type="float">
            <text:p>6140.46</text:p>
          </table:table-cell>
          <table:table-cell office:value-type="float" office:value="0.3883248" calcext:value-type="float">
            <text:p>0.3883248</text:p>
          </table:table-cell>
          <table:table-cell office:value-type="float" office:value="2.821613" calcext:value-type="float">
            <text:p>2.8216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602915" calcext:value-type="float">
            <text:p>0.004602915</text:p>
          </table:table-cell>
          <table:table-cell table:number-columns-repeated="22"/>
        </table:table-row>
        <table:table-row table:style-name="ro1">
          <table:table-cell office:value-type="float" office:value="0.05190803" calcext:value-type="float">
            <text:p>0.05190803</text:p>
          </table:table-cell>
          <table:table-cell office:value-type="float" office:value="3.548607" calcext:value-type="float">
            <text:p>3.548607</text:p>
          </table:table-cell>
          <table:table-cell office:value-type="float" office:value="0.001993611" calcext:value-type="float">
            <text:p>0.001993611</text:p>
          </table:table-cell>
          <table:table-cell office:value-type="float" office:value="434848700" calcext:value-type="float">
            <text:p>434848700</text:p>
          </table:table-cell>
          <table:table-cell office:value-type="float" office:value="0.05190803" calcext:value-type="float">
            <text:p>0.05190803</text:p>
          </table:table-cell>
          <table:table-cell office:value-type="float" office:value="3.004532" calcext:value-type="float">
            <text:p>3.0045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596349" calcext:value-type="float">
            <text:p>0.004596349</text:p>
          </table:table-cell>
          <table:table-cell table:number-columns-repeated="22"/>
        </table:table-row>
        <table:table-row table:style-name="ro1">
          <table:table-cell office:value-type="float" office:value="0.3796449" calcext:value-type="float">
            <text:p>0.3796449</text:p>
          </table:table-cell>
          <table:table-cell office:value-type="float" office:value="2.625275" calcext:value-type="float">
            <text:p>2.625275</text:p>
          </table:table-cell>
          <table:table-cell office:value-type="float" office:value="0.02348514" calcext:value-type="float">
            <text:p>0.02348514</text:p>
          </table:table-cell>
          <table:table-cell office:value-type="float" office:value="545.3321" calcext:value-type="float">
            <text:p>545.3321</text:p>
          </table:table-cell>
          <table:table-cell office:value-type="float" office:value="0.3796449" calcext:value-type="float">
            <text:p>0.3796449</text:p>
          </table:table-cell>
          <table:table-cell office:value-type="float" office:value="2.831319" calcext:value-type="float">
            <text:p>2.8313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595082" calcext:value-type="float">
            <text:p>0.004595082</text:p>
          </table:table-cell>
          <table:table-cell table:number-columns-repeated="22"/>
        </table:table-row>
        <table:table-row table:style-name="ro1">
          <table:table-cell office:value-type="float" office:value="0.7488858" calcext:value-type="float">
            <text:p>0.7488858</text:p>
          </table:table-cell>
          <table:table-cell office:value-type="float" office:value="1.589488" calcext:value-type="float">
            <text:p>1.589488</text:p>
          </table:table-cell>
          <table:table-cell office:value-type="float" office:value="0.03831539" calcext:value-type="float">
            <text:p>0.03831539</text:p>
          </table:table-cell>
          <table:table-cell office:value-type="float" office:value="1307059" calcext:value-type="float">
            <text:p>1307059</text:p>
          </table:table-cell>
          <table:table-cell office:value-type="float" office:value="0.7488858" calcext:value-type="float">
            <text:p>0.7488858</text:p>
          </table:table-cell>
          <table:table-cell office:value-type="float" office:value="2.117426" calcext:value-type="float">
            <text:p>2.1174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577917" calcext:value-type="float">
            <text:p>0.004577917</text:p>
          </table:table-cell>
          <table:table-cell table:number-columns-repeated="22"/>
        </table:table-row>
        <table:table-row table:style-name="ro1">
          <table:table-cell office:value-type="float" office:value="0.7731057" calcext:value-type="float">
            <text:p>0.7731057</text:p>
          </table:table-cell>
          <table:table-cell office:value-type="float" office:value="1.511658" calcext:value-type="float">
            <text:p>1.511658</text:p>
          </table:table-cell>
          <table:table-cell office:value-type="float" office:value="0.0006061073" calcext:value-type="float">
            <text:p>0.0006061073</text:p>
          </table:table-cell>
          <table:table-cell office:value-type="float" office:value="1698.8" calcext:value-type="float">
            <text:p>1698.8</text:p>
          </table:table-cell>
          <table:table-cell office:value-type="float" office:value="0.7731057" calcext:value-type="float">
            <text:p>0.7731057</text:p>
          </table:table-cell>
          <table:table-cell office:value-type="float" office:value="2.046294" calcext:value-type="float">
            <text:p>2.0462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55527" calcext:value-type="float">
            <text:p>0.00455527</text:p>
          </table:table-cell>
          <table:table-cell table:number-columns-repeated="22"/>
        </table:table-row>
        <table:table-row table:style-name="ro1">
          <table:table-cell office:value-type="float" office:value="0.6939415" calcext:value-type="float">
            <text:p>0.6939415</text:p>
          </table:table-cell>
          <table:table-cell office:value-type="float" office:value="1.737284" calcext:value-type="float">
            <text:p>1.737284</text:p>
          </table:table-cell>
          <table:table-cell office:value-type="float" office:value="0.01560061" calcext:value-type="float">
            <text:p>0.01560061</text:p>
          </table:table-cell>
          <table:table-cell office:value-type="float" office:value="1.403861" calcext:value-type="float">
            <text:p>1.403861</text:p>
          </table:table-cell>
          <table:table-cell office:value-type="float" office:value="0.6939415" calcext:value-type="float">
            <text:p>0.6939415</text:p>
          </table:table-cell>
          <table:table-cell office:value-type="float" office:value="2.235759" calcext:value-type="float">
            <text:p>2.2357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534524" calcext:value-type="float">
            <text:p>0.004534524</text:p>
          </table:table-cell>
          <table:table-cell table:number-columns-repeated="22"/>
        </table:table-row>
        <table:table-row table:style-name="ro1">
          <table:table-cell office:value-type="float" office:value="0.743486" calcext:value-type="float">
            <text:p>0.743486</text:p>
          </table:table-cell>
          <table:table-cell office:value-type="float" office:value="1.614605" calcext:value-type="float">
            <text:p>1.614605</text:p>
          </table:table-cell>
          <table:table-cell office:value-type="float" office:value="0.07730423" calcext:value-type="float">
            <text:p>0.07730423</text:p>
          </table:table-cell>
          <table:table-cell office:value-type="float" office:value="19081.1" calcext:value-type="float">
            <text:p>19081.1</text:p>
          </table:table-cell>
          <table:table-cell office:value-type="float" office:value="0.743486" calcext:value-type="float">
            <text:p>0.743486</text:p>
          </table:table-cell>
          <table:table-cell office:value-type="float" office:value="2.143339" calcext:value-type="float">
            <text:p>2.1433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510638" calcext:value-type="float">
            <text:p>0.004510638</text:p>
          </table:table-cell>
          <table:table-cell table:number-columns-repeated="22"/>
        </table:table-row>
        <table:table-row table:style-name="ro1">
          <table:table-cell office:value-type="float" office:value="0.7441648" calcext:value-type="float">
            <text:p>0.7441648</text:p>
          </table:table-cell>
          <table:table-cell office:value-type="float" office:value="1.595829" calcext:value-type="float">
            <text:p>1.595829</text:p>
          </table:table-cell>
          <table:table-cell office:value-type="float" office:value="0.01263911" calcext:value-type="float">
            <text:p>0.01263911</text:p>
          </table:table-cell>
          <table:table-cell office:value-type="float" office:value="70447.57" calcext:value-type="float">
            <text:p>70447.57</text:p>
          </table:table-cell>
          <table:table-cell office:value-type="float" office:value="0.7441648" calcext:value-type="float">
            <text:p>0.7441648</text:p>
          </table:table-cell>
          <table:table-cell office:value-type="float" office:value="2.119435" calcext:value-type="float">
            <text:p>2.1194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498964" calcext:value-type="float">
            <text:p>0.004498964</text:p>
          </table:table-cell>
          <table:table-cell table:number-columns-repeated="22"/>
        </table:table-row>
        <table:table-row table:style-name="ro1">
          <table:table-cell office:value-type="float" office:value="0.3436257" calcext:value-type="float">
            <text:p>0.3436257</text:p>
          </table:table-cell>
          <table:table-cell office:value-type="float" office:value="2.729233" calcext:value-type="float">
            <text:p>2.729233</text:p>
          </table:table-cell>
          <table:table-cell office:value-type="float" office:value="0.02951974" calcext:value-type="float">
            <text:p>0.02951974</text:p>
          </table:table-cell>
          <table:table-cell office:value-type="float" office:value="2.367459" calcext:value-type="float">
            <text:p>2.367459</text:p>
          </table:table-cell>
          <table:table-cell office:value-type="float" office:value="0.3436257" calcext:value-type="float">
            <text:p>0.3436257</text:p>
          </table:table-cell>
          <table:table-cell office:value-type="float" office:value="2.884588" calcext:value-type="float">
            <text:p>2.8845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476188" calcext:value-type="float">
            <text:p>0.004476188</text:p>
          </table:table-cell>
          <table:table-cell table:number-columns-repeated="22"/>
        </table:table-row>
        <table:table-row table:style-name="ro1">
          <table:table-cell office:value-type="float" office:value="0.0000000000000209624" calcext:value-type="float">
            <text:p>2.09624E-14</text:p>
          </table:table-cell>
          <table:table-cell office:value-type="float" office:value="3.706033" calcext:value-type="float">
            <text:p>3.706033</text:p>
          </table:table-cell>
          <table:table-cell office:value-type="float" office:value="0.02757654" calcext:value-type="float">
            <text:p>0.02757654</text:p>
          </table:table-cell>
          <table:table-cell office:value-type="float" office:value="6.446269" calcext:value-type="float">
            <text:p>6.446269</text:p>
          </table:table-cell>
          <table:table-cell office:value-type="float" office:value="0.0000000000000209624" calcext:value-type="float">
            <text:p>2.09624E-14</text:p>
          </table:table-cell>
          <table:table-cell office:value-type="float" office:value="2.706033" calcext:value-type="float">
            <text:p>2.7060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475963" calcext:value-type="float">
            <text:p>0.004475963</text:p>
          </table:table-cell>
          <table:table-cell table:number-columns-repeated="22"/>
        </table:table-row>
        <table:table-row table:style-name="ro1">
          <table:table-cell office:value-type="float" office:value="0.1207498" calcext:value-type="float">
            <text:p>0.1207498</text:p>
          </table:table-cell>
          <table:table-cell office:value-type="float" office:value="3.355802" calcext:value-type="float">
            <text:p>3.355802</text:p>
          </table:table-cell>
          <table:table-cell office:value-type="float" office:value="0.01065904" calcext:value-type="float">
            <text:p>0.01065904</text:p>
          </table:table-cell>
          <table:table-cell office:value-type="float" office:value="1.747642" calcext:value-type="float">
            <text:p>1.747642</text:p>
          </table:table-cell>
          <table:table-cell office:value-type="float" office:value="0.1207498" calcext:value-type="float">
            <text:p>0.1207498</text:p>
          </table:table-cell>
          <table:table-cell office:value-type="float" office:value="3.055596" calcext:value-type="float">
            <text:p>3.0555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417651" calcext:value-type="float">
            <text:p>0.004417651</text:p>
          </table:table-cell>
          <table:table-cell table:number-columns-repeated="22"/>
        </table:table-row>
        <table:table-row table:style-name="ro1">
          <table:table-cell office:value-type="float" office:value="0.7986655" calcext:value-type="float">
            <text:p>0.7986655</text:p>
          </table:table-cell>
          <table:table-cell office:value-type="float" office:value="1.450773" calcext:value-type="float">
            <text:p>1.450773</text:p>
          </table:table-cell>
          <table:table-cell office:value-type="float" office:value="0.04049788" calcext:value-type="float">
            <text:p>0.04049788</text:p>
          </table:table-cell>
          <table:table-cell office:value-type="float" office:value="12.12202" calcext:value-type="float">
            <text:p>12.12202</text:p>
          </table:table-cell>
          <table:table-cell office:value-type="float" office:value="0.7986655" calcext:value-type="float">
            <text:p>0.7986655</text:p>
          </table:table-cell>
          <table:table-cell office:value-type="float" office:value="1.998212" calcext:value-type="float">
            <text:p>1.9982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407982" calcext:value-type="float">
            <text:p>0.004407982</text:p>
          </table:table-cell>
          <table:table-cell table:number-columns-repeated="22"/>
        </table:table-row>
        <table:table-row table:style-name="ro1">
          <table:table-cell office:value-type="float" office:value="0.02090023" calcext:value-type="float">
            <text:p>0.02090023</text:p>
          </table:table-cell>
          <table:table-cell office:value-type="float" office:value="3.644688" calcext:value-type="float">
            <text:p>3.644688</text:p>
          </table:table-cell>
          <table:table-cell office:value-type="float" office:value="0.02287845" calcext:value-type="float">
            <text:p>0.02287845</text:p>
          </table:table-cell>
          <table:table-cell office:value-type="float" office:value="108.5082" calcext:value-type="float">
            <text:p>108.5082</text:p>
          </table:table-cell>
          <table:table-cell office:value-type="float" office:value="0.02090023" calcext:value-type="float">
            <text:p>0.02090023</text:p>
          </table:table-cell>
          <table:table-cell office:value-type="float" office:value="2.931333" calcext:value-type="float">
            <text:p>2.931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397895" calcext:value-type="float">
            <text:p>0.004397895</text:p>
          </table:table-cell>
          <table:table-cell table:number-columns-repeated="22"/>
        </table:table-row>
        <table:table-row table:style-name="ro1">
          <table:table-cell office:value-type="float" office:value="0.0826991" calcext:value-type="float">
            <text:p>0.0826991</text:p>
          </table:table-cell>
          <table:table-cell office:value-type="float" office:value="3.462969" calcext:value-type="float">
            <text:p>3.462969</text:p>
          </table:table-cell>
          <table:table-cell office:value-type="float" office:value="0.007523619" calcext:value-type="float">
            <text:p>0.007523619</text:p>
          </table:table-cell>
          <table:table-cell office:value-type="float" office:value="364.3246" calcext:value-type="float">
            <text:p>364.3246</text:p>
          </table:table-cell>
          <table:table-cell office:value-type="float" office:value="0.0826991" calcext:value-type="float">
            <text:p>0.0826991</text:p>
          </table:table-cell>
          <table:table-cell office:value-type="float" office:value="3.041062" calcext:value-type="float">
            <text:p>3.0410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381486" calcext:value-type="float">
            <text:p>0.004381486</text:p>
          </table:table-cell>
          <table:table-cell table:number-columns-repeated="22"/>
        </table:table-row>
        <table:table-row table:style-name="ro1">
          <table:table-cell office:value-type="float" office:value="0.1143405" calcext:value-type="float">
            <text:p>0.1143405</text:p>
          </table:table-cell>
          <table:table-cell office:value-type="float" office:value="3.37528" calcext:value-type="float">
            <text:p>3.37528</text:p>
          </table:table-cell>
          <table:table-cell office:value-type="float" office:value="0.01411337" calcext:value-type="float">
            <text:p>0.01411337</text:p>
          </table:table-cell>
          <table:table-cell office:value-type="float" office:value="3.839712" calcext:value-type="float">
            <text:p>3.839712</text:p>
          </table:table-cell>
          <table:table-cell office:value-type="float" office:value="0.1143405" calcext:value-type="float">
            <text:p>0.1143405</text:p>
          </table:table-cell>
          <table:table-cell office:value-type="float" office:value="3.056309" calcext:value-type="float">
            <text:p>3.0563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363597" calcext:value-type="float">
            <text:p>0.004363597</text:p>
          </table:table-cell>
          <table:table-cell table:number-columns-repeated="22"/>
        </table:table-row>
        <table:table-row table:style-name="ro1">
          <table:table-cell office:value-type="float" office:value="0.7134621" calcext:value-type="float">
            <text:p>0.7134621</text:p>
          </table:table-cell>
          <table:table-cell office:value-type="float" office:value="1.685784" calcext:value-type="float">
            <text:p>1.685784</text:p>
          </table:table-cell>
          <table:table-cell office:value-type="float" office:value="0.02727703" calcext:value-type="float">
            <text:p>0.02727703</text:p>
          </table:table-cell>
          <table:table-cell office:value-type="float" office:value="18.57801" calcext:value-type="float">
            <text:p>18.57801</text:p>
          </table:table-cell>
          <table:table-cell office:value-type="float" office:value="0.7134621" calcext:value-type="float">
            <text:p>0.7134621</text:p>
          </table:table-cell>
          <table:table-cell office:value-type="float" office:value="2.195772" calcext:value-type="float">
            <text:p>2.1957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356594" calcext:value-type="float">
            <text:p>0.004356594</text:p>
          </table:table-cell>
          <table:table-cell table:number-columns-repeated="22"/>
        </table:table-row>
        <table:table-row table:style-name="ro1">
          <table:table-cell office:value-type="float" office:value="0.4436616" calcext:value-type="float">
            <text:p>0.4436616</text:p>
          </table:table-cell>
          <table:table-cell office:value-type="float" office:value="2.438876" calcext:value-type="float">
            <text:p>2.438876</text:p>
          </table:table-cell>
          <table:table-cell office:value-type="float" office:value="0.006551274" calcext:value-type="float">
            <text:p>0.006551274</text:p>
          </table:table-cell>
          <table:table-cell office:value-type="float" office:value="33.51092" calcext:value-type="float">
            <text:p>33.51092</text:p>
          </table:table-cell>
          <table:table-cell office:value-type="float" office:value="0.4436616" calcext:value-type="float">
            <text:p>0.4436616</text:p>
          </table:table-cell>
          <table:table-cell office:value-type="float" office:value="2.724306" calcext:value-type="float">
            <text:p>2.7243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349015" calcext:value-type="float">
            <text:p>0.004349015</text:p>
          </table:table-cell>
          <table:table-cell table:number-columns-repeated="22"/>
        </table:table-row>
        <table:table-row table:style-name="ro1">
          <table:table-cell office:value-type="float" office:value="0.05030575" calcext:value-type="float">
            <text:p>0.05030575</text:p>
          </table:table-cell>
          <table:table-cell office:value-type="float" office:value="3.554474" calcext:value-type="float">
            <text:p>3.554474</text:p>
          </table:table-cell>
          <table:table-cell office:value-type="float" office:value="0.00549823" calcext:value-type="float">
            <text:p>0.00549823</text:p>
          </table:table-cell>
          <table:table-cell office:value-type="float" office:value="21722710" calcext:value-type="float">
            <text:p>21722710</text:p>
          </table:table-cell>
          <table:table-cell office:value-type="float" office:value="0.05030575" calcext:value-type="float">
            <text:p>0.05030575</text:p>
          </table:table-cell>
          <table:table-cell office:value-type="float" office:value="3.003234" calcext:value-type="float">
            <text:p>3.0032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32525" calcext:value-type="float">
            <text:p>0.00432525</text:p>
          </table:table-cell>
          <table:table-cell table:number-columns-repeated="22"/>
        </table:table-row>
        <table:table-row table:style-name="ro1">
          <table:table-cell office:value-type="float" office:value="0.73885" calcext:value-type="float">
            <text:p>0.73885</text:p>
          </table:table-cell>
          <table:table-cell office:value-type="float" office:value="1.617405" calcext:value-type="float">
            <text:p>1.617405</text:p>
          </table:table-cell>
          <table:table-cell office:value-type="float" office:value="0.03758014" calcext:value-type="float">
            <text:p>0.03758014</text:p>
          </table:table-cell>
          <table:table-cell office:value-type="float" office:value="4484.175" calcext:value-type="float">
            <text:p>4484.175</text:p>
          </table:table-cell>
          <table:table-cell office:value-type="float" office:value="0.73885" calcext:value-type="float">
            <text:p>0.73885</text:p>
          </table:table-cell>
          <table:table-cell office:value-type="float" office:value="2.140734" calcext:value-type="float">
            <text:p>2.1407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319713" calcext:value-type="float">
            <text:p>0.004319713</text:p>
          </table:table-cell>
          <table:table-cell table:number-columns-repeated="22"/>
        </table:table-row>
        <table:table-row table:style-name="ro1">
          <table:table-cell office:value-type="float" office:value="0.4114558" calcext:value-type="float">
            <text:p>0.4114558</text:p>
          </table:table-cell>
          <table:table-cell office:value-type="float" office:value="2.528169" calcext:value-type="float">
            <text:p>2.528169</text:p>
          </table:table-cell>
          <table:table-cell office:value-type="float" office:value="0.001327367" calcext:value-type="float">
            <text:p>0.001327367</text:p>
          </table:table-cell>
          <table:table-cell office:value-type="float" office:value="624395.6" calcext:value-type="float">
            <text:p>624395.6</text:p>
          </table:table-cell>
          <table:table-cell office:value-type="float" office:value="0.4114558" calcext:value-type="float">
            <text:p>0.4114558</text:p>
          </table:table-cell>
          <table:table-cell office:value-type="float" office:value="2.774356" calcext:value-type="float">
            <text:p>2.7743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316333" calcext:value-type="float">
            <text:p>0.004316333</text:p>
          </table:table-cell>
          <table:table-cell table:number-columns-repeated="22"/>
        </table:table-row>
        <table:table-row table:style-name="ro1">
          <table:table-cell office:value-type="float" office:value="0.6922811" calcext:value-type="float">
            <text:p>0.6922811</text:p>
          </table:table-cell>
          <table:table-cell office:value-type="float" office:value="1.744749" calcext:value-type="float">
            <text:p>1.744749</text:p>
          </table:table-cell>
          <table:table-cell office:value-type="float" office:value="0.02573842" calcext:value-type="float">
            <text:p>0.02573842</text:p>
          </table:table-cell>
          <table:table-cell office:value-type="float" office:value="1.031736" calcext:value-type="float">
            <text:p>1.031736</text:p>
          </table:table-cell>
          <table:table-cell office:value-type="float" office:value="0.6922811" calcext:value-type="float">
            <text:p>0.6922811</text:p>
          </table:table-cell>
          <table:table-cell office:value-type="float" office:value="2.243135" calcext:value-type="float">
            <text:p>2.2431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282074" calcext:value-type="float">
            <text:p>0.004282074</text:p>
          </table:table-cell>
          <table:table-cell table:number-columns-repeated="22"/>
        </table:table-row>
        <table:table-row table:style-name="ro1">
          <table:table-cell office:value-type="float" office:value="0.7652348" calcext:value-type="float">
            <text:p>0.7652348</text:p>
          </table:table-cell>
          <table:table-cell office:value-type="float" office:value="1.539117" calcext:value-type="float">
            <text:p>1.539117</text:p>
          </table:table-cell>
          <table:table-cell office:value-type="float" office:value="0.02085384" calcext:value-type="float">
            <text:p>0.02085384</text:p>
          </table:table-cell>
          <table:table-cell office:value-type="float" office:value="58027.29" calcext:value-type="float">
            <text:p>58027.29</text:p>
          </table:table-cell>
          <table:table-cell office:value-type="float" office:value="0.7652348" calcext:value-type="float">
            <text:p>0.7652348</text:p>
          </table:table-cell>
          <table:table-cell office:value-type="float" office:value="2.072466" calcext:value-type="float">
            <text:p>2.0724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244258" calcext:value-type="float">
            <text:p>0.004244258</text:p>
          </table:table-cell>
          <table:table-cell table:number-columns-repeated="22"/>
        </table:table-row>
        <table:table-row table:style-name="ro1">
          <table:table-cell office:value-type="float" office:value="0.3539211" calcext:value-type="float">
            <text:p>0.3539211</text:p>
          </table:table-cell>
          <table:table-cell office:value-type="float" office:value="2.699446" calcext:value-type="float">
            <text:p>2.699446</text:p>
          </table:table-cell>
          <table:table-cell office:value-type="float" office:value="0.02760797" calcext:value-type="float">
            <text:p>0.02760797</text:p>
          </table:table-cell>
          <table:table-cell office:value-type="float" office:value="8.225256" calcext:value-type="float">
            <text:p>8.225256</text:p>
          </table:table-cell>
          <table:table-cell office:value-type="float" office:value="0.3539211" calcext:value-type="float">
            <text:p>0.3539211</text:p>
          </table:table-cell>
          <table:table-cell office:value-type="float" office:value="2.869737" calcext:value-type="float">
            <text:p>2.8697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243471" calcext:value-type="float">
            <text:p>0.004243471</text:p>
          </table:table-cell>
          <table:table-cell table:number-columns-repeated="22"/>
        </table:table-row>
        <table:table-row table:style-name="ro1">
          <table:table-cell office:value-type="float" office:value="0.7488129" calcext:value-type="float">
            <text:p>0.7488129</text:p>
          </table:table-cell>
          <table:table-cell office:value-type="float" office:value="1.589562" calcext:value-type="float">
            <text:p>1.589562</text:p>
          </table:table-cell>
          <table:table-cell office:value-type="float" office:value="0.03782114" calcext:value-type="float">
            <text:p>0.03782114</text:p>
          </table:table-cell>
          <table:table-cell office:value-type="float" office:value="1236497" calcext:value-type="float">
            <text:p>1236497</text:p>
          </table:table-cell>
          <table:table-cell office:value-type="float" office:value="0.7488129" calcext:value-type="float">
            <text:p>0.7488129</text:p>
          </table:table-cell>
          <table:table-cell office:value-type="float" office:value="2.117426" calcext:value-type="float">
            <text:p>2.1174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232324" calcext:value-type="float">
            <text:p>0.004232324</text:p>
          </table:table-cell>
          <table:table-cell table:number-columns-repeated="22"/>
        </table:table-row>
        <table:table-row table:style-name="ro1">
          <table:table-cell office:value-type="float" office:value="0.73885" calcext:value-type="float">
            <text:p>0.73885</text:p>
          </table:table-cell>
          <table:table-cell office:value-type="float" office:value="1.617405" calcext:value-type="float">
            <text:p>1.617405</text:p>
          </table:table-cell>
          <table:table-cell office:value-type="float" office:value="0.03758014" calcext:value-type="float">
            <text:p>0.03758014</text:p>
          </table:table-cell>
          <table:table-cell office:value-type="float" office:value="4484.175" calcext:value-type="float">
            <text:p>4484.175</text:p>
          </table:table-cell>
          <table:table-cell office:value-type="float" office:value="0.73885" calcext:value-type="float">
            <text:p>0.73885</text:p>
          </table:table-cell>
          <table:table-cell office:value-type="float" office:value="2.140734" calcext:value-type="float">
            <text:p>2.1407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203092" calcext:value-type="float">
            <text:p>0.004203092</text:p>
          </table:table-cell>
          <table:table-cell table:number-columns-repeated="22"/>
        </table:table-row>
        <table:table-row table:style-name="ro1">
          <table:table-cell office:value-type="float" office:value="0.4698299" calcext:value-type="float">
            <text:p>0.4698299</text:p>
          </table:table-cell>
          <table:table-cell office:value-type="float" office:value="2.363376" calcext:value-type="float">
            <text:p>2.363376</text:p>
          </table:table-cell>
          <table:table-cell office:value-type="float" office:value="0.001393874" calcext:value-type="float">
            <text:p>0.001393874</text:p>
          </table:table-cell>
          <table:table-cell office:value-type="float" office:value="0.9811577" calcext:value-type="float">
            <text:p>0.9811577</text:p>
          </table:table-cell>
          <table:table-cell office:value-type="float" office:value="0.4698299" calcext:value-type="float">
            <text:p>0.4698299</text:p>
          </table:table-cell>
          <table:table-cell office:value-type="float" office:value="2.677907" calcext:value-type="float">
            <text:p>2.6779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202989" calcext:value-type="float">
            <text:p>0.004202989</text:p>
          </table:table-cell>
          <table:table-cell table:number-columns-repeated="22"/>
        </table:table-row>
        <table:table-row table:style-name="ro1">
          <table:table-cell office:value-type="float" office:value="0.7437698" calcext:value-type="float">
            <text:p>0.7437698</text:p>
          </table:table-cell>
          <table:table-cell office:value-type="float" office:value="1.596234" calcext:value-type="float">
            <text:p>1.596234</text:p>
          </table:table-cell>
          <table:table-cell office:value-type="float" office:value="0.01007741" calcext:value-type="float">
            <text:p>0.01007741</text:p>
          </table:table-cell>
          <table:table-cell office:value-type="float" office:value="58709.15" calcext:value-type="float">
            <text:p>58709.15</text:p>
          </table:table-cell>
          <table:table-cell office:value-type="float" office:value="0.7437698" calcext:value-type="float">
            <text:p>0.7437698</text:p>
          </table:table-cell>
          <table:table-cell office:value-type="float" office:value="2.119435" calcext:value-type="float">
            <text:p>2.1194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199002" calcext:value-type="float">
            <text:p>0.004199002</text:p>
          </table:table-cell>
          <table:table-cell table:number-columns-repeated="22"/>
        </table:table-row>
        <table:table-row table:style-name="ro1">
          <table:table-cell office:value-type="float" office:value="0.06880749" calcext:value-type="float">
            <text:p>0.06880749</text:p>
          </table:table-cell>
          <table:table-cell office:value-type="float" office:value="3.50261" calcext:value-type="float">
            <text:p>3.50261</text:p>
          </table:table-cell>
          <table:table-cell office:value-type="float" office:value="0.007756486" calcext:value-type="float">
            <text:p>0.007756486</text:p>
          </table:table-cell>
          <table:table-cell office:value-type="float" office:value="22172.59" calcext:value-type="float">
            <text:p>22172.59</text:p>
          </table:table-cell>
          <table:table-cell office:value-type="float" office:value="0.06880749" calcext:value-type="float">
            <text:p>0.06880749</text:p>
          </table:table-cell>
          <table:table-cell office:value-type="float" office:value="3.029141" calcext:value-type="float">
            <text:p>3.0291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148595" calcext:value-type="float">
            <text:p>0.004148595</text:p>
          </table:table-cell>
          <table:table-cell table:number-columns-repeated="22"/>
        </table:table-row>
        <table:table-row table:style-name="ro1">
          <table:table-cell office:value-type="float" office:value="0.4117901" calcext:value-type="float">
            <text:p>0.4117901</text:p>
          </table:table-cell>
          <table:table-cell office:value-type="float" office:value="2.527663" calcext:value-type="float">
            <text:p>2.527663</text:p>
          </table:table-cell>
          <table:table-cell office:value-type="float" office:value="0.002677265" calcext:value-type="float">
            <text:p>0.002677265</text:p>
          </table:table-cell>
          <table:table-cell office:value-type="float" office:value="500568.6" calcext:value-type="float">
            <text:p>500568.6</text:p>
          </table:table-cell>
          <table:table-cell office:value-type="float" office:value="0.4117901" calcext:value-type="float">
            <text:p>0.4117901</text:p>
          </table:table-cell>
          <table:table-cell office:value-type="float" office:value="2.774356" calcext:value-type="float">
            <text:p>2.7743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041782" calcext:value-type="float">
            <text:p>0.004041782</text:p>
          </table:table-cell>
          <table:table-cell table:number-columns-repeated="22"/>
        </table:table-row>
        <table:table-row table:style-name="ro1">
          <table:table-cell office:value-type="float" office:value="0.03712388" calcext:value-type="float">
            <text:p>0.03712388</text:p>
          </table:table-cell>
          <table:table-cell office:value-type="float" office:value="3.599896" calcext:value-type="float">
            <text:p>3.599896</text:p>
          </table:table-cell>
          <table:table-cell office:value-type="float" office:value="0.02695345" calcext:value-type="float">
            <text:p>0.02695345</text:p>
          </table:table-cell>
          <table:table-cell office:value-type="float" office:value="4313.304" calcext:value-type="float">
            <text:p>4313.304</text:p>
          </table:table-cell>
          <table:table-cell office:value-type="float" office:value="0.03712388" calcext:value-type="float">
            <text:p>0.03712388</text:p>
          </table:table-cell>
          <table:table-cell office:value-type="float" office:value="2.9845" calcext:value-type="float">
            <text:p>2.98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035802" calcext:value-type="float">
            <text:p>0.004035802</text:p>
          </table:table-cell>
          <table:table-cell table:number-columns-repeated="22"/>
        </table:table-row>
        <table:table-row table:style-name="ro1">
          <table:table-cell office:value-type="float" office:value="0.01737893" calcext:value-type="float">
            <text:p>0.01737893</text:p>
          </table:table-cell>
          <table:table-cell office:value-type="float" office:value="3.64835" calcext:value-type="float">
            <text:p>3.64835</text:p>
          </table:table-cell>
          <table:table-cell office:value-type="float" office:value="0.005645276" calcext:value-type="float">
            <text:p>0.005645276</text:p>
          </table:table-cell>
          <table:table-cell office:value-type="float" office:value="68.51884" calcext:value-type="float">
            <text:p>68.51884</text:p>
          </table:table-cell>
          <table:table-cell office:value-type="float" office:value="0.01737893" calcext:value-type="float">
            <text:p>0.01737893</text:p>
          </table:table-cell>
          <table:table-cell office:value-type="float" office:value="2.908992" calcext:value-type="float">
            <text:p>2.9089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031638" calcext:value-type="float">
            <text:p>0.004031638</text:p>
          </table:table-cell>
          <table:table-cell table:number-columns-repeated="22"/>
        </table:table-row>
        <table:table-row table:style-name="ro1">
          <table:table-cell office:value-type="float" office:value="0.09369763" calcext:value-type="float">
            <text:p>0.09369763</text:p>
          </table:table-cell>
          <table:table-cell office:value-type="float" office:value="3.434168" calcext:value-type="float">
            <text:p>3.434168</text:p>
          </table:table-cell>
          <table:table-cell office:value-type="float" office:value="0.01445223" calcext:value-type="float">
            <text:p>0.01445223</text:p>
          </table:table-cell>
          <table:table-cell office:value-type="float" office:value="53.51122" calcext:value-type="float">
            <text:p>53.51122</text:p>
          </table:table-cell>
          <table:table-cell office:value-type="float" office:value="0.09369763" calcext:value-type="float">
            <text:p>0.09369763</text:p>
          </table:table-cell>
          <table:table-cell office:value-type="float" office:value="3.050199" calcext:value-type="float">
            <text:p>3.0501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020432" calcext:value-type="float">
            <text:p>0.004020432</text:p>
          </table:table-cell>
          <table:table-cell table:number-columns-repeated="22"/>
        </table:table-row>
        <table:table-row table:style-name="ro1">
          <table:table-cell office:value-type="float" office:value="0.4479116" calcext:value-type="float">
            <text:p>0.4479116</text:p>
          </table:table-cell>
          <table:table-cell office:value-type="float" office:value="2.432257" calcext:value-type="float">
            <text:p>2.432257</text:p>
          </table:table-cell>
          <table:table-cell office:value-type="float" office:value="0.02370916" calcext:value-type="float">
            <text:p>0.02370916</text:p>
          </table:table-cell>
          <table:table-cell office:value-type="float" office:value="19.7745" calcext:value-type="float">
            <text:p>19.7745</text:p>
          </table:table-cell>
          <table:table-cell office:value-type="float" office:value="0.4479116" calcext:value-type="float">
            <text:p>0.4479116</text:p>
          </table:table-cell>
          <table:table-cell office:value-type="float" office:value="2.72373" calcext:value-type="float">
            <text:p>2.723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00616" calcext:value-type="float">
            <text:p>0.00400616</text:p>
          </table:table-cell>
          <table:table-cell table:number-columns-repeated="22"/>
        </table:table-row>
        <table:table-row table:style-name="ro1">
          <table:table-cell office:value-type="float" office:value="0.4097451" calcext:value-type="float">
            <text:p>0.4097451</text:p>
          </table:table-cell>
          <table:table-cell office:value-type="float" office:value="2.541932" calcext:value-type="float">
            <text:p>2.541932</text:p>
          </table:table-cell>
          <table:table-cell office:value-type="float" office:value="0.02933408" calcext:value-type="float">
            <text:p>0.02933408</text:p>
          </table:table-cell>
          <table:table-cell office:value-type="float" office:value="8502689" calcext:value-type="float">
            <text:p>8502689</text:p>
          </table:table-cell>
          <table:table-cell office:value-type="float" office:value="0.4097451" calcext:value-type="float">
            <text:p>0.4097451</text:p>
          </table:table-cell>
          <table:table-cell office:value-type="float" office:value="2.787726" calcext:value-type="float">
            <text:p>2.7877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004389" calcext:value-type="float">
            <text:p>0.004004389</text:p>
          </table:table-cell>
          <table:table-cell table:number-columns-repeated="22"/>
        </table:table-row>
        <table:table-row table:style-name="ro1">
          <table:table-cell office:value-type="float" office:value="0.01014187" calcext:value-type="float">
            <text:p>0.01014187</text:p>
          </table:table-cell>
          <table:table-cell office:value-type="float" office:value="3.673868" calcext:value-type="float">
            <text:p>3.673868</text:p>
          </table:table-cell>
          <table:table-cell office:value-type="float" office:value="0.01877701" calcext:value-type="float">
            <text:p>0.01877701</text:p>
          </table:table-cell>
          <table:table-cell office:value-type="float" office:value="22.73773" calcext:value-type="float">
            <text:p>22.73773</text:p>
          </table:table-cell>
          <table:table-cell office:value-type="float" office:value="0.01014187" calcext:value-type="float">
            <text:p>0.01014187</text:p>
          </table:table-cell>
          <table:table-cell office:value-type="float" office:value="2.872034" calcext:value-type="float">
            <text:p>2.8720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99105" calcext:value-type="float">
            <text:p>0.00399105</text:p>
          </table:table-cell>
          <table:table-cell table:number-columns-repeated="22"/>
        </table:table-row>
        <table:table-row table:style-name="ro1">
          <table:table-cell office:value-type="float" office:value="0.4097451" calcext:value-type="float">
            <text:p>0.4097451</text:p>
          </table:table-cell>
          <table:table-cell office:value-type="float" office:value="2.541932" calcext:value-type="float">
            <text:p>2.541932</text:p>
          </table:table-cell>
          <table:table-cell office:value-type="float" office:value="0.02933408" calcext:value-type="float">
            <text:p>0.02933408</text:p>
          </table:table-cell>
          <table:table-cell office:value-type="float" office:value="8502689" calcext:value-type="float">
            <text:p>8502689</text:p>
          </table:table-cell>
          <table:table-cell office:value-type="float" office:value="0.4097451" calcext:value-type="float">
            <text:p>0.4097451</text:p>
          </table:table-cell>
          <table:table-cell office:value-type="float" office:value="2.787726" calcext:value-type="float">
            <text:p>2.7877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986416" calcext:value-type="float">
            <text:p>0.003986416</text:p>
          </table:table-cell>
          <table:table-cell table:number-columns-repeated="22"/>
        </table:table-row>
        <table:table-row table:style-name="ro1">
          <table:table-cell office:value-type="float" office:value="0.0222202" calcext:value-type="float">
            <text:p>0.0222202</text:p>
          </table:table-cell>
          <table:table-cell office:value-type="float" office:value="3.634199" calcext:value-type="float">
            <text:p>3.634199</text:p>
          </table:table-cell>
          <table:table-cell office:value-type="float" office:value="0.004702486" calcext:value-type="float">
            <text:p>0.004702486</text:p>
          </table:table-cell>
          <table:table-cell office:value-type="float" office:value="154.9942" calcext:value-type="float">
            <text:p>154.9942</text:p>
          </table:table-cell>
          <table:table-cell office:value-type="float" office:value="0.0222202" calcext:value-type="float">
            <text:p>0.0222202</text:p>
          </table:table-cell>
          <table:table-cell office:value-type="float" office:value="2.929696" calcext:value-type="float">
            <text:p>2.9296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980943" calcext:value-type="float">
            <text:p>0.003980943</text:p>
          </table:table-cell>
          <table:table-cell table:number-columns-repeated="22"/>
        </table:table-row>
        <table:table-row table:style-name="ro1">
          <table:table-cell office:value-type="float" office:value="0.7657665" calcext:value-type="float">
            <text:p>0.7657665</text:p>
          </table:table-cell>
          <table:table-cell office:value-type="float" office:value="1.53456" calcext:value-type="float">
            <text:p>1.53456</text:p>
          </table:table-cell>
          <table:table-cell office:value-type="float" office:value="0.009426677" calcext:value-type="float">
            <text:p>0.009426677</text:p>
          </table:table-cell>
          <table:table-cell office:value-type="float" office:value="36057.83" calcext:value-type="float">
            <text:p>36057.83</text:p>
          </table:table-cell>
          <table:table-cell office:value-type="float" office:value="0.7657665" calcext:value-type="float">
            <text:p>0.7657665</text:p>
          </table:table-cell>
          <table:table-cell office:value-type="float" office:value="2.067101" calcext:value-type="float">
            <text:p>2.067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965572" calcext:value-type="float">
            <text:p>0.003965572</text:p>
          </table:table-cell>
          <table:table-cell table:number-columns-repeated="22"/>
        </table:table-row>
        <table:table-row table:style-name="ro1">
          <table:table-cell office:value-type="float" office:value="0.4422048" calcext:value-type="float">
            <text:p>0.4422048</text:p>
          </table:table-cell>
          <table:table-cell office:value-type="float" office:value="2.447085" calcext:value-type="float">
            <text:p>2.447085</text:p>
          </table:table-cell>
          <table:table-cell office:value-type="float" office:value="0.01953563" calcext:value-type="float">
            <text:p>0.01953563</text:p>
          </table:table-cell>
          <table:table-cell office:value-type="float" office:value="44.96582" calcext:value-type="float">
            <text:p>44.96582</text:p>
          </table:table-cell>
          <table:table-cell office:value-type="float" office:value="0.4422048" calcext:value-type="float">
            <text:p>0.4422048</text:p>
          </table:table-cell>
          <table:table-cell office:value-type="float" office:value="2.731672" calcext:value-type="float">
            <text:p>2.731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932123" calcext:value-type="float">
            <text:p>0.003932123</text:p>
          </table:table-cell>
          <table:table-cell table:number-columns-repeated="22"/>
        </table:table-row>
        <table:table-row table:style-name="ro1">
          <table:table-cell office:value-type="float" office:value="0.3696619" calcext:value-type="float">
            <text:p>0.3696619</text:p>
          </table:table-cell>
          <table:table-cell office:value-type="float" office:value="2.657322" calcext:value-type="float">
            <text:p>2.657322</text:p>
          </table:table-cell>
          <table:table-cell office:value-type="float" office:value="0.03539474" calcext:value-type="float">
            <text:p>0.03539474</text:p>
          </table:table-cell>
          <table:table-cell office:value-type="float" office:value="70.9825" calcext:value-type="float">
            <text:p>70.9825</text:p>
          </table:table-cell>
          <table:table-cell office:value-type="float" office:value="0.3696619" calcext:value-type="float">
            <text:p>0.3696619</text:p>
          </table:table-cell>
          <table:table-cell office:value-type="float" office:value="2.850356" calcext:value-type="float">
            <text:p>2.8503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889679" calcext:value-type="float">
            <text:p>0.003889679</text:p>
          </table:table-cell>
          <table:table-cell table:number-columns-repeated="22"/>
        </table:table-row>
        <table:table-row table:style-name="ro1">
          <table:table-cell office:value-type="float" office:value="0.06887352" calcext:value-type="float">
            <text:p>0.06887352</text:p>
          </table:table-cell>
          <table:table-cell office:value-type="float" office:value="3.500501" calcext:value-type="float">
            <text:p>3.500501</text:p>
          </table:table-cell>
          <table:table-cell office:value-type="float" office:value="0.00254554" calcext:value-type="float">
            <text:p>0.00254554</text:p>
          </table:table-cell>
          <table:table-cell office:value-type="float" office:value="19720.62" calcext:value-type="float">
            <text:p>19720.62</text:p>
          </table:table-cell>
          <table:table-cell office:value-type="float" office:value="0.06887352" calcext:value-type="float">
            <text:p>0.06887352</text:p>
          </table:table-cell>
          <table:table-cell office:value-type="float" office:value="3.027155" calcext:value-type="float">
            <text:p>3.0271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883567" calcext:value-type="float">
            <text:p>0.003883567</text:p>
          </table:table-cell>
          <table:table-cell table:number-columns-repeated="22"/>
        </table:table-row>
        <table:table-row table:style-name="ro1">
          <table:table-cell office:value-type="float" office:value="0.3664464" calcext:value-type="float">
            <text:p>0.3664464</text:p>
          </table:table-cell>
          <table:table-cell office:value-type="float" office:value="2.657793" calcext:value-type="float">
            <text:p>2.657793</text:p>
          </table:table-cell>
          <table:table-cell office:value-type="float" office:value="0.008521338" calcext:value-type="float">
            <text:p>0.008521338</text:p>
          </table:table-cell>
          <table:table-cell office:value-type="float" office:value="49.2168" calcext:value-type="float">
            <text:p>49.2168</text:p>
          </table:table-cell>
          <table:table-cell office:value-type="float" office:value="0.3664464" calcext:value-type="float">
            <text:p>0.3664464</text:p>
          </table:table-cell>
          <table:table-cell office:value-type="float" office:value="2.844764" calcext:value-type="float">
            <text:p>2.8447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843061" calcext:value-type="float">
            <text:p>0.003843061</text:p>
          </table:table-cell>
          <table:table-cell table:number-columns-repeated="22"/>
        </table:table-row>
        <table:table-row table:style-name="ro1">
          <table:table-cell office:value-type="float" office:value="0.759132" calcext:value-type="float">
            <text:p>0.759132</text:p>
          </table:table-cell>
          <table:table-cell office:value-type="float" office:value="1.557835" calcext:value-type="float">
            <text:p>1.557835</text:p>
          </table:table-cell>
          <table:table-cell office:value-type="float" office:value="0.02705242" calcext:value-type="float">
            <text:p>0.02705242</text:p>
          </table:table-cell>
          <table:table-cell office:value-type="float" office:value="13262910" calcext:value-type="float">
            <text:p>13262910</text:p>
          </table:table-cell>
          <table:table-cell office:value-type="float" office:value="0.759132" calcext:value-type="float">
            <text:p>0.759132</text:p>
          </table:table-cell>
          <table:table-cell office:value-type="float" office:value="2.089214" calcext:value-type="float">
            <text:p>2.0892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752855" calcext:value-type="float">
            <text:p>0.003752855</text:p>
          </table:table-cell>
          <table:table-cell table:number-columns-repeated="22"/>
        </table:table-row>
        <table:table-row table:style-name="ro1">
          <table:table-cell office:value-type="float" office:value="0.09061686" calcext:value-type="float">
            <text:p>0.09061686</text:p>
          </table:table-cell>
          <table:table-cell office:value-type="float" office:value="3.442672" calcext:value-type="float">
            <text:p>3.442672</text:p>
          </table:table-cell>
          <table:table-cell office:value-type="float" office:value="0.01370639" calcext:value-type="float">
            <text:p>0.01370639</text:p>
          </table:table-cell>
          <table:table-cell office:value-type="float" office:value="86.91063" calcext:value-type="float">
            <text:p>86.91063</text:p>
          </table:table-cell>
          <table:table-cell office:value-type="float" office:value="0.09061686" calcext:value-type="float">
            <text:p>0.09061686</text:p>
          </table:table-cell>
          <table:table-cell office:value-type="float" office:value="3.048352" calcext:value-type="float">
            <text:p>3.0483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702553" calcext:value-type="float">
            <text:p>0.003702553</text:p>
          </table:table-cell>
          <table:table-cell table:number-columns-repeated="22"/>
        </table:table-row>
        <table:table-row table:style-name="ro1">
          <table:table-cell office:value-type="float" office:value="0.7029544" calcext:value-type="float">
            <text:p>0.7029544</text:p>
          </table:table-cell>
          <table:table-cell office:value-type="float" office:value="1.714883" calcext:value-type="float">
            <text:p>1.714883</text:p>
          </table:table-cell>
          <table:table-cell office:value-type="float" office:value="0.02596899" calcext:value-type="float">
            <text:p>0.02596899</text:p>
          </table:table-cell>
          <table:table-cell office:value-type="float" office:value="4.56287" calcext:value-type="float">
            <text:p>4.56287</text:p>
          </table:table-cell>
          <table:table-cell office:value-type="float" office:value="0.7029544" calcext:value-type="float">
            <text:p>0.7029544</text:p>
          </table:table-cell>
          <table:table-cell office:value-type="float" office:value="2.219191" calcext:value-type="float">
            <text:p>2.2191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630858" calcext:value-type="float">
            <text:p>0.003630858</text:p>
          </table:table-cell>
          <table:table-cell table:number-columns-repeated="22"/>
        </table:table-row>
        <table:table-row table:style-name="ro1">
          <table:table-cell office:value-type="float" office:value="0.13289" calcext:value-type="float">
            <text:p>0.13289</text:p>
          </table:table-cell>
          <table:table-cell office:value-type="float" office:value="3.321282" calcext:value-type="float">
            <text:p>3.321282</text:p>
          </table:table-cell>
          <table:table-cell office:value-type="float" office:value="0.01071616" calcext:value-type="float">
            <text:p>0.01071616</text:p>
          </table:table-cell>
          <table:table-cell office:value-type="float" office:value="0.1400708" calcext:value-type="float">
            <text:p>0.1400708</text:p>
          </table:table-cell>
          <table:table-cell office:value-type="float" office:value="0.13289" calcext:value-type="float">
            <text:p>0.13289</text:p>
          </table:table-cell>
          <table:table-cell office:value-type="float" office:value="3.055395" calcext:value-type="float">
            <text:p>3.0553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623337" calcext:value-type="float">
            <text:p>0.003623337</text:p>
          </table:table-cell>
          <table:table-cell table:number-columns-repeated="22"/>
        </table:table-row>
        <table:table-row table:style-name="ro1">
          <table:table-cell office:value-type="float" office:value="0.3765018" calcext:value-type="float">
            <text:p>0.3765018</text:p>
          </table:table-cell>
          <table:table-cell office:value-type="float" office:value="2.630278" calcext:value-type="float">
            <text:p>2.630278</text:p>
          </table:table-cell>
          <table:table-cell office:value-type="float" office:value="0.01139663" calcext:value-type="float">
            <text:p>0.01139663</text:p>
          </table:table-cell>
          <table:table-cell office:value-type="float" office:value="296.8553" calcext:value-type="float">
            <text:p>296.8553</text:p>
          </table:table-cell>
          <table:table-cell office:value-type="float" office:value="0.3765018" calcext:value-type="float">
            <text:p>0.3765018</text:p>
          </table:table-cell>
          <table:table-cell office:value-type="float" office:value="2.831319" calcext:value-type="float">
            <text:p>2.8313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612703" calcext:value-type="float">
            <text:p>0.003612703</text:p>
          </table:table-cell>
          <table:table-cell table:number-columns-repeated="22"/>
        </table:table-row>
        <table:table-row table:style-name="ro1">
          <table:table-cell office:value-type="float" office:value="0.7309354" calcext:value-type="float">
            <text:p>0.7309354</text:p>
          </table:table-cell>
          <table:table-cell office:value-type="float" office:value="1.630249" calcext:value-type="float">
            <text:p>1.630249</text:p>
          </table:table-cell>
          <table:table-cell office:value-type="float" office:value="0.003253866" calcext:value-type="float">
            <text:p>0.003253866</text:p>
          </table:table-cell>
          <table:table-cell office:value-type="float" office:value="556.3106" calcext:value-type="float">
            <text:p>556.3106</text:p>
          </table:table-cell>
          <table:table-cell office:value-type="float" office:value="0.7309354" calcext:value-type="float">
            <text:p>0.7309354</text:p>
          </table:table-cell>
          <table:table-cell office:value-type="float" office:value="2.146878" calcext:value-type="float">
            <text:p>2.1468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595501" calcext:value-type="float">
            <text:p>0.003595501</text:p>
          </table:table-cell>
          <table:table-cell table:number-columns-repeated="22"/>
        </table:table-row>
        <table:table-row table:style-name="ro1">
          <table:table-cell office:value-type="float" office:value="0.04975162" calcext:value-type="float">
            <text:p>0.04975162</text:p>
          </table:table-cell>
          <table:table-cell office:value-type="float" office:value="3.562603" calcext:value-type="float">
            <text:p>3.562603</text:p>
          </table:table-cell>
          <table:table-cell office:value-type="float" office:value="0.02339135" calcext:value-type="float">
            <text:p>0.02339135</text:p>
          </table:table-cell>
          <table:table-cell office:value-type="float" office:value="4813950" calcext:value-type="float">
            <text:p>4813950</text:p>
          </table:table-cell>
          <table:table-cell office:value-type="float" office:value="0.04975162" calcext:value-type="float">
            <text:p>0.04975162</text:p>
          </table:table-cell>
          <table:table-cell office:value-type="float" office:value="3.009218" calcext:value-type="float">
            <text:p>3.0092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590588" calcext:value-type="float">
            <text:p>0.003590588</text:p>
          </table:table-cell>
          <table:table-cell table:number-columns-repeated="22"/>
        </table:table-row>
        <table:table-row table:style-name="ro1">
          <table:table-cell office:value-type="float" office:value="0.7717278" calcext:value-type="float">
            <text:p>0.7717278</text:p>
          </table:table-cell>
          <table:table-cell office:value-type="float" office:value="1.523833" calcext:value-type="float">
            <text:p>1.523833</text:p>
          </table:table-cell>
          <table:table-cell office:value-type="float" office:value="0.031734" calcext:value-type="float">
            <text:p>0.031734</text:p>
          </table:table-cell>
          <table:table-cell office:value-type="float" office:value="3672.856" calcext:value-type="float">
            <text:p>3672.856</text:p>
          </table:table-cell>
          <table:table-cell office:value-type="float" office:value="0.7717278" calcext:value-type="float">
            <text:p>0.7717278</text:p>
          </table:table-cell>
          <table:table-cell office:value-type="float" office:value="2.060729" calcext:value-type="float">
            <text:p>2.0607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578788" calcext:value-type="float">
            <text:p>0.003578788</text:p>
          </table:table-cell>
          <table:table-cell table:number-columns-repeated="22"/>
        </table:table-row>
        <table:table-row table:style-name="ro1">
          <table:table-cell office:value-type="float" office:value="0.7843178" calcext:value-type="float">
            <text:p>0.7843178</text:p>
          </table:table-cell>
          <table:table-cell office:value-type="float" office:value="1.486702" calcext:value-type="float">
            <text:p>1.486702</text:p>
          </table:table-cell>
          <table:table-cell office:value-type="float" office:value="0.02436478" calcext:value-type="float">
            <text:p>0.02436478</text:p>
          </table:table-cell>
          <table:table-cell office:value-type="float" office:value="123.7152" calcext:value-type="float">
            <text:p>123.7152</text:p>
          </table:table-cell>
          <table:table-cell office:value-type="float" office:value="0.7843178" calcext:value-type="float">
            <text:p>0.7843178</text:p>
          </table:table-cell>
          <table:table-cell office:value-type="float" office:value="2.027702" calcext:value-type="float">
            <text:p>2.0277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560571" calcext:value-type="float">
            <text:p>0.003560571</text:p>
          </table:table-cell>
          <table:table-cell table:number-columns-repeated="22"/>
        </table:table-row>
        <table:table-row table:style-name="ro1">
          <table:table-cell office:value-type="float" office:value="0.8155828" calcext:value-type="float">
            <text:p>0.8155828</text:p>
          </table:table-cell>
          <table:table-cell office:value-type="float" office:value="1.400307" calcext:value-type="float">
            <text:p>1.400307</text:p>
          </table:table-cell>
          <table:table-cell office:value-type="float" office:value="0.02793582" calcext:value-type="float">
            <text:p>0.02793582</text:p>
          </table:table-cell>
          <table:table-cell office:value-type="float" office:value="0.9764936" calcext:value-type="float">
            <text:p>0.9764936</text:p>
          </table:table-cell>
          <table:table-cell office:value-type="float" office:value="0.8155828" calcext:value-type="float">
            <text:p>0.8155828</text:p>
          </table:table-cell>
          <table:table-cell office:value-type="float" office:value="1.951934" calcext:value-type="float">
            <text:p>1.951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53989" calcext:value-type="float">
            <text:p>0.00353989</text:p>
          </table:table-cell>
          <table:table-cell table:number-columns-repeated="22"/>
        </table:table-row>
        <table:table-row table:style-name="ro1">
          <table:table-cell office:value-type="float" office:value="0.04930004" calcext:value-type="float">
            <text:p>0.04930004</text:p>
          </table:table-cell>
          <table:table-cell office:value-type="float" office:value="3.568301" calcext:value-type="float">
            <text:p>3.568301</text:p>
          </table:table-cell>
          <table:table-cell office:value-type="float" office:value="0.03570848" calcext:value-type="float">
            <text:p>0.03570848</text:p>
          </table:table-cell>
          <table:table-cell office:value-type="float" office:value="1944201" calcext:value-type="float">
            <text:p>1944201</text:p>
          </table:table-cell>
          <table:table-cell office:value-type="float" office:value="0.04930004" calcext:value-type="float">
            <text:p>0.04930004</text:p>
          </table:table-cell>
          <table:table-cell office:value-type="float" office:value="3.0131" calcext:value-type="float">
            <text:p>3.01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522993" calcext:value-type="float">
            <text:p>0.003522993</text:p>
          </table:table-cell>
          <table:table-cell table:number-columns-repeated="22"/>
        </table:table-row>
        <table:table-row table:style-name="ro1">
          <table:table-cell office:value-type="float" office:value="0.6939415" calcext:value-type="float">
            <text:p>0.6939415</text:p>
          </table:table-cell>
          <table:table-cell office:value-type="float" office:value="1.737284" calcext:value-type="float">
            <text:p>1.737284</text:p>
          </table:table-cell>
          <table:table-cell office:value-type="float" office:value="0.01560061" calcext:value-type="float">
            <text:p>0.01560061</text:p>
          </table:table-cell>
          <table:table-cell office:value-type="float" office:value="1.403861" calcext:value-type="float">
            <text:p>1.403861</text:p>
          </table:table-cell>
          <table:table-cell office:value-type="float" office:value="0.6939415" calcext:value-type="float">
            <text:p>0.6939415</text:p>
          </table:table-cell>
          <table:table-cell office:value-type="float" office:value="2.235759" calcext:value-type="float">
            <text:p>2.2357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464401" calcext:value-type="float">
            <text:p>0.003464401</text:p>
          </table:table-cell>
          <table:table-cell table:number-columns-repeated="22"/>
        </table:table-row>
        <table:table-row table:style-name="ro1">
          <table:table-cell office:value-type="float" office:value="0.7727132" calcext:value-type="float">
            <text:p>0.7727132</text:p>
          </table:table-cell>
          <table:table-cell office:value-type="float" office:value="1.522852" calcext:value-type="float">
            <text:p>1.522852</text:p>
          </table:table-cell>
          <table:table-cell office:value-type="float" office:value="0.03855522" calcext:value-type="float">
            <text:p>0.03855522</text:p>
          </table:table-cell>
          <table:table-cell office:value-type="float" office:value="2788.648" calcext:value-type="float">
            <text:p>2788.648</text:p>
          </table:table-cell>
          <table:table-cell office:value-type="float" office:value="0.7727132" calcext:value-type="float">
            <text:p>0.7727132</text:p>
          </table:table-cell>
          <table:table-cell office:value-type="float" office:value="2.060729" calcext:value-type="float">
            <text:p>2.0607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460185" calcext:value-type="float">
            <text:p>0.003460185</text:p>
          </table:table-cell>
          <table:table-cell table:number-columns-repeated="22"/>
        </table:table-row>
        <table:table-row table:style-name="ro1">
          <table:table-cell office:value-type="float" office:value="0.09369763" calcext:value-type="float">
            <text:p>0.09369763</text:p>
          </table:table-cell>
          <table:table-cell office:value-type="float" office:value="3.434168" calcext:value-type="float">
            <text:p>3.434168</text:p>
          </table:table-cell>
          <table:table-cell office:value-type="float" office:value="0.01445223" calcext:value-type="float">
            <text:p>0.01445223</text:p>
          </table:table-cell>
          <table:table-cell office:value-type="float" office:value="53.51122" calcext:value-type="float">
            <text:p>53.51122</text:p>
          </table:table-cell>
          <table:table-cell office:value-type="float" office:value="0.09369763" calcext:value-type="float">
            <text:p>0.09369763</text:p>
          </table:table-cell>
          <table:table-cell office:value-type="float" office:value="3.050199" calcext:value-type="float">
            <text:p>3.0501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453255" calcext:value-type="float">
            <text:p>0.003453255</text:p>
          </table:table-cell>
          <table:table-cell table:number-columns-repeated="22"/>
        </table:table-row>
        <table:table-row table:style-name="ro1">
          <table:table-cell office:value-type="float" office:value="0.785957" calcext:value-type="float">
            <text:p>0.785957</text:p>
          </table:table-cell>
          <table:table-cell office:value-type="float" office:value="1.485093" calcext:value-type="float">
            <text:p>1.485093</text:p>
          </table:table-cell>
          <table:table-cell office:value-type="float" office:value="0.03578326" calcext:value-type="float">
            <text:p>0.03578326</text:p>
          </table:table-cell>
          <table:table-cell office:value-type="float" office:value="95.60824" calcext:value-type="float">
            <text:p>95.60824</text:p>
          </table:table-cell>
          <table:table-cell office:value-type="float" office:value="0.785957" calcext:value-type="float">
            <text:p>0.785957</text:p>
          </table:table-cell>
          <table:table-cell office:value-type="float" office:value="2.027702" calcext:value-type="float">
            <text:p>2.0277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448883" calcext:value-type="float">
            <text:p>0.003448883</text:p>
          </table:table-cell>
          <table:table-cell table:number-columns-repeated="22"/>
        </table:table-row>
        <table:table-row table:style-name="ro1">
          <table:table-cell office:value-type="float" office:value="0.750845" calcext:value-type="float">
            <text:p>0.750845</text:p>
          </table:table-cell>
          <table:table-cell office:value-type="float" office:value="1.574044" calcext:value-type="float">
            <text:p>1.574044</text:p>
          </table:table-cell>
          <table:table-cell office:value-type="float" office:value="0.001327423" calcext:value-type="float">
            <text:p>0.001327423</text:p>
          </table:table-cell>
          <table:table-cell office:value-type="float" office:value="68684270" calcext:value-type="float">
            <text:p>68684270</text:p>
          </table:table-cell>
          <table:table-cell office:value-type="float" office:value="0.750845" calcext:value-type="float">
            <text:p>0.750845</text:p>
          </table:table-cell>
          <table:table-cell office:value-type="float" office:value="2.099599" calcext:value-type="float">
            <text:p>2.0995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431286" calcext:value-type="float">
            <text:p>0.003431286</text:p>
          </table:table-cell>
          <table:table-cell table:number-columns-repeated="22"/>
        </table:table-row>
        <table:table-row table:style-name="ro1">
          <table:table-cell office:value-type="float" office:value="0.3447577" calcext:value-type="float">
            <text:p>0.3447577</text:p>
          </table:table-cell>
          <table:table-cell office:value-type="float" office:value="2.718019" calcext:value-type="float">
            <text:p>2.718019</text:p>
          </table:table-cell>
          <table:table-cell office:value-type="float" office:value="0.005004809" calcext:value-type="float">
            <text:p>0.005004809</text:p>
          </table:table-cell>
          <table:table-cell office:value-type="float" office:value="3.016506" calcext:value-type="float">
            <text:p>3.016506</text:p>
          </table:table-cell>
          <table:table-cell office:value-type="float" office:value="0.3447577" calcext:value-type="float">
            <text:p>0.3447577</text:p>
          </table:table-cell>
          <table:table-cell office:value-type="float" office:value="2.873644" calcext:value-type="float">
            <text:p>2.8736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425073" calcext:value-type="float">
            <text:p>0.003425073</text:p>
          </table:table-cell>
          <table:table-cell table:number-columns-repeated="22"/>
        </table:table-row>
        <table:table-row table:style-name="ro1">
          <table:table-cell office:value-type="float" office:value="0.7118008" calcext:value-type="float">
            <text:p>0.7118008</text:p>
          </table:table-cell>
          <table:table-cell office:value-type="float" office:value="1.687543" calcext:value-type="float">
            <text:p>1.687543</text:p>
          </table:table-cell>
          <table:table-cell office:value-type="float" office:value="0.01670145" calcext:value-type="float">
            <text:p>0.01670145</text:p>
          </table:table-cell>
          <table:table-cell office:value-type="float" office:value="15.32597" calcext:value-type="float">
            <text:p>15.32597</text:p>
          </table:table-cell>
          <table:table-cell office:value-type="float" office:value="0.7118008" calcext:value-type="float">
            <text:p>0.7118008</text:p>
          </table:table-cell>
          <table:table-cell office:value-type="float" office:value="2.195772" calcext:value-type="float">
            <text:p>2.1957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423542" calcext:value-type="float">
            <text:p>0.003423542</text:p>
          </table:table-cell>
          <table:table-cell table:number-columns-repeated="22"/>
        </table:table-row>
        <table:table-row table:style-name="ro1">
          <table:table-cell office:value-type="float" office:value="0.7430284" calcext:value-type="float">
            <text:p>0.7430284</text:p>
          </table:table-cell>
          <table:table-cell office:value-type="float" office:value="1.615075" calcext:value-type="float">
            <text:p>1.615075</text:p>
          </table:table-cell>
          <table:table-cell office:value-type="float" office:value="0.07405166" calcext:value-type="float">
            <text:p>0.07405166</text:p>
          </table:table-cell>
          <table:table-cell office:value-type="float" office:value="16108.12" calcext:value-type="float">
            <text:p>16108.12</text:p>
          </table:table-cell>
          <table:table-cell office:value-type="float" office:value="0.7430284" calcext:value-type="float">
            <text:p>0.7430284</text:p>
          </table:table-cell>
          <table:table-cell office:value-type="float" office:value="2.143339" calcext:value-type="float">
            <text:p>2.1433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417444" calcext:value-type="float">
            <text:p>0.003417444</text:p>
          </table:table-cell>
          <table:table-cell table:number-columns-repeated="22"/>
        </table:table-row>
        <table:table-row table:style-name="ro1">
          <table:table-cell office:value-type="float" office:value="0.7308511" calcext:value-type="float">
            <text:p>0.7308511</text:p>
          </table:table-cell>
          <table:table-cell office:value-type="float" office:value="1.637008" calcext:value-type="float">
            <text:p>1.637008</text:p>
          </table:table-cell>
          <table:table-cell office:value-type="float" office:value="0.02706904" calcext:value-type="float">
            <text:p>0.02706904</text:p>
          </table:table-cell>
          <table:table-cell office:value-type="float" office:value="456.9129" calcext:value-type="float">
            <text:p>456.9129</text:p>
          </table:table-cell>
          <table:table-cell office:value-type="float" office:value="0.7308511" calcext:value-type="float">
            <text:p>0.7308511</text:p>
          </table:table-cell>
          <table:table-cell office:value-type="float" office:value="2.155665" calcext:value-type="float">
            <text:p>2.1556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365276" calcext:value-type="float">
            <text:p>0.003365276</text:p>
          </table:table-cell>
          <table:table-cell table:number-columns-repeated="22"/>
        </table:table-row>
        <table:table-row table:style-name="ro1">
          <table:table-cell office:value-type="float" office:value="0.4479116" calcext:value-type="float">
            <text:p>0.4479116</text:p>
          </table:table-cell>
          <table:table-cell office:value-type="float" office:value="2.432257" calcext:value-type="float">
            <text:p>2.432257</text:p>
          </table:table-cell>
          <table:table-cell office:value-type="float" office:value="0.02370916" calcext:value-type="float">
            <text:p>0.02370916</text:p>
          </table:table-cell>
          <table:table-cell office:value-type="float" office:value="19.7745" calcext:value-type="float">
            <text:p>19.7745</text:p>
          </table:table-cell>
          <table:table-cell office:value-type="float" office:value="0.4479116" calcext:value-type="float">
            <text:p>0.4479116</text:p>
          </table:table-cell>
          <table:table-cell office:value-type="float" office:value="2.72373" calcext:value-type="float">
            <text:p>2.723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356925" calcext:value-type="float">
            <text:p>0.003356925</text:p>
          </table:table-cell>
          <table:table-cell table:number-columns-repeated="22"/>
        </table:table-row>
        <table:table-row table:style-name="ro1">
          <table:table-cell office:value-type="float" office:value="0.4363424" calcext:value-type="float">
            <text:p>0.4363424</text:p>
          </table:table-cell>
          <table:table-cell office:value-type="float" office:value="2.458407" calcext:value-type="float">
            <text:p>2.458407</text:p>
          </table:table-cell>
          <table:table-cell office:value-type="float" office:value="0.002991068" calcext:value-type="float">
            <text:p>0.002991068</text:p>
          </table:table-cell>
          <table:table-cell office:value-type="float" office:value="109.8142" calcext:value-type="float">
            <text:p>109.8142</text:p>
          </table:table-cell>
          <table:table-cell office:value-type="float" office:value="0.4363424" calcext:value-type="float">
            <text:p>0.4363424</text:p>
          </table:table-cell>
          <table:table-cell office:value-type="float" office:value="2.735023" calcext:value-type="float">
            <text:p>2.7350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349877" calcext:value-type="float">
            <text:p>0.003349877</text:p>
          </table:table-cell>
          <table:table-cell table:number-columns-repeated="22"/>
        </table:table-row>
        <table:table-row table:style-name="ro1">
          <table:table-cell office:value-type="float" office:value="0.7683582" calcext:value-type="float">
            <text:p>0.7683582</text:p>
          </table:table-cell>
          <table:table-cell office:value-type="float" office:value="1.527192" calcext:value-type="float">
            <text:p>1.527192</text:p>
          </table:table-cell>
          <table:table-cell office:value-type="float" office:value="0.008961228" calcext:value-type="float">
            <text:p>0.008961228</text:p>
          </table:table-cell>
          <table:table-cell office:value-type="float" office:value="10524.85" calcext:value-type="float">
            <text:p>10524.85</text:p>
          </table:table-cell>
          <table:table-cell office:value-type="float" office:value="0.7683582" calcext:value-type="float">
            <text:p>0.7683582</text:p>
          </table:table-cell>
          <table:table-cell office:value-type="float" office:value="2.060729" calcext:value-type="float">
            <text:p>2.0607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269762" calcext:value-type="float">
            <text:p>0.003269762</text:p>
          </table:table-cell>
          <table:table-cell table:number-columns-repeated="22"/>
        </table:table-row>
        <table:table-row table:style-name="ro1">
          <table:table-cell office:value-type="float" office:value="0.3819881" calcext:value-type="float">
            <text:p>0.3819881</text:p>
          </table:table-cell>
          <table:table-cell office:value-type="float" office:value="2.619893" calcext:value-type="float">
            <text:p>2.619893</text:p>
          </table:table-cell>
          <table:table-cell office:value-type="float" office:value="0.02742249" calcext:value-type="float">
            <text:p>0.02742249</text:p>
          </table:table-cell>
          <table:table-cell office:value-type="float" office:value="941.0183" calcext:value-type="float">
            <text:p>941.0183</text:p>
          </table:table-cell>
          <table:table-cell office:value-type="float" office:value="0.3819881" calcext:value-type="float">
            <text:p>0.3819881</text:p>
          </table:table-cell>
          <table:table-cell office:value-type="float" office:value="2.829341" calcext:value-type="float">
            <text:p>2.829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246898" calcext:value-type="float">
            <text:p>0.003246898</text:p>
          </table:table-cell>
          <table:table-cell table:number-columns-repeated="22"/>
        </table:table-row>
        <table:table-row table:style-name="ro1">
          <table:table-cell office:value-type="float" office:value="0.8133138" calcext:value-type="float">
            <text:p>0.8133138</text:p>
          </table:table-cell>
          <table:table-cell office:value-type="float" office:value="1.403438" calcext:value-type="float">
            <text:p>1.403438</text:p>
          </table:table-cell>
          <table:table-cell office:value-type="float" office:value="0.01558053" calcext:value-type="float">
            <text:p>0.01558053</text:p>
          </table:table-cell>
          <table:table-cell office:value-type="float" office:value="1.355937" calcext:value-type="float">
            <text:p>1.355937</text:p>
          </table:table-cell>
          <table:table-cell office:value-type="float" office:value="0.8133138" calcext:value-type="float">
            <text:p>0.8133138</text:p>
          </table:table-cell>
          <table:table-cell office:value-type="float" office:value="1.953251" calcext:value-type="float">
            <text:p>1.9532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184888" calcext:value-type="float">
            <text:p>0.003184888</text:p>
          </table:table-cell>
          <table:table-cell table:number-columns-repeated="22"/>
        </table:table-row>
        <table:table-row table:style-name="ro1">
          <table:table-cell office:value-type="float" office:value="0.7677494" calcext:value-type="float">
            <text:p>0.7677494</text:p>
          </table:table-cell>
          <table:table-cell office:value-type="float" office:value="1.527799" calcext:value-type="float">
            <text:p>1.527799</text:p>
          </table:table-cell>
          <table:table-cell office:value-type="float" office:value="0.004935653" calcext:value-type="float">
            <text:p>0.004935653</text:p>
          </table:table-cell>
          <table:table-cell office:value-type="float" office:value="13009.78" calcext:value-type="float">
            <text:p>13009.78</text:p>
          </table:table-cell>
          <table:table-cell office:value-type="float" office:value="0.7677494" calcext:value-type="float">
            <text:p>0.7677494</text:p>
          </table:table-cell>
          <table:table-cell office:value-type="float" office:value="2.060729" calcext:value-type="float">
            <text:p>2.0607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161015" calcext:value-type="float">
            <text:p>0.003161015</text:p>
          </table:table-cell>
          <table:table-cell table:number-columns-repeated="22"/>
        </table:table-row>
        <table:table-row table:style-name="ro1">
          <table:table-cell office:value-type="float" office:value="0.06112846" calcext:value-type="float">
            <text:p>0.06112846</text:p>
          </table:table-cell>
          <table:table-cell office:value-type="float" office:value="3.52247" calcext:value-type="float">
            <text:p>3.52247</text:p>
          </table:table-cell>
          <table:table-cell office:value-type="float" office:value="0.002317539" calcext:value-type="float">
            <text:p>0.002317539</text:p>
          </table:table-cell>
          <table:table-cell office:value-type="float" office:value="2142251" calcext:value-type="float">
            <text:p>2142251</text:p>
          </table:table-cell>
          <table:table-cell office:value-type="float" office:value="0.06112846" calcext:value-type="float">
            <text:p>0.06112846</text:p>
          </table:table-cell>
          <table:table-cell office:value-type="float" office:value="3.018068" calcext:value-type="float">
            <text:p>3.0180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150596" calcext:value-type="float">
            <text:p>0.003150596</text:p>
          </table:table-cell>
          <table:table-cell table:number-columns-repeated="22"/>
        </table:table-row>
        <table:table-row table:style-name="ro1">
          <table:table-cell office:value-type="float" office:value="0.7006554" calcext:value-type="float">
            <text:p>0.7006554</text:p>
          </table:table-cell>
          <table:table-cell office:value-type="float" office:value="1.717345" calcext:value-type="float">
            <text:p>1.717345</text:p>
          </table:table-cell>
          <table:table-cell office:value-type="float" office:value="0.01157831" calcext:value-type="float">
            <text:p>0.01157831</text:p>
          </table:table-cell>
          <table:table-cell office:value-type="float" office:value="3.579697" calcext:value-type="float">
            <text:p>3.579697</text:p>
          </table:table-cell>
          <table:table-cell office:value-type="float" office:value="0.7006554" calcext:value-type="float">
            <text:p>0.7006554</text:p>
          </table:table-cell>
          <table:table-cell office:value-type="float" office:value="2.219191" calcext:value-type="float">
            <text:p>2.2191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126477" calcext:value-type="float">
            <text:p>0.003126477</text:p>
          </table:table-cell>
          <table:table-cell table:number-columns-repeated="22"/>
        </table:table-row>
        <table:table-row table:style-name="ro1">
          <table:table-cell office:value-type="float" office:value="0.4250153" calcext:value-type="float">
            <text:p>0.4250153</text:p>
          </table:table-cell>
          <table:table-cell office:value-type="float" office:value="2.490642" calcext:value-type="float">
            <text:p>2.490642</text:p>
          </table:table-cell>
          <table:table-cell office:value-type="float" office:value="0.00374412" calcext:value-type="float">
            <text:p>0.00374412</text:p>
          </table:table-cell>
          <table:table-cell office:value-type="float" office:value="1412.726" calcext:value-type="float">
            <text:p>1412.726</text:p>
          </table:table-cell>
          <table:table-cell office:value-type="float" office:value="0.4250153" calcext:value-type="float">
            <text:p>0.4250153</text:p>
          </table:table-cell>
          <table:table-cell office:value-type="float" office:value="2.753731" calcext:value-type="float">
            <text:p>2.7537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089982" calcext:value-type="float">
            <text:p>0.003089982</text:p>
          </table:table-cell>
          <table:table-cell table:number-columns-repeated="22"/>
        </table:table-row>
        <table:table-row table:style-name="ro1">
          <table:table-cell office:value-type="float" office:value="0.3630916" calcext:value-type="float">
            <text:p>0.3630916</text:p>
          </table:table-cell>
          <table:table-cell office:value-type="float" office:value="2.67058" calcext:value-type="float">
            <text:p>2.67058</text:p>
          </table:table-cell>
          <table:table-cell office:value-type="float" office:value="0.01862616" calcext:value-type="float">
            <text:p>0.01862616</text:p>
          </table:table-cell>
          <table:table-cell office:value-type="float" office:value="28.36981" calcext:value-type="float">
            <text:p>28.36981</text:p>
          </table:table-cell>
          <table:table-cell office:value-type="float" office:value="0.3630916" calcext:value-type="float">
            <text:p>0.3630916</text:p>
          </table:table-cell>
          <table:table-cell office:value-type="float" office:value="2.853437" calcext:value-type="float">
            <text:p>2.8534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051728" calcext:value-type="float">
            <text:p>0.003051728</text:p>
          </table:table-cell>
          <table:table-cell table:number-columns-repeated="22"/>
        </table:table-row>
        <table:table-row table:style-name="ro1">
          <table:table-cell office:value-type="float" office:value="0.8062867" calcext:value-type="float">
            <text:p>0.8062867</text:p>
          </table:table-cell>
          <table:table-cell office:value-type="float" office:value="1.423327" calcext:value-type="float">
            <text:p>1.423327</text:p>
          </table:table-cell>
          <table:table-cell office:value-type="float" office:value="0.01665291" calcext:value-type="float">
            <text:p>0.01665291</text:p>
          </table:table-cell>
          <table:table-cell office:value-type="float" office:value="3.819606" calcext:value-type="float">
            <text:p>3.819606</text:p>
          </table:table-cell>
          <table:table-cell office:value-type="float" office:value="0.8062867" calcext:value-type="float">
            <text:p>0.8062867</text:p>
          </table:table-cell>
          <table:table-cell office:value-type="float" office:value="1.971081" calcext:value-type="float">
            <text:p>1.9710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046034" calcext:value-type="float">
            <text:p>0.003046034</text:p>
          </table:table-cell>
          <table:table-cell table:number-columns-repeated="22"/>
        </table:table-row>
        <table:table-row table:style-name="ro1">
          <table:table-cell office:value-type="float" office:value="0.4045079" calcext:value-type="float">
            <text:p>0.4045079</text:p>
          </table:table-cell>
          <table:table-cell office:value-type="float" office:value="2.549919" calcext:value-type="float">
            <text:p>2.549919</text:p>
          </table:table-cell>
          <table:table-cell office:value-type="float" office:value="0.007846584" calcext:value-type="float">
            <text:p>0.007846584</text:p>
          </table:table-cell>
          <table:table-cell office:value-type="float" office:value="16389120000000" calcext:value-type="float">
            <text:p>16389120000000</text:p>
          </table:table-cell>
          <table:table-cell office:value-type="float" office:value="0.4045079" calcext:value-type="float">
            <text:p>0.4045079</text:p>
          </table:table-cell>
          <table:table-cell office:value-type="float" office:value="2.787726" calcext:value-type="float">
            <text:p>2.7877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040435" calcext:value-type="float">
            <text:p>0.003040435</text:p>
          </table:table-cell>
          <table:table-cell table:number-columns-repeated="22"/>
        </table:table-row>
        <table:table-row table:style-name="ro1">
          <table:table-cell office:value-type="float" office:value="0.1153371" calcext:value-type="float">
            <text:p>0.1153371</text:p>
          </table:table-cell>
          <table:table-cell office:value-type="float" office:value="3.367614" calcext:value-type="float">
            <text:p>3.367614</text:p>
          </table:table-cell>
          <table:table-cell office:value-type="float" office:value="0.0007537642" calcext:value-type="float">
            <text:p>0.0007537642</text:p>
          </table:table-cell>
          <table:table-cell office:value-type="float" office:value="3.209909" calcext:value-type="float">
            <text:p>3.209909</text:p>
          </table:table-cell>
          <table:table-cell office:value-type="float" office:value="0.1153371" calcext:value-type="float">
            <text:p>0.1153371</text:p>
          </table:table-cell>
          <table:table-cell office:value-type="float" office:value="3.051172" calcext:value-type="float">
            <text:p>3.0511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02065" calcext:value-type="float">
            <text:p>0.00302065</text:p>
          </table:table-cell>
          <table:table-cell table:number-columns-repeated="22"/>
        </table:table-row>
        <table:table-row table:style-name="ro1">
          <table:table-cell office:value-type="float" office:value="0.776636" calcext:value-type="float">
            <text:p>0.776636</text:p>
          </table:table-cell>
          <table:table-cell office:value-type="float" office:value="1.508158" calcext:value-type="float">
            <text:p>1.508158</text:p>
          </table:table-cell>
          <table:table-cell office:value-type="float" office:value="0.02431017" calcext:value-type="float">
            <text:p>0.02431017</text:p>
          </table:table-cell>
          <table:table-cell office:value-type="float" office:value="744.0458" calcext:value-type="float">
            <text:p>744.0458</text:p>
          </table:table-cell>
          <table:table-cell office:value-type="float" office:value="0.776636" calcext:value-type="float">
            <text:p>0.776636</text:p>
          </table:table-cell>
          <table:table-cell office:value-type="float" office:value="2.046294" calcext:value-type="float">
            <text:p>2.0462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018164" calcext:value-type="float">
            <text:p>0.003018164</text:p>
          </table:table-cell>
          <table:table-cell table:number-columns-repeated="22"/>
        </table:table-row>
        <table:table-row table:style-name="ro1">
          <table:table-cell office:value-type="float" office:value="0.6992231" calcext:value-type="float">
            <text:p>0.6992231</text:p>
          </table:table-cell>
          <table:table-cell office:value-type="float" office:value="1.71888" calcext:value-type="float">
            <text:p>1.71888</text:p>
          </table:table-cell>
          <table:table-cell office:value-type="float" office:value="0.00278407" calcext:value-type="float">
            <text:p>0.00278407</text:p>
          </table:table-cell>
          <table:table-cell office:value-type="float" office:value="3.073173" calcext:value-type="float">
            <text:p>3.073173</text:p>
          </table:table-cell>
          <table:table-cell office:value-type="float" office:value="0.6992231" calcext:value-type="float">
            <text:p>0.6992231</text:p>
          </table:table-cell>
          <table:table-cell office:value-type="float" office:value="2.219191" calcext:value-type="float">
            <text:p>2.2191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990329" calcext:value-type="float">
            <text:p>0.002990329</text:p>
          </table:table-cell>
          <table:table-cell table:number-columns-repeated="22"/>
        </table:table-row>
        <table:table-row table:style-name="ro1">
          <table:table-cell office:value-type="float" office:value="0.3769637" calcext:value-type="float">
            <text:p>0.3769637</text:p>
          </table:table-cell>
          <table:table-cell office:value-type="float" office:value="2.629542" calcext:value-type="float">
            <text:p>2.629542</text:p>
          </table:table-cell>
          <table:table-cell office:value-type="float" office:value="0.01315397" calcext:value-type="float">
            <text:p>0.01315397</text:p>
          </table:table-cell>
          <table:table-cell office:value-type="float" office:value="323.339" calcext:value-type="float">
            <text:p>323.339</text:p>
          </table:table-cell>
          <table:table-cell office:value-type="float" office:value="0.3769637" calcext:value-type="float">
            <text:p>0.3769637</text:p>
          </table:table-cell>
          <table:table-cell office:value-type="float" office:value="2.831319" calcext:value-type="float">
            <text:p>2.8313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986037" calcext:value-type="float">
            <text:p>0.002986037</text:p>
          </table:table-cell>
          <table:table-cell table:number-columns-repeated="22"/>
        </table:table-row>
        <table:table-row table:style-name="ro1">
          <table:table-cell office:value-type="float" office:value="0.3515764" calcext:value-type="float">
            <text:p>0.3515764</text:p>
          </table:table-cell>
          <table:table-cell office:value-type="float" office:value="2.70342" calcext:value-type="float">
            <text:p>2.70342</text:p>
          </table:table-cell>
          <table:table-cell office:value-type="float" office:value="0.01933816" calcext:value-type="float">
            <text:p>0.01933816</text:p>
          </table:table-cell>
          <table:table-cell office:value-type="float" office:value="6.41212" calcext:value-type="float">
            <text:p>6.41212</text:p>
          </table:table-cell>
          <table:table-cell office:value-type="float" office:value="0.3515764" calcext:value-type="float">
            <text:p>0.3515764</text:p>
          </table:table-cell>
          <table:table-cell office:value-type="float" office:value="2.869845" calcext:value-type="float">
            <text:p>2.8698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939628" calcext:value-type="float">
            <text:p>0.002939628</text:p>
          </table:table-cell>
          <table:table-cell table:number-columns-repeated="22"/>
        </table:table-row>
        <table:table-row table:style-name="ro1">
          <table:table-cell office:value-type="float" office:value="0.3752291" calcext:value-type="float">
            <text:p>0.3752291</text:p>
          </table:table-cell>
          <table:table-cell office:value-type="float" office:value="2.641419" calcext:value-type="float">
            <text:p>2.641419</text:p>
          </table:table-cell>
          <table:table-cell office:value-type="float" office:value="0.03497662" calcext:value-type="float">
            <text:p>0.03497662</text:p>
          </table:table-cell>
          <table:table-cell office:value-type="float" office:value="193.8646" calcext:value-type="float">
            <text:p>193.8646</text:p>
          </table:table-cell>
          <table:table-cell office:value-type="float" office:value="0.3752291" calcext:value-type="float">
            <text:p>0.3752291</text:p>
          </table:table-cell>
          <table:table-cell office:value-type="float" office:value="2.842117" calcext:value-type="float">
            <text:p>2.8421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883722" calcext:value-type="float">
            <text:p>0.002883722</text:p>
          </table:table-cell>
          <table:table-cell table:number-columns-repeated="22"/>
        </table:table-row>
        <table:table-row table:style-name="ro1">
          <table:table-cell office:value-type="float" office:value="0.3282002" calcext:value-type="float">
            <text:p>0.3282002</text:p>
          </table:table-cell>
          <table:table-cell office:value-type="float" office:value="2.775871" calcext:value-type="float">
            <text:p>2.775871</text:p>
          </table:table-cell>
          <table:table-cell office:value-type="float" office:value="0.03859204" calcext:value-type="float">
            <text:p>0.03859204</text:p>
          </table:table-cell>
          <table:table-cell office:value-type="float" office:value="0.0370923" calcext:value-type="float">
            <text:p>0.0370923</text:p>
          </table:table-cell>
          <table:table-cell office:value-type="float" office:value="0.3282002" calcext:value-type="float">
            <text:p>0.3282002</text:p>
          </table:table-cell>
          <table:table-cell office:value-type="float" office:value="2.90846" calcext:value-type="float">
            <text:p>2.908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812985" calcext:value-type="float">
            <text:p>0.002812985</text:p>
          </table:table-cell>
          <table:table-cell table:number-columns-repeated="22"/>
        </table:table-row>
        <table:table-row table:style-name="ro1">
          <table:table-cell office:value-type="float" office:value="0.06112846" calcext:value-type="float">
            <text:p>0.06112846</text:p>
          </table:table-cell>
          <table:table-cell office:value-type="float" office:value="3.52247" calcext:value-type="float">
            <text:p>3.52247</text:p>
          </table:table-cell>
          <table:table-cell office:value-type="float" office:value="0.002317539" calcext:value-type="float">
            <text:p>0.002317539</text:p>
          </table:table-cell>
          <table:table-cell office:value-type="float" office:value="2142251" calcext:value-type="float">
            <text:p>2142251</text:p>
          </table:table-cell>
          <table:table-cell office:value-type="float" office:value="0.06112846" calcext:value-type="float">
            <text:p>0.06112846</text:p>
          </table:table-cell>
          <table:table-cell office:value-type="float" office:value="3.018068" calcext:value-type="float">
            <text:p>3.0180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79084" calcext:value-type="float">
            <text:p>0.00279084</text:p>
          </table:table-cell>
          <table:table-cell table:number-columns-repeated="22"/>
        </table:table-row>
        <table:table-row table:style-name="ro1">
          <table:table-cell office:value-type="float" office:value="0.09061686" calcext:value-type="float">
            <text:p>0.09061686</text:p>
          </table:table-cell>
          <table:table-cell office:value-type="float" office:value="3.442672" calcext:value-type="float">
            <text:p>3.442672</text:p>
          </table:table-cell>
          <table:table-cell office:value-type="float" office:value="0.01370639" calcext:value-type="float">
            <text:p>0.01370639</text:p>
          </table:table-cell>
          <table:table-cell office:value-type="float" office:value="86.91063" calcext:value-type="float">
            <text:p>86.91063</text:p>
          </table:table-cell>
          <table:table-cell office:value-type="float" office:value="0.09061686" calcext:value-type="float">
            <text:p>0.09061686</text:p>
          </table:table-cell>
          <table:table-cell office:value-type="float" office:value="3.048352" calcext:value-type="float">
            <text:p>3.0483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770277" calcext:value-type="float">
            <text:p>0.002770277</text:p>
          </table:table-cell>
          <table:table-cell table:number-columns-repeated="22"/>
        </table:table-row>
        <table:table-row table:style-name="ro1">
          <table:table-cell office:value-type="float" office:value="0.3833713" calcext:value-type="float">
            <text:p>0.3833713</text:p>
          </table:table-cell>
          <table:table-cell office:value-type="float" office:value="2.611202" calcext:value-type="float">
            <text:p>2.611202</text:p>
          </table:table-cell>
          <table:table-cell office:value-type="float" office:value="0.01250469" calcext:value-type="float">
            <text:p>0.01250469</text:p>
          </table:table-cell>
          <table:table-cell office:value-type="float" office:value="1575.193" calcext:value-type="float">
            <text:p>1575.193</text:p>
          </table:table-cell>
          <table:table-cell office:value-type="float" office:value="0.3833713" calcext:value-type="float">
            <text:p>0.3833713</text:p>
          </table:table-cell>
          <table:table-cell office:value-type="float" office:value="2.821613" calcext:value-type="float">
            <text:p>2.8216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712794" calcext:value-type="float">
            <text:p>0.002712794</text:p>
          </table:table-cell>
          <table:table-cell table:number-columns-repeated="22"/>
        </table:table-row>
        <table:table-row table:style-name="ro1">
          <table:table-cell office:value-type="float" office:value="0.7510146" calcext:value-type="float">
            <text:p>0.7510146</text:p>
          </table:table-cell>
          <table:table-cell office:value-type="float" office:value="1.573872" calcext:value-type="float">
            <text:p>1.573872</text:p>
          </table:table-cell>
          <table:table-cell office:value-type="float" office:value="0.002419614" calcext:value-type="float">
            <text:p>0.002419614</text:p>
          </table:table-cell>
          <table:table-cell office:value-type="float" office:value="88808390" calcext:value-type="float">
            <text:p>88808390</text:p>
          </table:table-cell>
          <table:table-cell office:value-type="float" office:value="0.7510146" calcext:value-type="float">
            <text:p>0.7510146</text:p>
          </table:table-cell>
          <table:table-cell office:value-type="float" office:value="2.099599" calcext:value-type="float">
            <text:p>2.0995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642757" calcext:value-type="float">
            <text:p>0.002642757</text:p>
          </table:table-cell>
          <table:table-cell table:number-columns-repeated="22"/>
        </table:table-row>
        <table:table-row table:style-name="ro1">
          <table:table-cell office:value-type="float" office:value="0.01737893" calcext:value-type="float">
            <text:p>0.01737893</text:p>
          </table:table-cell>
          <table:table-cell office:value-type="float" office:value="3.64835" calcext:value-type="float">
            <text:p>3.64835</text:p>
          </table:table-cell>
          <table:table-cell office:value-type="float" office:value="0.005645276" calcext:value-type="float">
            <text:p>0.005645276</text:p>
          </table:table-cell>
          <table:table-cell office:value-type="float" office:value="68.51884" calcext:value-type="float">
            <text:p>68.51884</text:p>
          </table:table-cell>
          <table:table-cell office:value-type="float" office:value="0.01737893" calcext:value-type="float">
            <text:p>0.01737893</text:p>
          </table:table-cell>
          <table:table-cell office:value-type="float" office:value="2.908992" calcext:value-type="float">
            <text:p>2.9089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589703" calcext:value-type="float">
            <text:p>0.002589703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5T16:08:06.180107273</dc:date>
    <meta:editing-duration>PT35S</meta:editing-duration>
    <meta:editing-cycles>1</meta:editing-cycles>
    <meta:document-statistic meta:table-count="1" meta:cell-count="1837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4cm" svg:height="9.005cm" xlink:href=".." xlink:type="simple" chart:class="chart:scatter" chart:style-name="ch1">
        <chart:legend chart:legend-position="end" svg:x="13.751cm" svg:y="4.203cm" style:legend-expansion="high" chart:style-name="ch2"/>
        <chart:plot-area chart:style-name="ch3" table:cell-range-address="best_pop.A3:best_pop.B202" svg:x="0.32cm" svg:y="0.18cm" svg:width="13.111cm" svg:height="8.645cm">
          <chartooo:coordinate-region svg:x="1.047cm" svg:y="0.379cm" svg:width="12.14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est_pop.B3:best_pop.B202" chart:class="chart:scatter">
            <chart:domain table:cell-range-address="best_pop.A3:best_pop.A202"/>
            <chart:data-point chart:repeated="2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000000209624">
                <text:p>0.0000000000000209624</text:p>
                <draw:g>
                  <svg:desc>best_pop.A3:best_pop.A202</svg:desc>
                </draw:g>
              </table:table-cell>
              <table:table-cell office:value-type="float" office:value="3.706033">
                <text:p>3.706033</text:p>
                <draw:g>
                  <svg:desc>best_pop.B3:best_pop.B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237335">
                <text:p>0.8237335</text:p>
              </table:table-cell>
              <table:table-cell office:value-type="float" office:value="1.386013">
                <text:p>1.386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781247">
                <text:p>0.4781247</text:p>
              </table:table-cell>
              <table:table-cell office:value-type="float" office:value="2.343792">
                <text:p>2.3437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276327">
                <text:p>0.3276327</text:p>
              </table:table-cell>
              <table:table-cell office:value-type="float" office:value="2.775899">
                <text:p>2.7758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6933">
                <text:p>0.686933</text:p>
              </table:table-cell>
              <table:table-cell office:value-type="float" office:value="1.754509">
                <text:p>1.7545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86933">
                <text:p>0.686933</text:p>
              </table:table-cell>
              <table:table-cell office:value-type="float" office:value="1.754509">
                <text:p>1.7545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4452">
                <text:p>0.134452</text:p>
              </table:table-cell>
              <table:table-cell office:value-type="float" office:value="3.317093">
                <text:p>3.3170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4452">
                <text:p>0.134452</text:p>
              </table:table-cell>
              <table:table-cell office:value-type="float" office:value="3.317093">
                <text:p>3.3170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116303">
                <text:p>0.03116303</text:p>
              </table:table-cell>
              <table:table-cell office:value-type="float" office:value="3.607307">
                <text:p>3.6073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97716">
                <text:p>0.4497716</text:p>
              </table:table-cell>
              <table:table-cell office:value-type="float" office:value="2.421919">
                <text:p>2.4219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997074">
                <text:p>0.7997074</text:p>
              </table:table-cell>
              <table:table-cell office:value-type="float" office:value="1.442223">
                <text:p>1.4422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80535">
                <text:p>0.1280535</text:p>
              </table:table-cell>
              <table:table-cell office:value-type="float" office:value="3.335598">
                <text:p>3.3355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16084">
                <text:p>0.7816084</text:p>
              </table:table-cell>
              <table:table-cell office:value-type="float" office:value="1.489366">
                <text:p>1.4893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7213479">
                <text:p>0.007213479</text:p>
              </table:table-cell>
              <table:table-cell office:value-type="float" office:value="3.705581">
                <text:p>3.7055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238209">
                <text:p>0.1238209</text:p>
              </table:table-cell>
              <table:table-cell office:value-type="float" office:value="3.348331">
                <text:p>3.3483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66169">
                <text:p>0.466169</text:p>
              </table:table-cell>
              <table:table-cell office:value-type="float" office:value="2.376407">
                <text:p>2.3764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50618">
                <text:p>0.4550618</text:p>
              </table:table-cell>
              <table:table-cell office:value-type="float" office:value="2.404645">
                <text:p>2.4046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15499">
                <text:p>0.4315499</text:p>
              </table:table-cell>
              <table:table-cell office:value-type="float" office:value="2.474546">
                <text:p>2.4745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67308">
                <text:p>0.4567308</text:p>
              </table:table-cell>
              <table:table-cell office:value-type="float" office:value="2.402267">
                <text:p>2.4022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001373">
                <text:p>0.4001373</text:p>
              </table:table-cell>
              <table:table-cell office:value-type="float" office:value="2.564324">
                <text:p>2.5643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571366">
                <text:p>0.3571366</text:p>
              </table:table-cell>
              <table:table-cell office:value-type="float" office:value="2.683482">
                <text:p>2.6834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327526">
                <text:p>0.7327526</text:p>
              </table:table-cell>
              <table:table-cell office:value-type="float" office:value="1.62568">
                <text:p>1.625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056774">
                <text:p>0.8056774</text:p>
              </table:table-cell>
              <table:table-cell office:value-type="float" office:value="1.423911">
                <text:p>1.4239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097592">
                <text:p>0.1097592</text:p>
              </table:table-cell>
              <table:table-cell office:value-type="float" office:value="3.390042">
                <text:p>3.3900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088341">
                <text:p>0.7088341</text:p>
              </table:table-cell>
              <table:table-cell office:value-type="float" office:value="1.704291">
                <text:p>1.7042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200789">
                <text:p>0.4200789</text:p>
              </table:table-cell>
              <table:table-cell office:value-type="float" office:value="2.50475">
                <text:p>2.504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250153">
                <text:p>0.4250153</text:p>
              </table:table-cell>
              <table:table-cell office:value-type="float" office:value="2.490642">
                <text:p>2.4906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093148">
                <text:p>0.8093148</text:p>
              </table:table-cell>
              <table:table-cell office:value-type="float" office:value="1.420022">
                <text:p>1.4200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731052">
                <text:p>0.4731052</text:p>
              </table:table-cell>
              <table:table-cell office:value-type="float" office:value="2.358802">
                <text:p>2.3588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922976">
                <text:p>0.3922976</text:p>
              </table:table-cell>
              <table:table-cell office:value-type="float" office:value="2.586537">
                <text:p>2.5865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511621">
                <text:p>0.3511621</text:p>
              </table:table-cell>
              <table:table-cell office:value-type="float" office:value="2.705315">
                <text:p>2.7053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987613">
                <text:p>0.6987613</text:p>
              </table:table-cell>
              <table:table-cell office:value-type="float" office:value="1.725885">
                <text:p>1.7258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251881">
                <text:p>0.7251881</text:p>
              </table:table-cell>
              <table:table-cell office:value-type="float" office:value="1.65267">
                <text:p>1.652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7936406">
                <text:p>0.07936406</text:p>
              </table:table-cell>
              <table:table-cell office:value-type="float" office:value="3.477388">
                <text:p>3.4773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05191">
                <text:p>0.3705191</text:p>
              </table:table-cell>
              <table:table-cell office:value-type="float" office:value="2.651215">
                <text:p>2.6512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007366">
                <text:p>0.04007366</text:p>
              </table:table-cell>
              <table:table-cell office:value-type="float" office:value="3.590864">
                <text:p>3.5908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626355">
                <text:p>0.7626355</text:p>
              </table:table-cell>
              <table:table-cell office:value-type="float" office:value="1.545435">
                <text:p>1.5454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618535">
                <text:p>0.4618535</text:p>
              </table:table-cell>
              <table:table-cell office:value-type="float" office:value="2.386192">
                <text:p>2.3861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713828">
                <text:p>0.05713828</text:p>
              </table:table-cell>
              <table:table-cell office:value-type="float" office:value="3.5335">
                <text:p>3.53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215424">
                <text:p>0.8215424</text:p>
              </table:table-cell>
              <table:table-cell office:value-type="float" office:value="1.393904">
                <text:p>1.3939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978754">
                <text:p>0.3978754</text:p>
              </table:table-cell>
              <table:table-cell office:value-type="float" office:value="2.577878">
                <text:p>2.5778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5460149">
                <text:p>0.05460149</text:p>
              </table:table-cell>
              <table:table-cell office:value-type="float" office:value="3.545245">
                <text:p>3.5452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59919">
                <text:p>0.0859919</text:p>
              </table:table-cell>
              <table:table-cell office:value-type="float" office:value="3.452031">
                <text:p>3.4520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057424">
                <text:p>0.1057424</text:p>
              </table:table-cell>
              <table:table-cell office:value-type="float" office:value="3.39577">
                <text:p>3.395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723972">
                <text:p>0.00723972</text:p>
              </table:table-cell>
              <table:table-cell office:value-type="float" office:value="3.684213">
                <text:p>3.6842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603639">
                <text:p>0.3603639</text:p>
              </table:table-cell>
              <table:table-cell office:value-type="float" office:value="2.672422">
                <text:p>2.6724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380298">
                <text:p>0.3380298</text:p>
              </table:table-cell>
              <table:table-cell office:value-type="float" office:value="2.740333">
                <text:p>2.740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447577">
                <text:p>0.3447577</text:p>
              </table:table-cell>
              <table:table-cell office:value-type="float" office:value="2.718019">
                <text:p>2.7180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9912322">
                <text:p>0.09912322</text:p>
              </table:table-cell>
              <table:table-cell office:value-type="float" office:value="3.415393">
                <text:p>3.4153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760766">
                <text:p>0.4760766</text:p>
              </table:table-cell>
              <table:table-cell office:value-type="float" office:value="2.346631">
                <text:p>2.3466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19674">
                <text:p>0.719674</text:p>
              </table:table-cell>
              <table:table-cell office:value-type="float" office:value="1.662571">
                <text:p>1.6625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7410268">
                <text:p>0.07410268</text:p>
              </table:table-cell>
              <table:table-cell office:value-type="float" office:value="3.489205">
                <text:p>3.4892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176195">
                <text:p>0.4176195</text:p>
              </table:table-cell>
              <table:table-cell office:value-type="float" office:value="2.51887">
                <text:p>2.518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27466">
                <text:p>0.0127466</text:p>
              </table:table-cell>
              <table:table-cell office:value-type="float" office:value="3.659446">
                <text:p>3.6594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76636">
                <text:p>0.776636</text:p>
              </table:table-cell>
              <table:table-cell office:value-type="float" office:value="1.508158">
                <text:p>1.5081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884843">
                <text:p>0.7884843</text:p>
              </table:table-cell>
              <table:table-cell office:value-type="float" office:value="1.469706">
                <text:p>1.4697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885871">
                <text:p>0.3885871</text:p>
              </table:table-cell>
              <table:table-cell office:value-type="float" office:value="2.595797">
                <text:p>2.5957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232553">
                <text:p>0.4232553</text:p>
              </table:table-cell>
              <table:table-cell office:value-type="float" office:value="2.500023">
                <text:p>2.5000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317309">
                <text:p>0.1317309</text:p>
              </table:table-cell>
              <table:table-cell office:value-type="float" office:value="3.326241">
                <text:p>3.3262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116656">
                <text:p>0.8116656</text:p>
              </table:table-cell>
              <table:table-cell office:value-type="float" office:value="1.404052">
                <text:p>1.4040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386416">
                <text:p>0.4386416</text:p>
              </table:table-cell>
              <table:table-cell office:value-type="float" office:value="2.454958">
                <text:p>2.4549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307614">
                <text:p>0.3307614</text:p>
              </table:table-cell>
              <table:table-cell office:value-type="float" office:value="2.771659">
                <text:p>2.7716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118926">
                <text:p>0.1118926</text:p>
              </table:table-cell>
              <table:table-cell office:value-type="float" office:value="3.37816">
                <text:p>3.378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58029">
                <text:p>0.758029</text:p>
              </table:table-cell>
              <table:table-cell office:value-type="float" office:value="1.566763">
                <text:p>1.5667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038788">
                <text:p>0.7038788</text:p>
              </table:table-cell>
              <table:table-cell office:value-type="float" office:value="1.709576">
                <text:p>1.7095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191535">
                <text:p>0.7191535</text:p>
              </table:table-cell>
              <table:table-cell office:value-type="float" office:value="1.674963">
                <text:p>1.6749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540457">
                <text:p>0.7540457</text:p>
              </table:table-cell>
              <table:table-cell office:value-type="float" office:value="1.570796">
                <text:p>1.5707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422105">
                <text:p>0.3422105</text:p>
              </table:table-cell>
              <table:table-cell office:value-type="float" office:value="2.731615">
                <text:p>2.7316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158001">
                <text:p>0.7158001</text:p>
              </table:table-cell>
              <table:table-cell office:value-type="float" office:value="1.678593">
                <text:p>1.6785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26724">
                <text:p>0.0226724</text:p>
              </table:table-cell>
              <table:table-cell office:value-type="float" office:value="3.631207">
                <text:p>3.6312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040077">
                <text:p>0.4040077</text:p>
              </table:table-cell>
              <table:table-cell office:value-type="float" office:value="2.558377">
                <text:p>2.5583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329002">
                <text:p>0.3329002</text:p>
              </table:table-cell>
              <table:table-cell office:value-type="float" office:value="2.751491">
                <text:p>2.7514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7686413">
                <text:p>0.07686413</text:p>
              </table:table-cell>
              <table:table-cell office:value-type="float" office:value="3.478274">
                <text:p>3.4782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309379">
                <text:p>0.3309379</text:p>
              </table:table-cell>
              <table:table-cell office:value-type="float" office:value="2.755808">
                <text:p>2.7558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725246">
                <text:p>0.0725246</text:p>
              </table:table-cell>
              <table:table-cell office:value-type="float" office:value="3.495059">
                <text:p>3.4950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028368">
                <text:p>0.1028368</text:p>
              </table:table-cell>
              <table:table-cell office:value-type="float" office:value="3.404824">
                <text:p>3.4048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360807">
                <text:p>0.3360807</text:p>
              </table:table-cell>
              <table:table-cell office:value-type="float" office:value="2.743642">
                <text:p>2.7436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352789">
                <text:p>0.4352789</text:p>
              </table:table-cell>
              <table:table-cell office:value-type="float" office:value="2.46103">
                <text:p>2.461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225399">
                <text:p>0.7225399</text:p>
              </table:table-cell>
              <table:table-cell office:value-type="float" office:value="1.655441">
                <text:p>1.6554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9636768">
                <text:p>0.09636768</text:p>
              </table:table-cell>
              <table:table-cell office:value-type="float" office:value="3.42419">
                <text:p>3.424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853721">
                <text:p>0.02853721</text:p>
              </table:table-cell>
              <table:table-cell office:value-type="float" office:value="3.625207">
                <text:p>3.6252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157902">
                <text:p>0.4157902</text:p>
              </table:table-cell>
              <table:table-cell office:value-type="float" office:value="2.521623">
                <text:p>2.5216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430679">
                <text:p>0.0430679</text:p>
              </table:table-cell>
              <table:table-cell office:value-type="float" office:value="3.575305">
                <text:p>3.5753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09364">
                <text:p>0.709364</text:p>
              </table:table-cell>
              <table:table-cell office:value-type="float" office:value="1.690127">
                <text:p>1.6901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541442">
                <text:p>0.3541442</text:p>
              </table:table-cell>
              <table:table-cell office:value-type="float" office:value="2.690962">
                <text:p>2.6909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902995">
                <text:p>0.6902995</text:p>
              </table:table-cell>
              <table:table-cell office:value-type="float" office:value="1.746895">
                <text:p>1.7468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6548083">
                <text:p>0.06548083</text:p>
              </table:table-cell>
              <table:table-cell office:value-type="float" office:value="3.510195">
                <text:p>3.5101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4727224">
                <text:p>0.04727224</text:p>
              </table:table-cell>
              <table:table-cell office:value-type="float" office:value="3.571967">
                <text:p>3.5719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6434782">
                <text:p>0.06434782</text:p>
              </table:table-cell>
              <table:table-cell office:value-type="float" office:value="3.514655">
                <text:p>3.5146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752291">
                <text:p>0.3752291</text:p>
              </table:table-cell>
              <table:table-cell office:value-type="float" office:value="2.641419">
                <text:p>2.6414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955889">
                <text:p>0.3955889</text:p>
              </table:table-cell>
              <table:table-cell office:value-type="float" office:value="2.58142">
                <text:p>2.581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695059">
                <text:p>0.03695059</text:p>
              </table:table-cell>
              <table:table-cell office:value-type="float" office:value="3.600795">
                <text:p>3.6007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441295">
                <text:p>0.01441295</text:p>
              </table:table-cell>
              <table:table-cell office:value-type="float" office:value="3.65714">
                <text:p>3.657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926701">
                <text:p>0.7926701</text:p>
              </table:table-cell>
              <table:table-cell office:value-type="float" office:value="1.465622">
                <text:p>1.4656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324666">
                <text:p>0.4324666</text:p>
              </table:table-cell>
              <table:table-cell office:value-type="float" office:value="2.473088">
                <text:p>2.4730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103792">
                <text:p>0.04103792</text:p>
              </table:table-cell>
              <table:table-cell office:value-type="float" office:value="3.579562">
                <text:p>3.5795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826991">
                <text:p>0.0826991</text:p>
              </table:table-cell>
              <table:table-cell office:value-type="float" office:value="3.462969">
                <text:p>3.4629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957247">
                <text:p>0.7957247</text:p>
              </table:table-cell>
              <table:table-cell office:value-type="float" office:value="1.45146">
                <text:p>1.451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199719">
                <text:p>0.1199719</text:p>
              </table:table-cell>
              <table:table-cell office:value-type="float" office:value="3.357988">
                <text:p>3.3579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695638">
                <text:p>0.4695638</text:p>
              </table:table-cell>
              <table:table-cell office:value-type="float" office:value="2.36833">
                <text:p>2.368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158092">
                <text:p>0.8158092</text:p>
              </table:table-cell>
              <table:table-cell office:value-type="float" office:value="1.394041">
                <text:p>1.3940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286161">
                <text:p>0.7286161</text:p>
              </table:table-cell>
              <table:table-cell office:value-type="float" office:value="1.639331">
                <text:p>1.6393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93104">
                <text:p>0.793104</text:p>
              </table:table-cell>
              <table:table-cell office:value-type="float" office:value="1.458685">
                <text:p>1.4586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057277">
                <text:p>0.4057277</text:p>
              </table:table-cell>
              <table:table-cell office:value-type="float" office:value="2.549114">
                <text:p>2.5491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159505">
                <text:p>0.1159505</text:p>
              </table:table-cell>
              <table:table-cell office:value-type="float" office:value="3.365799">
                <text:p>3.3657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853721">
                <text:p>0.02853721</text:p>
              </table:table-cell>
              <table:table-cell office:value-type="float" office:value="3.625207">
                <text:p>3.6252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88285">
                <text:p>0.788285</text:p>
              </table:table-cell>
              <table:table-cell office:value-type="float" office:value="1.481872">
                <text:p>1.4818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8752206">
                <text:p>0.08752206</text:p>
              </table:table-cell>
              <table:table-cell office:value-type="float" office:value="3.446809">
                <text:p>3.4468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5930518">
                <text:p>0.05930518</text:p>
              </table:table-cell>
              <table:table-cell office:value-type="float" office:value="3.528021">
                <text:p>3.5280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59247">
                <text:p>0.759247</text:p>
              </table:table-cell>
              <table:table-cell office:value-type="float" office:value="1.55278">
                <text:p>1.552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649879">
                <text:p>0.3649879</text:p>
              </table:table-cell>
              <table:table-cell office:value-type="float" office:value="2.66199">
                <text:p>2.661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618535">
                <text:p>0.4618535</text:p>
              </table:table-cell>
              <table:table-cell office:value-type="float" office:value="2.386192">
                <text:p>2.3861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014187">
                <text:p>0.01014187</text:p>
              </table:table-cell>
              <table:table-cell office:value-type="float" office:value="3.673868">
                <text:p>3.6738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847116">
                <text:p>0.3847116</text:p>
              </table:table-cell>
              <table:table-cell office:value-type="float" office:value="2.606239">
                <text:p>2.6062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883248">
                <text:p>0.3883248</text:p>
              </table:table-cell>
              <table:table-cell office:value-type="float" office:value="2.603407">
                <text:p>2.6034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5190803">
                <text:p>0.05190803</text:p>
              </table:table-cell>
              <table:table-cell office:value-type="float" office:value="3.548607">
                <text:p>3.5486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796449">
                <text:p>0.3796449</text:p>
              </table:table-cell>
              <table:table-cell office:value-type="float" office:value="2.625275">
                <text:p>2.6252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488858">
                <text:p>0.7488858</text:p>
              </table:table-cell>
              <table:table-cell office:value-type="float" office:value="1.589488">
                <text:p>1.5894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731057">
                <text:p>0.7731057</text:p>
              </table:table-cell>
              <table:table-cell office:value-type="float" office:value="1.511658">
                <text:p>1.5116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6939415">
                <text:p>0.6939415</text:p>
              </table:table-cell>
              <table:table-cell office:value-type="float" office:value="1.737284">
                <text:p>1.7372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43486">
                <text:p>0.743486</text:p>
              </table:table-cell>
              <table:table-cell office:value-type="float" office:value="1.614605">
                <text:p>1.6146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441648">
                <text:p>0.7441648</text:p>
              </table:table-cell>
              <table:table-cell office:value-type="float" office:value="1.595829">
                <text:p>1.5958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436257">
                <text:p>0.3436257</text:p>
              </table:table-cell>
              <table:table-cell office:value-type="float" office:value="2.729233">
                <text:p>2.7292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0000000000209624">
                <text:p>0.0000000000000209624</text:p>
              </table:table-cell>
              <table:table-cell office:value-type="float" office:value="3.706033">
                <text:p>3.7060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207498">
                <text:p>0.1207498</text:p>
              </table:table-cell>
              <table:table-cell office:value-type="float" office:value="3.355802">
                <text:p>3.3558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986655">
                <text:p>0.7986655</text:p>
              </table:table-cell>
              <table:table-cell office:value-type="float" office:value="1.450773">
                <text:p>1.4507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2090023">
                <text:p>0.02090023</text:p>
              </table:table-cell>
              <table:table-cell office:value-type="float" office:value="3.644688">
                <text:p>3.6446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826991">
                <text:p>0.0826991</text:p>
              </table:table-cell>
              <table:table-cell office:value-type="float" office:value="3.462969">
                <text:p>3.4629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143405">
                <text:p>0.1143405</text:p>
              </table:table-cell>
              <table:table-cell office:value-type="float" office:value="3.37528">
                <text:p>3.375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134621">
                <text:p>0.7134621</text:p>
              </table:table-cell>
              <table:table-cell office:value-type="float" office:value="1.685784">
                <text:p>1.6857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436616">
                <text:p>0.4436616</text:p>
              </table:table-cell>
              <table:table-cell office:value-type="float" office:value="2.438876">
                <text:p>2.4388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5030575">
                <text:p>0.05030575</text:p>
              </table:table-cell>
              <table:table-cell office:value-type="float" office:value="3.554474">
                <text:p>3.5544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3885">
                <text:p>0.73885</text:p>
              </table:table-cell>
              <table:table-cell office:value-type="float" office:value="1.617405">
                <text:p>1.6174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4114558">
                <text:p>0.4114558</text:p>
              </table:table-cell>
              <table:table-cell office:value-type="float" office:value="2.528169">
                <text:p>2.5281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922811">
                <text:p>0.6922811</text:p>
              </table:table-cell>
              <table:table-cell office:value-type="float" office:value="1.744749">
                <text:p>1.7447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652348">
                <text:p>0.7652348</text:p>
              </table:table-cell>
              <table:table-cell office:value-type="float" office:value="1.539117">
                <text:p>1.5391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539211">
                <text:p>0.3539211</text:p>
              </table:table-cell>
              <table:table-cell office:value-type="float" office:value="2.699446">
                <text:p>2.6994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488129">
                <text:p>0.7488129</text:p>
              </table:table-cell>
              <table:table-cell office:value-type="float" office:value="1.589562">
                <text:p>1.5895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3885">
                <text:p>0.73885</text:p>
              </table:table-cell>
              <table:table-cell office:value-type="float" office:value="1.617405">
                <text:p>1.6174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698299">
                <text:p>0.4698299</text:p>
              </table:table-cell>
              <table:table-cell office:value-type="float" office:value="2.363376">
                <text:p>2.3633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437698">
                <text:p>0.7437698</text:p>
              </table:table-cell>
              <table:table-cell office:value-type="float" office:value="1.596234">
                <text:p>1.5962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6880749">
                <text:p>0.06880749</text:p>
              </table:table-cell>
              <table:table-cell office:value-type="float" office:value="3.50261">
                <text:p>3.502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117901">
                <text:p>0.4117901</text:p>
              </table:table-cell>
              <table:table-cell office:value-type="float" office:value="2.527663">
                <text:p>2.5276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3712388">
                <text:p>0.03712388</text:p>
              </table:table-cell>
              <table:table-cell office:value-type="float" office:value="3.599896">
                <text:p>3.5998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737893">
                <text:p>0.01737893</text:p>
              </table:table-cell>
              <table:table-cell office:value-type="float" office:value="3.64835">
                <text:p>3.648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9369763">
                <text:p>0.09369763</text:p>
              </table:table-cell>
              <table:table-cell office:value-type="float" office:value="3.434168">
                <text:p>3.4341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479116">
                <text:p>0.4479116</text:p>
              </table:table-cell>
              <table:table-cell office:value-type="float" office:value="2.432257">
                <text:p>2.4322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097451">
                <text:p>0.4097451</text:p>
              </table:table-cell>
              <table:table-cell office:value-type="float" office:value="2.541932">
                <text:p>2.5419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1014187">
                <text:p>0.01014187</text:p>
              </table:table-cell>
              <table:table-cell office:value-type="float" office:value="3.673868">
                <text:p>3.6738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097451">
                <text:p>0.4097451</text:p>
              </table:table-cell>
              <table:table-cell office:value-type="float" office:value="2.541932">
                <text:p>2.5419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222202">
                <text:p>0.0222202</text:p>
              </table:table-cell>
              <table:table-cell office:value-type="float" office:value="3.634199">
                <text:p>3.6341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657665">
                <text:p>0.7657665</text:p>
              </table:table-cell>
              <table:table-cell office:value-type="float" office:value="1.53456">
                <text:p>1.534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422048">
                <text:p>0.4422048</text:p>
              </table:table-cell>
              <table:table-cell office:value-type="float" office:value="2.447085">
                <text:p>2.4470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696619">
                <text:p>0.3696619</text:p>
              </table:table-cell>
              <table:table-cell office:value-type="float" office:value="2.657322">
                <text:p>2.6573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6887352">
                <text:p>0.06887352</text:p>
              </table:table-cell>
              <table:table-cell office:value-type="float" office:value="3.500501">
                <text:p>3.5005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664464">
                <text:p>0.3664464</text:p>
              </table:table-cell>
              <table:table-cell office:value-type="float" office:value="2.657793">
                <text:p>2.6577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59132">
                <text:p>0.759132</text:p>
              </table:table-cell>
              <table:table-cell office:value-type="float" office:value="1.557835">
                <text:p>1.5578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9061686">
                <text:p>0.09061686</text:p>
              </table:table-cell>
              <table:table-cell office:value-type="float" office:value="3.442672">
                <text:p>3.4426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029544">
                <text:p>0.7029544</text:p>
              </table:table-cell>
              <table:table-cell office:value-type="float" office:value="1.714883">
                <text:p>1.71488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3289">
                <text:p>0.13289</text:p>
              </table:table-cell>
              <table:table-cell office:value-type="float" office:value="3.321282">
                <text:p>3.32128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765018">
                <text:p>0.3765018</text:p>
              </table:table-cell>
              <table:table-cell office:value-type="float" office:value="2.630278">
                <text:p>2.6302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7309354">
                <text:p>0.7309354</text:p>
              </table:table-cell>
              <table:table-cell office:value-type="float" office:value="1.630249">
                <text:p>1.6302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4975162">
                <text:p>0.04975162</text:p>
              </table:table-cell>
              <table:table-cell office:value-type="float" office:value="3.562603">
                <text:p>3.5626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7717278">
                <text:p>0.7717278</text:p>
              </table:table-cell>
              <table:table-cell office:value-type="float" office:value="1.523833">
                <text:p>1.5238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7843178">
                <text:p>0.7843178</text:p>
              </table:table-cell>
              <table:table-cell office:value-type="float" office:value="1.486702">
                <text:p>1.4867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155828">
                <text:p>0.8155828</text:p>
              </table:table-cell>
              <table:table-cell office:value-type="float" office:value="1.400307">
                <text:p>1.4003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4930004">
                <text:p>0.04930004</text:p>
              </table:table-cell>
              <table:table-cell office:value-type="float" office:value="3.568301">
                <text:p>3.5683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939415">
                <text:p>0.6939415</text:p>
              </table:table-cell>
              <table:table-cell office:value-type="float" office:value="1.737284">
                <text:p>1.7372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727132">
                <text:p>0.7727132</text:p>
              </table:table-cell>
              <table:table-cell office:value-type="float" office:value="1.522852">
                <text:p>1.5228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9369763">
                <text:p>0.09369763</text:p>
              </table:table-cell>
              <table:table-cell office:value-type="float" office:value="3.434168">
                <text:p>3.4341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85957">
                <text:p>0.785957</text:p>
              </table:table-cell>
              <table:table-cell office:value-type="float" office:value="1.485093">
                <text:p>1.4850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50845">
                <text:p>0.750845</text:p>
              </table:table-cell>
              <table:table-cell office:value-type="float" office:value="1.574044">
                <text:p>1.5740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447577">
                <text:p>0.3447577</text:p>
              </table:table-cell>
              <table:table-cell office:value-type="float" office:value="2.718019">
                <text:p>2.7180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118008">
                <text:p>0.7118008</text:p>
              </table:table-cell>
              <table:table-cell office:value-type="float" office:value="1.687543">
                <text:p>1.6875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430284">
                <text:p>0.7430284</text:p>
              </table:table-cell>
              <table:table-cell office:value-type="float" office:value="1.615075">
                <text:p>1.6150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308511">
                <text:p>0.7308511</text:p>
              </table:table-cell>
              <table:table-cell office:value-type="float" office:value="1.637008">
                <text:p>1.6370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479116">
                <text:p>0.4479116</text:p>
              </table:table-cell>
              <table:table-cell office:value-type="float" office:value="2.432257">
                <text:p>2.4322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363424">
                <text:p>0.4363424</text:p>
              </table:table-cell>
              <table:table-cell office:value-type="float" office:value="2.458407">
                <text:p>2.4584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683582">
                <text:p>0.7683582</text:p>
              </table:table-cell>
              <table:table-cell office:value-type="float" office:value="1.527192">
                <text:p>1.52719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819881">
                <text:p>0.3819881</text:p>
              </table:table-cell>
              <table:table-cell office:value-type="float" office:value="2.619893">
                <text:p>2.6198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133138">
                <text:p>0.8133138</text:p>
              </table:table-cell>
              <table:table-cell office:value-type="float" office:value="1.403438">
                <text:p>1.4034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677494">
                <text:p>0.7677494</text:p>
              </table:table-cell>
              <table:table-cell office:value-type="float" office:value="1.527799">
                <text:p>1.5277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6112846">
                <text:p>0.06112846</text:p>
              </table:table-cell>
              <table:table-cell office:value-type="float" office:value="3.52247">
                <text:p>3.522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006554">
                <text:p>0.7006554</text:p>
              </table:table-cell>
              <table:table-cell office:value-type="float" office:value="1.717345">
                <text:p>1.7173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4250153">
                <text:p>0.4250153</text:p>
              </table:table-cell>
              <table:table-cell office:value-type="float" office:value="2.490642">
                <text:p>2.49064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630916">
                <text:p>0.3630916</text:p>
              </table:table-cell>
              <table:table-cell office:value-type="float" office:value="2.67058">
                <text:p>2.6705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062867">
                <text:p>0.8062867</text:p>
              </table:table-cell>
              <table:table-cell office:value-type="float" office:value="1.423327">
                <text:p>1.4233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4045079">
                <text:p>0.4045079</text:p>
              </table:table-cell>
              <table:table-cell office:value-type="float" office:value="2.549919">
                <text:p>2.5499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153371">
                <text:p>0.1153371</text:p>
              </table:table-cell>
              <table:table-cell office:value-type="float" office:value="3.367614">
                <text:p>3.3676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76636">
                <text:p>0.776636</text:p>
              </table:table-cell>
              <table:table-cell office:value-type="float" office:value="1.508158">
                <text:p>1.50815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6992231">
                <text:p>0.6992231</text:p>
              </table:table-cell>
              <table:table-cell office:value-type="float" office:value="1.71888">
                <text:p>1.7188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769637">
                <text:p>0.3769637</text:p>
              </table:table-cell>
              <table:table-cell office:value-type="float" office:value="2.629542">
                <text:p>2.6295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515764">
                <text:p>0.3515764</text:p>
              </table:table-cell>
              <table:table-cell office:value-type="float" office:value="2.70342">
                <text:p>2.703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752291">
                <text:p>0.3752291</text:p>
              </table:table-cell>
              <table:table-cell office:value-type="float" office:value="2.641419">
                <text:p>2.6414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282002">
                <text:p>0.3282002</text:p>
              </table:table-cell>
              <table:table-cell office:value-type="float" office:value="2.775871">
                <text:p>2.7758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6112846">
                <text:p>0.06112846</text:p>
              </table:table-cell>
              <table:table-cell office:value-type="float" office:value="3.52247">
                <text:p>3.522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9061686">
                <text:p>0.09061686</text:p>
              </table:table-cell>
              <table:table-cell office:value-type="float" office:value="3.442672">
                <text:p>3.4426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833713">
                <text:p>0.3833713</text:p>
              </table:table-cell>
              <table:table-cell office:value-type="float" office:value="2.611202">
                <text:p>2.6112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7510146">
                <text:p>0.7510146</text:p>
              </table:table-cell>
              <table:table-cell office:value-type="float" office:value="1.573872">
                <text:p>1.57387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737893">
                <text:p>0.01737893</text:p>
              </table:table-cell>
              <table:table-cell office:value-type="float" office:value="3.64835">
                <text:p>3.648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